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33.66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29.0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1.31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31.03mm"/>
    </style:style>
    <style:style style:name="co14" style:family="table-column">
      <style:table-column-properties fo:break-before="auto" style:column-width="33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2.01pt double-thin #000000" style:border-line-width="0.18mm 0.35mm 0.18mm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style:font-name="Open Sans Light1" fo:font-size="12pt" style:font-size-asian="12pt" style:font-size-complex="12pt"/>
    </style:style>
    <style:style style:name="ce6" style:family="table-cell" style:parent-style-name="Default">
      <style:table-cell-properties style:vertical-align="middle"/>
      <style:text-properties style:font-name="Open Sans Light1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Open Sans Light1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Open Sans Light1" fo:font-size="12pt" style:font-size-asian="12pt" style:font-size-complex="12pt"/>
    </style:style>
    <style:style style:name="ce27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font-name="Open Sans Light1" fo:font-size="12pt" style:font-size-asian="12pt" style:font-size-complex="12pt"/>
    </style:style>
    <style:style style:name="ce14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74pt double-thin #000000" style:border-line-width-top="0.18mm 0.04mm 0.18mm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Open Sans Light1" fo:font-size="12pt" style:font-size-asian="12pt" style:font-size-complex="12pt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 fo:margin-left="0mm"/>
      <style:text-properties style:font-name="Open Sans Light1" fo:font-size="12pt" style:font-size-asian="12pt" style:font-size-complex="12pt"/>
    </style:style>
    <style:style style:name="ce32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Open Sans Light1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Open Sans Light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74pt double-thin #000000" style:border-line-width-top="0.18mm 0.04mm 0.18mm" style:vertical-align="middle"/>
      <style:paragraph-properties fo:text-align="center" fo:margin-left="0mm"/>
      <style:text-properties style:font-name="Open Sans Light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Open Sans Light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Open Sans Light1" fo:font-size="12pt" style:font-size-asian="12pt" style:font-size-complex="12pt"/>
    </style:style>
    <style:style style:name="ce33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1"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18mm 0.04mm 0.18mm" fo:border-top="none" style:vertical-align="middle"/>
      <style:paragraph-properties fo:text-align="center" fo:margin-left="0mm"/>
      <style:text-properties style:font-name="Open Sans Light1" fo:font-size="12pt" style:font-size-asian="12pt" style:font-size-complex="12pt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Open Sans Light1" fo:font-size="12pt" style:font-size-asian="12pt" style:font-size-complex="12pt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1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style:font-name="Open Sans Light1" fo:font-size="12pt" style:font-size-asian="12pt" style:font-size-complex="12pt"/>
    </style:style>
    <style:style style:name="ce61" style:family="table-cell" style:parent-style-name="Default">
      <style:table-cell-properties fo:border="none" style:vertical-align="middle"/>
      <style:text-properties style:font-name="Open Sans Light1" fo:font-size="12pt" style:font-size-asian="12pt" style:font-size-complex="12pt"/>
    </style:style>
    <style:style style:name="ce55" style:family="table-cell" style:parent-style-name="Default">
      <style:table-cell-properties style:diagonal-bl-tr="0.74pt solid #000000" style:diagonal-tl-br="0.74pt solid #000000"/>
    </style:style>
    <style:style style:name="ce38" style:family="table-cell" style:parent-style-name="Default">
      <style:table-cell-properties fo:border-bottom="1.11pt double-thin #000000" style:border-line-width-bottom="0.18mm 0.04mm 0.18mm" fo:border-left="0.74pt solid #000000" fo:border-right="0.74pt solid #000000" fo:border-top="0.74pt solid #000000" style:vertical-align="middle"/>
      <style:text-properties style:font-name="Open Sans Light1" fo:font-size="12pt" style:font-size-asian="12pt" style:font-size-complex="12pt"/>
    </style:style>
    <style:style style:name="ce39" style:family="table-cell" style:parent-style-name="Default">
      <style:table-cell-properties fo:border="0.74pt solid #000000" style:vertical-align="middle"/>
      <style:text-properties style:font-name="Open Sans Light1" fo:font-size="12pt" style:font-size-asian="12pt" style:font-size-complex="12pt"/>
    </style:style>
    <style:style style:name="ce40" style:family="table-cell" style:parent-style-name="Default">
      <style:table-cell-properties style:vertical-align="middle"/>
      <style:text-properties style:font-name="Open Sans Light1"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30"/>
        <table:table-column table:style-name="co4" table:default-cell-style-name="ce30"/>
        <table:table-column table:style-name="co3" table:default-cell-style-name="ce30"/>
        <table:table-column table:style-name="co5" table:default-cell-style-name="ce34"/>
        <table:table-column table:style-name="co3" table:default-cell-style-name="ce30"/>
        <table:table-column table:style-name="co4" table:default-cell-style-name="ce30"/>
        <table:table-column table:style-name="co6" table:default-cell-style-name="ce30"/>
        <table:table-column table:style-name="co7" table:default-cell-style-name="ce34"/>
        <table:table-column table:style-name="co3" table:default-cell-style-name="ce30"/>
        <table:table-column table:style-name="co4" table:default-cell-style-name="ce30"/>
        <table:table-column table:style-name="co3" table:default-cell-style-name="ce30"/>
        <table:table-column table:style-name="co5" table:default-cell-style-name="ce34"/>
        <table:table-column table:style-name="co8" table:number-columns-repeated="3" table:default-cell-style-name="ce30"/>
        <table:table-column table:style-name="co9" table:default-cell-style-name="ce30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8"/>
        <table:table-column table:style-name="co3" table:default-cell-style-name="ce30"/>
        <table:table-column table:style-name="co4" table:default-cell-style-name="ce30"/>
        <table:table-column table:style-name="co3" table:default-cell-style-name="ce30"/>
        <table:table-column table:style-name="co11" table:default-cell-style-name="ce34"/>
        <table:table-column table:style-name="co12" table:default-cell-style-name="ce48"/>
        <table:table-column table:style-name="co4" table:default-cell-style-name="ce30"/>
        <table:table-column table:style-name="co3" table:default-cell-style-name="ce30"/>
        <table:table-column table:style-name="co13" table:default-cell-style-name="ce34"/>
        <table:table-column table:style-name="co8" table:number-columns-repeated="3" table:default-cell-style-name="ce30"/>
        <table:table-column table:style-name="co14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4" office:value-type="string" calcext:value-type="string" table:number-columns-spanned="15" table:number-rows-spanned="3">
            <text:p><text:s/>CON 10% DE RESTRICCIONES</text:p>
          </table:table-cell>
          <table:covered-table-cell table:number-columns-repeated="13" table:style-name="ce2"/>
          <table:covered-table-cell table:style-name="ce60"/>
          <table:table-cell table:style-name="Default" table:number-columns-repeated="2"/>
          <table:table-cell table:number-columns-repeated="2"/>
          <table:table-cell table:style-name="ce4" office:value-type="string" calcext:value-type="string" table:number-columns-spanned="15" table:number-rows-spanned="3">
            <text:p><text:s/>CON 20% DE RESTRICCIONES</text:p>
          </table:table-cell>
          <table:covered-table-cell table:number-columns-repeated="14" table:style-name="ce2"/>
          <table:table-cell table:number-columns-repeated="6"/>
        </table:table-row>
        <table:table-row table:style-name="ro1">
          <table:table-cell/>
          <table:covered-table-cell table:number-columns-repeated="14" table:style-name="ce2"/>
          <table:covered-table-cell table:style-name="ce60"/>
          <table:table-cell table:style-name="Default" table:number-columns-repeated="2"/>
          <table:table-cell table:number-columns-repeated="2"/>
          <table:covered-table-cell table:number-columns-repeated="15" table:style-name="ce2"/>
          <table:table-cell table:number-columns-repeated="6"/>
        </table:table-row>
        <table:table-row table:style-name="ro1">
          <table:table-cell/>
          <table:covered-table-cell table:number-columns-repeated="14" table:style-name="ce2"/>
          <table:covered-table-cell table:style-name="ce60"/>
          <table:table-cell table:style-name="Default" table:number-columns-repeated="2"/>
          <table:table-cell table:number-columns-repeated="2"/>
          <table:covered-table-cell table:number-columns-repeated="15" table:style-name="ce2"/>
          <table:table-cell table:number-columns-repeated="6"/>
        </table:table-row>
        <table:table-row table:style-name="ro1">
          <table:table-cell/>
          <table:table-cell table:style-name="ce6" table:number-columns-repeated="14"/>
          <table:table-cell table:style-name="ce61"/>
          <table:table-cell table:style-name="Default" table:number-columns-repeated="2"/>
          <table:table-cell table:number-columns-repeated="2"/>
          <table:table-cell table:style-name="ce6" table:number-columns-repeated="15"/>
          <table:table-cell table:number-columns-repeated="6"/>
        </table:table-row>
        <table:table-row table:style-name="ro1">
          <table:table-cell/>
          <table:table-cell table:style-name="ce11"/>
          <table:table-cell table:style-name="ce15" office:value-type="string" calcext:value-type="string" table:number-columns-spanned="16" table:number-rows-spanned="1">
            <text:p>BL</text:p>
          </table:table-cell>
          <table:covered-table-cell table:number-columns-repeated="12" table:style-name="ce2"/>
          <table:covered-table-cell table:style-name="ce61"/>
          <table:covered-table-cell table:number-columns-repeated="2" table:style-name="Default"/>
          <table:table-cell table:number-columns-repeated="2"/>
          <table:table-cell table:style-name="ce6" table:number-columns-repeated="2"/>
          <table:table-cell table:style-name="ce11"/>
          <table:table-cell table:style-name="ce15" office:value-type="string" calcext:value-type="string" table:number-columns-spanned="16" table:number-rows-spanned="1">
            <text:p>BL</text:p>
          </table:table-cell>
          <table:covered-table-cell table:number-columns-repeated="11" table:style-name="ce2"/>
          <table:covered-table-cell table:number-columns-repeated="4"/>
          <table:table-cell table:number-columns-repeated="2"/>
        </table:table-row>
        <table:table-row table:style-name="ro1">
          <table:table-cell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RAND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2"/>
          <table:table-cell table:style-name="ce6" table:number-columns-repeated="2"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RAND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  <table:table-cell table:style-name="ce6" table:number-columns-repeated="2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443959" calcext:value-type="float">
            <text:p>0,0443959</text:p>
          </table:table-cell>
          <table:table-cell office:value-type="float" office:value="21.5861" calcext:value-type="float">
            <text:p>21,5861</text:p>
          </table:table-cell>
          <table:table-cell office:value-type="float" office:value="138" calcext:value-type="float">
            <text:p>138</text:p>
          </table:table-cell>
          <table:table-cell office:value-type="float" office:value="25.2885" calcext:value-type="float">
            <text:p>25,2885</text:p>
          </table:table-cell>
          <table:table-cell office:value-type="float" office:value="1.88079" calcext:value-type="float">
            <text:p>1,88079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57315" calcext:value-type="float">
            <text:p>0,757315</text:p>
          </table:table-cell>
          <table:table-cell table:style-name="ce30" office:value-type="float" office:value="0.0437361" calcext:value-type="float">
            <text:p>0,0437361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0.144581" calcext:value-type="float">
            <text:p>0,144581</text:p>
          </table:table-cell>
          <table:table-cell table:number-columns-repeated="2"/>
          <table:table-cell table:style-name="ce6" table:number-columns-repeated="2"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485114" calcext:value-type="float">
            <text:p>0,0485114</text:p>
          </table:table-cell>
          <table:table-cell table:style-name="ce30" office:value-type="float" office:value="21.8229" calcext:value-type="float">
            <text:p>21,8229</text:p>
          </table:table-cell>
          <table:table-cell office:value-type="float" office:value="174" calcext:value-type="float">
            <text:p>174</text:p>
          </table:table-cell>
          <table:table-cell office:value-type="float" office:value="24.1571" calcext:value-type="float">
            <text:p>24,1571</text:p>
          </table:table-cell>
          <table:table-cell office:value-type="float" office:value="4.65283" calcext:value-type="float">
            <text:p>4,65283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0" office:value-type="float" office:value="0.0572465" calcext:value-type="float">
            <text:p>0,0572465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292787" calcext:value-type="float">
            <text:p>0,2927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table:style-name="ce35" office:value-type="float" office:value="0.0384072" calcext:value-type="float">
            <text:p>0,0384072</text:p>
          </table:table-cell>
          <table:table-cell office:value-type="float" office:value="21.2331" calcext:value-type="float">
            <text:p>21,2331</text:p>
          </table:table-cell>
          <table:table-cell office:value-type="float" office:value="129" calcext:value-type="float">
            <text:p>129</text:p>
          </table:table-cell>
          <table:table-cell office:value-type="float" office:value="24.6941" calcext:value-type="float">
            <text:p>24,6941</text:p>
          </table:table-cell>
          <table:table-cell office:value-type="float" office:value="2.75713" calcext:value-type="float">
            <text:p>2,75713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57315" calcext:value-type="float">
            <text:p>0,757315</text:p>
          </table:table-cell>
          <table:table-cell table:style-name="ce30" office:value-type="float" office:value="0.0368627" calcext:value-type="float">
            <text:p>0,0368627</text:p>
          </table:table-cell>
          <table:table-cell office:value-type="float" office:value="10.8955" calcext:value-type="float">
            <text:p>10,8955</text:p>
          </table:table-cell>
          <table:table-cell office:value-type="float" office:value="97" calcext:value-type="float">
            <text:p>97</text:p>
          </table:table-cell>
          <table:table-cell office:value-type="float" office:value="14.4429" calcext:value-type="float">
            <text:p>14,4429</text:p>
          </table:table-cell>
          <table:table-cell office:value-type="float" office:value="0.163151" calcext:value-type="float">
            <text:p>0,163151</text:p>
          </table:table-cell>
          <table:table-cell table:number-columns-repeated="2"/>
          <table:table-cell table:style-name="ce6" table:number-columns-repeated="2"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377464" calcext:value-type="float">
            <text:p>0,0377464</text:p>
          </table:table-cell>
          <table:table-cell table:style-name="ce30" office:value-type="float" office:value="21.4543" calcext:value-type="float">
            <text:p>21,4543</text:p>
          </table:table-cell>
          <table:table-cell office:value-type="float" office:value="264" calcext:value-type="float">
            <text:p>264</text:p>
          </table:table-cell>
          <table:table-cell office:value-type="float" office:value="24.9958" calcext:value-type="float">
            <text:p>24,9958</text:p>
          </table:table-cell>
          <table:table-cell office:value-type="float" office:value="2.65185" calcext:value-type="float">
            <text:p>2,65185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0" office:value-type="float" office:value="0.0438913" calcext:value-type="float">
            <text:p>0,0438913</text:p>
          </table:table-cell>
          <table:table-cell table:style-name="ce30" office:value-type="float" office:value="10.8105" calcext:value-type="float">
            <text:p>10,8105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15.6186" calcext:value-type="float">
            <text:p>15,6186</text:p>
          </table:table-cell>
          <table:table-cell table:style-name="ce30" office:value-type="float" office:value="0.177838" calcext:value-type="float">
            <text:p>0,1778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426071" calcext:value-type="float">
            <text:p>0,0426071</text:p>
          </table:table-cell>
          <table:table-cell office:value-type="float" office:value="21.2838" calcext:value-type="float">
            <text:p>21,2838</text:p>
          </table:table-cell>
          <table:table-cell office:value-type="float" office:value="98" calcext:value-type="float">
            <text:p>98</text:p>
          </table:table-cell>
          <table:table-cell office:value-type="float" office:value="23.9131" calcext:value-type="float">
            <text:p>23,9131</text:p>
          </table:table-cell>
          <table:table-cell office:value-type="float" office:value="3.13308" calcext:value-type="float">
            <text:p>3,13308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57315" calcext:value-type="float">
            <text:p>0,757315</text:p>
          </table:table-cell>
          <table:table-cell table:style-name="ce30" office:value-type="float" office:value="0.0442779" calcext:value-type="float">
            <text:p>0,0442779</text:p>
          </table:table-cell>
          <table:table-cell office:value-type="float" office:value="10.8955" calcext:value-type="float">
            <text:p>10,8955</text:p>
          </table:table-cell>
          <table:table-cell office:value-type="float" office:value="97" calcext:value-type="float">
            <text:p>97</text:p>
          </table:table-cell>
          <table:table-cell office:value-type="float" office:value="14.4429" calcext:value-type="float">
            <text:p>14,4429</text:p>
          </table:table-cell>
          <table:table-cell office:value-type="float" office:value="0.182447" calcext:value-type="float">
            <text:p>0,182447</text:p>
          </table:table-cell>
          <table:table-cell table:number-columns-repeated="2"/>
          <table:table-cell table:style-name="ce6" table:number-columns-repeated="2"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465933" calcext:value-type="float">
            <text:p>0,0465933</text:p>
          </table:table-cell>
          <table:table-cell table:style-name="ce30" office:value-type="float" office:value="21.7822" calcext:value-type="float">
            <text:p>21,7822</text:p>
          </table:table-cell>
          <table:table-cell office:value-type="float" office:value="147" calcext:value-type="float">
            <text:p>147</text:p>
          </table:table-cell>
          <table:table-cell office:value-type="float" office:value="23.7542" calcext:value-type="float">
            <text:p>23,7542</text:p>
          </table:table-cell>
          <table:table-cell office:value-type="float" office:value="4.72172" calcext:value-type="float">
            <text:p>4,72172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0" office:value-type="float" office:value="0.0628719" calcext:value-type="float">
            <text:p>0,0628719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164047" calcext:value-type="float">
            <text:p>0,1640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380403" calcext:value-type="float">
            <text:p>0,0380403</text:p>
          </table:table-cell>
          <table:table-cell office:value-type="float" office:value="22.2194" calcext:value-type="float">
            <text:p>22,2194</text:p>
          </table:table-cell>
          <table:table-cell office:value-type="float" office:value="78" calcext:value-type="float">
            <text:p>78</text:p>
          </table:table-cell>
          <table:table-cell office:value-type="float" office:value="24.3121" calcext:value-type="float">
            <text:p>24,3121</text:p>
          </table:table-cell>
          <table:table-cell office:value-type="float" office:value="2.03438" calcext:value-type="float">
            <text:p>2,03438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57315" calcext:value-type="float">
            <text:p>0,757315</text:p>
          </table:table-cell>
          <table:table-cell table:style-name="ce30" office:value-type="float" office:value="0.0433534" calcext:value-type="float">
            <text:p>0,0433534</text:p>
          </table:table-cell>
          <table:table-cell office:value-type="float" office:value="10.8937" calcext:value-type="float">
            <text:p>10,8937</text:p>
          </table:table-cell>
          <table:table-cell office:value-type="float" office:value="95" calcext:value-type="float">
            <text:p>95</text:p>
          </table:table-cell>
          <table:table-cell office:value-type="float" office:value="14.368" calcext:value-type="float">
            <text:p>14,368</text:p>
          </table:table-cell>
          <table:table-cell office:value-type="float" office:value="0.166471" calcext:value-type="float">
            <text:p>0,166471</text:p>
          </table:table-cell>
          <table:table-cell table:number-columns-repeated="2"/>
          <table:table-cell table:style-name="ce6" table:number-columns-repeated="2"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628724" calcext:value-type="float">
            <text:p>0,0628724</text:p>
          </table:table-cell>
          <table:table-cell table:style-name="ce30" office:value-type="float" office:value="21.9085" calcext:value-type="float">
            <text:p>21,9085</text:p>
          </table:table-cell>
          <table:table-cell office:value-type="float" office:value="159" calcext:value-type="float">
            <text:p>159</text:p>
          </table:table-cell>
          <table:table-cell office:value-type="float" office:value="24.0415" calcext:value-type="float">
            <text:p>24,0415</text:p>
          </table:table-cell>
          <table:table-cell office:value-type="float" office:value="2.7904" calcext:value-type="float">
            <text:p>2,7904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0" office:value-type="float" office:value="0.0481091" calcext:value-type="float">
            <text:p>0,0481091</text:p>
          </table:table-cell>
          <table:table-cell table:style-name="ce30" office:value-type="float" office:value="10.8573" calcext:value-type="float">
            <text:p>10,8573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5.0804" calcext:value-type="float">
            <text:p>15,0804</text:p>
          </table:table-cell>
          <table:table-cell table:style-name="ce30" office:value-type="float" office:value="0.167474" calcext:value-type="float">
            <text:p>0,1674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426005" calcext:value-type="float">
            <text:p>0,0426005</text:p>
          </table:table-cell>
          <table:table-cell office:value-type="float" office:value="21.6602" calcext:value-type="float">
            <text:p>21,6602</text:p>
          </table:table-cell>
          <table:table-cell office:value-type="float" office:value="86" calcext:value-type="float">
            <text:p>86</text:p>
          </table:table-cell>
          <table:table-cell office:value-type="float" office:value="23.9676" calcext:value-type="float">
            <text:p>23,9676</text:p>
          </table:table-cell>
          <table:table-cell office:value-type="float" office:value="2.71244" calcext:value-type="float">
            <text:p>2,71244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57315" calcext:value-type="float">
            <text:p>0,757315</text:p>
          </table:table-cell>
          <table:table-cell table:style-name="ce30" office:value-type="float" office:value="0.0255731" calcext:value-type="float">
            <text:p>0,0255731</text:p>
          </table:table-cell>
          <table:table-cell office:value-type="float" office:value="10.88" calcext:value-type="float">
            <text:p>10,88</text:p>
          </table:table-cell>
          <table:table-cell office:value-type="float" office:value="100" calcext:value-type="float">
            <text:p>100</text:p>
          </table:table-cell>
          <table:table-cell office:value-type="float" office:value="14.5371" calcext:value-type="float">
            <text:p>14,5371</text:p>
          </table:table-cell>
          <table:table-cell office:value-type="float" office:value="0.200015" calcext:value-type="float">
            <text:p>0,200015</text:p>
          </table:table-cell>
          <table:table-cell table:number-columns-repeated="2"/>
          <table:table-cell table:style-name="ce6" table:number-columns-repeated="2"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494794" calcext:value-type="float">
            <text:p>0,0494794</text:p>
          </table:table-cell>
          <table:table-cell table:style-name="ce30" office:value-type="float" office:value="21.9155" calcext:value-type="float">
            <text:p>21,9155</text:p>
          </table:table-cell>
          <table:table-cell office:value-type="float" office:value="155" calcext:value-type="float">
            <text:p>155</text:p>
          </table:table-cell>
          <table:table-cell office:value-type="float" office:value="23.9948" calcext:value-type="float">
            <text:p>23,9948</text:p>
          </table:table-cell>
          <table:table-cell office:value-type="float" office:value="2.96181" calcext:value-type="float">
            <text:p>2,96181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0" office:value-type="float" office:value="0.0363082" calcext:value-type="float">
            <text:p>0,0363082</text:p>
          </table:table-cell>
          <table:table-cell table:style-name="ce30" office:value-type="float" office:value="10.8207" calcext:value-type="float">
            <text:p>10,8207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15.6471" calcext:value-type="float">
            <text:p>15,6471</text:p>
          </table:table-cell>
          <table:table-cell table:style-name="ce30" office:value-type="float" office:value="0.167076" calcext:value-type="float">
            <text:p>0,167076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12];[.C11];[.C10];[.C9];[.C8])" office:value-type="float" office:value="0.669305" calcext:value-type="float">
            <text:p>0,669305</text:p>
          </table:table-cell>
          <table:table-cell table:style-name="ce22" table:formula="of:=AVERAGE([.D12];[.D11];[.D10];[.D9];[.D8])" office:value-type="float" office:value="0" calcext:value-type="float">
            <text:p>0</text:p>
          </table:table-cell>
          <table:table-cell table:style-name="ce22" table:formula="of:=AVERAGE([.E12];[.E11];[.E10];[.E9];[.E8])" office:value-type="float" office:value="0.669305" calcext:value-type="float">
            <text:p>0,669305</text:p>
          </table:table-cell>
          <table:table-cell table:style-name="ce22" table:formula="of:=AVERAGE([.F12];[.F11];[.F10];[.F9];[.F8])" office:value-type="float" office:value="0.0412102" calcext:value-type="float">
            <text:p>0,0412102</text:p>
          </table:table-cell>
          <table:table-cell table:style-name="ce22" table:formula="of:=AVERAGE([.G12];[.G11];[.G10];[.G9];[.G8])" office:value-type="float" office:value="21.59652" calcext:value-type="float">
            <text:p>21,59652</text:p>
          </table:table-cell>
          <table:table-cell table:style-name="ce22" table:formula="of:=AVERAGE([.H12];[.H11];[.H10];[.H9];[.H8])" office:value-type="float" office:value="105.8" calcext:value-type="float">
            <text:p>105,8</text:p>
          </table:table-cell>
          <table:table-cell table:style-name="ce22" table:formula="of:=AVERAGE([.I12];[.I11];[.I10];[.I9];[.I8])" office:value-type="float" office:value="24.43508" calcext:value-type="float">
            <text:p>24,43508</text:p>
          </table:table-cell>
          <table:table-cell table:style-name="ce22" table:formula="of:=AVERAGE([.J12];[.J11];[.J10];[.J9];[.J8])" office:value-type="float" office:value="2.503564" calcext:value-type="float">
            <text:p>2,503564</text:p>
          </table:table-cell>
          <table:table-cell table:style-name="ce22" table:formula="of:=AVERAGE([.K12];[.K11];[.K10];[.K9];[.K8])" office:value-type="float" office:value="0.715599" calcext:value-type="float">
            <text:p>0,715599</text:p>
          </table:table-cell>
          <table:table-cell table:style-name="ce22" table:formula="of:=AVERAGE([.L12];[.L11];[.L10];[.L9];[.L8])" office:value-type="float" office:value="0" calcext:value-type="float">
            <text:p>0</text:p>
          </table:table-cell>
          <table:table-cell table:style-name="ce22" table:formula="of:=AVERAGE([.M12];[.M11];[.M10];[.M9];[.M8])" office:value-type="float" office:value="0.757315" calcext:value-type="float">
            <text:p>0,757315</text:p>
          </table:table-cell>
          <table:table-cell table:style-name="ce22" table:formula="of:=AVERAGE([.N12];[.N11];[.N10];[.N9];[.N8])" office:value-type="float" office:value="0.03876064" calcext:value-type="float">
            <text:p>0,03876064</text:p>
          </table:table-cell>
          <table:table-cell table:style-name="ce22" table:formula="of:=AVERAGE([.O12];[.O11];[.O10];[.O9];[.O8])" office:value-type="float" office:value="11.47994" calcext:value-type="float">
            <text:p>11,47994</text:p>
          </table:table-cell>
          <table:table-cell table:style-name="ce22" table:formula="of:=AVERAGE([.P12];[.P11];[.P10];[.P9];[.P8])" office:value-type="float" office:value="79" calcext:value-type="float">
            <text:p>79</text:p>
          </table:table-cell>
          <table:table-cell table:style-name="ce22" table:formula="of:=AVERAGE([.Q12];[.Q11];[.Q10];[.Q9];[.Q8])" office:value-type="float" office:value="14.36906" calcext:value-type="float">
            <text:p>14,36906</text:p>
          </table:table-cell>
          <table:table-cell table:style-name="ce22" table:formula="of:=AVERAGE([.R12];[.R11];[.R10];[.R9];[.R8])" office:value-type="float" office:value="0.171333" calcext:value-type="float">
            <text:p>0,171333</text:p>
          </table:table-cell>
          <table:table-cell table:number-columns-repeated="2"/>
          <table:table-cell table:style-name="ce6" table:number-columns-repeated="2"/>
          <table:table-cell table:style-name="ce24" office:value-type="string" calcext:value-type="string">
            <text:p>MEDIA</text:p>
          </table:table-cell>
          <table:table-cell table:style-name="ce22" table:formula="of:=AVERAGE([.X12];[.X11];[.X10];[.X9];[.X8])" office:value-type="float" office:value="0.669305" calcext:value-type="float">
            <text:p>0,669305</text:p>
          </table:table-cell>
          <table:table-cell table:style-name="ce22" table:formula="of:=AVERAGE([.Y12];[.Y11];[.Y10];[.Y9];[.Y8])" office:value-type="float" office:value="0" calcext:value-type="float">
            <text:p>0</text:p>
          </table:table-cell>
          <table:table-cell table:style-name="ce22" table:formula="of:=AVERAGE([.Z12];[.Z11];[.Z10];[.Z9];[.Z8])" office:value-type="float" office:value="0.669305" calcext:value-type="float">
            <text:p>0,669305</text:p>
          </table:table-cell>
          <table:table-cell table:style-name="ce22" table:formula="of:=AVERAGE([.AA12];[.AA11];[.AA10];[.AA9];[.AA8])" office:value-type="float" office:value="0.04904058" calcext:value-type="float">
            <text:p>0,04904058</text:p>
          </table:table-cell>
          <table:table-cell table:style-name="ce22" table:formula="of:=AVERAGE([.AB12];[.AB11];[.AB10];[.AB9];[.AB8])" office:value-type="float" office:value="21.77668" calcext:value-type="float">
            <text:p>21,77668</text:p>
          </table:table-cell>
          <table:table-cell table:style-name="ce22" table:formula="of:=AVERAGE([.AC12];[.AC11];[.AC10];[.AC9];[.AC8])" office:value-type="float" office:value="179.8" calcext:value-type="float">
            <text:p>179,8</text:p>
          </table:table-cell>
          <table:table-cell table:style-name="ce22" table:formula="of:=AVERAGE([.AD12];[.AD11];[.AD10];[.AD9];[.AD8])" office:value-type="float" office:value="24.18868" calcext:value-type="float">
            <text:p>24,18868</text:p>
          </table:table-cell>
          <table:table-cell table:style-name="ce22" table:formula="of:=AVERAGE([.AE12];[.AE11];[.AE10];[.AE9];[.AE8])" office:value-type="float" office:value="3.555722" calcext:value-type="float">
            <text:p>3,555722</text:p>
          </table:table-cell>
          <table:table-cell table:style-name="ce22" table:formula="of:=AVERAGE([.AF12];[.AF11];[.AF10];[.AF9];[.AF8])" office:value-type="float" office:value="0.715599" calcext:value-type="float">
            <text:p>0,715599</text:p>
          </table:table-cell>
          <table:table-cell table:style-name="ce22" table:formula="of:=AVERAGE([.AG12];[.AG11];[.AG10];[.AG9];[.AG8])" office:value-type="float" office:value="0" calcext:value-type="float">
            <text:p>0</text:p>
          </table:table-cell>
          <table:table-cell table:style-name="ce22" table:formula="of:=AVERAGE([.AH12];[.AH11];[.AH10];[.AH9];[.AH8])" office:value-type="float" office:value="0.715599" calcext:value-type="float">
            <text:p>0,715599</text:p>
          </table:table-cell>
          <table:table-cell table:style-name="ce22" table:formula="of:=AVERAGE([.AI12];[.AI11];[.AI10];[.AI9];[.AI8])" office:value-type="float" office:value="0.0496854" calcext:value-type="float">
            <text:p>0,0496854</text:p>
          </table:table-cell>
          <table:table-cell table:style-name="ce22" table:formula="of:=AVERAGE([.AJ12];[.AJ11];[.AJ10];[.AJ9];[.AJ8])" office:value-type="float" office:value="12.21254" calcext:value-type="float">
            <text:p>12,21254</text:p>
          </table:table-cell>
          <table:table-cell table:style-name="ce22" table:formula="of:=AVERAGE([.AK12];[.AK11];[.AK10];[.AK9];[.AK8])" office:value-type="float" office:value="151.6" calcext:value-type="float">
            <text:p>151,6</text:p>
          </table:table-cell>
          <table:table-cell table:style-name="ce22" table:formula="of:=AVERAGE([.AL12];[.AL11];[.AL10];[.AL9];[.AL8])" office:value-type="float" office:value="14.98406" calcext:value-type="float">
            <text:p>14,98406</text:p>
          </table:table-cell>
          <table:table-cell table:style-name="ce22" table:formula="of:=AVERAGE([.AM12];[.AM11];[.AM10];[.AM9];[.AM8])" office:value-type="float" office:value="0.1938444" calcext:value-type="float">
            <text:p>0,1938444</text:p>
          </table:table-cell>
          <table:table-cell table:number-columns-repeated="2"/>
        </table:table-row>
        <table:table-row table:style-name="ro1">
          <table:table-cell/>
          <table:table-cell table:style-name="ce6" table:number-columns-repeated="14"/>
          <table:table-cell table:style-name="ce61"/>
          <table:table-cell table:style-name="Default" table:number-columns-repeated="2"/>
          <table:table-cell table:number-columns-repeated="2"/>
          <table:table-cell table:style-name="ce6" table:number-columns-repeated="15"/>
          <table:table-cell table:number-columns-repeated="6"/>
        </table:table-row>
        <table:table-row table:style-name="ro1">
          <table:table-cell/>
          <table:table-cell table:style-name="ce6" table:number-columns-repeated="14"/>
          <table:table-cell table:style-name="ce61"/>
          <table:table-cell table:style-name="Default" table:number-columns-repeated="2"/>
          <table:table-cell table:number-columns-repeated="2"/>
          <table:table-cell table:style-name="ce6" table:number-columns-repeated="10"/>
          <table:table-cell table:style-name="ce40"/>
          <table:table-cell table:style-name="ce6" table:number-columns-repeated="4"/>
          <table:table-cell table:number-columns-repeated="6"/>
        </table:table-row>
        <table:table-row table:style-name="ro1">
          <table:table-cell/>
          <table:table-cell table:style-name="ce6" table:number-columns-repeated="5"/>
          <table:table-cell table:style-name="ce23"/>
          <table:table-cell table:style-name="ce2" table:number-columns-repeated="3"/>
          <table:table-cell table:style-name="ce6" table:number-columns-repeated="5"/>
          <table:table-cell table:style-name="ce61"/>
          <table:table-cell table:style-name="Default" table:number-columns-repeated="2"/>
          <table:table-cell table:number-columns-repeated="2"/>
          <table:table-cell table:style-name="ce6" table:number-columns-repeated="7"/>
          <table:table-cell table:style-name="Default"/>
          <table:table-cell table:style-name="ce2" table:number-columns-repeated="3"/>
          <table:table-cell table:style-name="ce6" table:number-columns-repeated="4"/>
          <table:table-cell table:number-columns-repeated="6"/>
        </table:table-row>
        <table:table-row table:style-name="ro1">
          <table:table-cell/>
          <table:table-cell table:style-name="ce11"/>
          <table:table-cell table:style-name="ce15" office:value-type="string" calcext:value-type="string" table:number-columns-spanned="16" table:number-rows-spanned="1">
            <text:p>COPKM</text:p>
          </table:table-cell>
          <table:covered-table-cell table:number-columns-repeated="12" table:style-name="ce2"/>
          <table:covered-table-cell table:style-name="ce61"/>
          <table:covered-table-cell table:number-columns-repeated="2" table:style-name="Default"/>
          <table:table-cell table:number-columns-repeated="2"/>
          <table:table-cell table:style-name="ce6" table:number-columns-repeated="2"/>
          <table:table-cell table:style-name="ce11"/>
          <table:table-cell table:style-name="ce15" office:value-type="string" calcext:value-type="string" table:number-columns-spanned="16" table:number-rows-spanned="1">
            <text:p>COPKM</text:p>
          </table:table-cell>
          <table:covered-table-cell table:number-columns-repeated="11" table:style-name="ce2"/>
          <table:covered-table-cell table:number-columns-repeated="4"/>
          <table:table-cell table:number-columns-repeated="2"/>
        </table:table-row>
        <table:table-row table:style-name="ro1">
          <table:table-cell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RAND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2"/>
          <table:table-cell table:style-name="ce6" table:number-columns-repeated="2"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RAND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  <table:table-cell table:style-name="ce6" table:number-columns-repeated="2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0149649" calcext:value-type="float">
            <text:p>0,00149649</text:p>
          </table:table-cell>
          <table:table-cell office:value-type="float" office:value="36.7559" calcext:value-type="float">
            <text:p>36,7559</text:p>
          </table:table-cell>
          <table:table-cell office:value-type="float" office:value="91" calcext:value-type="float">
            <text:p>91</text:p>
          </table:table-cell>
          <table:table-cell office:value-type="float" office:value="39.1974" calcext:value-type="float">
            <text:p>39,1974</text:p>
          </table:table-cell>
          <table:table-cell office:value-type="float" office:value="0.0181727" calcext:value-type="float">
            <text:p>0,0181727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0" office:value-type="float" office:value="0.00297453" calcext:value-type="float">
            <text:p>0,00297453</text:p>
          </table:table-cell>
          <table:table-cell office:value-type="float" office:value="14.2871" calcext:value-type="float">
            <text:p>14,2871</text:p>
          </table:table-cell>
          <table:table-cell office:value-type="float" office:value="0" calcext:value-type="float">
            <text:p>0</text:p>
          </table:table-cell>
          <table:table-cell office:value-type="float" office:value="14.2871" calcext:value-type="float">
            <text:p>14,2871</text:p>
          </table:table-cell>
          <table:table-cell office:value-type="float" office:value="0.0027845" calcext:value-type="float">
            <text:p>0,0027845</text:p>
          </table:table-cell>
          <table:table-cell table:number-columns-repeated="2"/>
          <table:table-cell table:style-name="ce6" table:number-columns-repeated="2"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0214966" calcext:value-type="float">
            <text:p>0,00214966</text:p>
          </table:table-cell>
          <table:table-cell table:style-name="ce30" office:value-type="float" office:value="28.3973" calcext:value-type="float">
            <text:p>28,3973</text:p>
          </table:table-cell>
          <table:table-cell office:value-type="float" office:value="0" calcext:value-type="float">
            <text:p>0</text:p>
          </table:table-cell>
          <table:table-cell office:value-type="float" office:value="28.3973" calcext:value-type="float">
            <text:p>28,3973</text:p>
          </table:table-cell>
          <table:table-cell office:value-type="float" office:value="0.0186696" calcext:value-type="float">
            <text:p>0,0186696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0" office:value-type="float" office:value="0.00214878" calcext:value-type="float">
            <text:p>0,00214878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0029528" calcext:value-type="float">
            <text:p>0,00295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0144752" calcext:value-type="float">
            <text:p>0,00144752</text:p>
          </table:table-cell>
          <table:table-cell office:value-type="float" office:value="33.116" calcext:value-type="float">
            <text:p>33,116</text:p>
          </table:table-cell>
          <table:table-cell office:value-type="float" office:value="8" calcext:value-type="float">
            <text:p>8</text:p>
          </table:table-cell>
          <table:table-cell office:value-type="float" office:value="33.3306" calcext:value-type="float">
            <text:p>33,3306</text:p>
          </table:table-cell>
          <table:table-cell office:value-type="float" office:value="0.0105319" calcext:value-type="float">
            <text:p>0,0105319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0" office:value-type="float" office:value="0.00189288" calcext:value-type="float">
            <text:p>0,00189288</text:p>
          </table:table-cell>
          <table:table-cell office:value-type="float" office:value="14.2871" calcext:value-type="float">
            <text:p>14,2871</text:p>
          </table:table-cell>
          <table:table-cell office:value-type="float" office:value="0" calcext:value-type="float">
            <text:p>0</text:p>
          </table:table-cell>
          <table:table-cell office:value-type="float" office:value="14.2871" calcext:value-type="float">
            <text:p>14,2871</text:p>
          </table:table-cell>
          <table:table-cell office:value-type="float" office:value="0.00179071" calcext:value-type="float">
            <text:p>0,00179071</text:p>
          </table:table-cell>
          <table:table-cell table:number-columns-repeated="2"/>
          <table:table-cell table:style-name="ce6" table:number-columns-repeated="2"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0211666" calcext:value-type="float">
            <text:p>0,00211666</text:p>
          </table:table-cell>
          <table:table-cell table:style-name="ce30" office:value-type="float" office:value="32.2893" calcext:value-type="float">
            <text:p>32,2893</text:p>
          </table:table-cell>
          <table:table-cell office:value-type="float" office:value="0" calcext:value-type="float">
            <text:p>0</text:p>
          </table:table-cell>
          <table:table-cell office:value-type="float" office:value="32.2893" calcext:value-type="float">
            <text:p>32,2893</text:p>
          </table:table-cell>
          <table:table-cell office:value-type="float" office:value="0.010101" calcext:value-type="float">
            <text:p>0,010101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0" office:value-type="float" office:value="0.0020849" calcext:value-type="float">
            <text:p>0,0020849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00250655" calcext:value-type="float">
            <text:p>0,002506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0105619" calcext:value-type="float">
            <text:p>0,00105619</text:p>
          </table:table-cell>
          <table:table-cell office:value-type="float" office:value="31.516" calcext:value-type="float">
            <text:p>31,516</text:p>
          </table:table-cell>
          <table:table-cell office:value-type="float" office:value="4" calcext:value-type="float">
            <text:p>4</text:p>
          </table:table-cell>
          <table:table-cell office:value-type="float" office:value="31.676" calcext:value-type="float">
            <text:p>31,676</text:p>
          </table:table-cell>
          <table:table-cell office:value-type="float" office:value="0.00695577" calcext:value-type="float">
            <text:p>0,00695577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0" office:value-type="float" office:value="0.00254106" calcext:value-type="float">
            <text:p>0,00254106</text:p>
          </table:table-cell>
          <table:table-cell office:value-type="float" office:value="14.2871" calcext:value-type="float">
            <text:p>14,2871</text:p>
          </table:table-cell>
          <table:table-cell office:value-type="float" office:value="0" calcext:value-type="float">
            <text:p>0</text:p>
          </table:table-cell>
          <table:table-cell office:value-type="float" office:value="14.2871" calcext:value-type="float">
            <text:p>14,2871</text:p>
          </table:table-cell>
          <table:table-cell office:value-type="float" office:value="0.0014842" calcext:value-type="float">
            <text:p>0,0014842</text:p>
          </table:table-cell>
          <table:table-cell table:number-columns-repeated="2"/>
          <table:table-cell table:style-name="ce6" table:number-columns-repeated="2"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0160644" calcext:value-type="float">
            <text:p>0,00160644</text:p>
          </table:table-cell>
          <table:table-cell table:style-name="ce30" office:value-type="float" office:value="33.8114" calcext:value-type="float">
            <text:p>33,8114</text:p>
          </table:table-cell>
          <table:table-cell office:value-type="float" office:value="6" calcext:value-type="float">
            <text:p>6</text:p>
          </table:table-cell>
          <table:table-cell office:value-type="float" office:value="33.8919" calcext:value-type="float">
            <text:p>33,8919</text:p>
          </table:table-cell>
          <table:table-cell office:value-type="float" office:value="0.0101085" calcext:value-type="float">
            <text:p>0,0101085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0" office:value-type="float" office:value="0.00153796" calcext:value-type="float">
            <text:p>0,00153796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00151713" calcext:value-type="float">
            <text:p>0,001517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00847486" calcext:value-type="float">
            <text:p>0,000847486</text:p>
          </table:table-cell>
          <table:table-cell office:value-type="float" office:value="30.812" calcext:value-type="float">
            <text:p>30,812</text:p>
          </table:table-cell>
          <table:table-cell office:value-type="float" office:value="10" calcext:value-type="float">
            <text:p>10</text:p>
          </table:table-cell>
          <table:table-cell office:value-type="float" office:value="31.0803" calcext:value-type="float">
            <text:p>31,0803</text:p>
          </table:table-cell>
          <table:table-cell office:value-type="float" office:value="0.010184" calcext:value-type="float">
            <text:p>0,010184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0" office:value-type="float" office:value="0.00105352" calcext:value-type="float">
            <text:p>0,00105352</text:p>
          </table:table-cell>
          <table:table-cell office:value-type="float" office:value="14.2871" calcext:value-type="float">
            <text:p>14,2871</text:p>
          </table:table-cell>
          <table:table-cell office:value-type="float" office:value="0" calcext:value-type="float">
            <text:p>0</text:p>
          </table:table-cell>
          <table:table-cell office:value-type="float" office:value="14.2871" calcext:value-type="float">
            <text:p>14,2871</text:p>
          </table:table-cell>
          <table:table-cell office:value-type="float" office:value="0.00126152" calcext:value-type="float">
            <text:p>0,00126152</text:p>
          </table:table-cell>
          <table:table-cell table:number-columns-repeated="2"/>
          <table:table-cell table:style-name="ce6" table:number-columns-repeated="2"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0121283" calcext:value-type="float">
            <text:p>0,00121283</text:p>
          </table:table-cell>
          <table:table-cell table:style-name="ce30" office:value-type="float" office:value="28.6723" calcext:value-type="float">
            <text:p>28,6723</text:p>
          </table:table-cell>
          <table:table-cell office:value-type="float" office:value="0" calcext:value-type="float">
            <text:p>0</text:p>
          </table:table-cell>
          <table:table-cell office:value-type="float" office:value="28.6723" calcext:value-type="float">
            <text:p>28,6723</text:p>
          </table:table-cell>
          <table:table-cell office:value-type="float" office:value="0.014151" calcext:value-type="float">
            <text:p>0,014151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0" office:value-type="float" office:value="0.00113398" calcext:value-type="float">
            <text:p>0,00113398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0014184" calcext:value-type="float">
            <text:p>0,00141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00686805" calcext:value-type="float">
            <text:p>0,000686805</text:p>
          </table:table-cell>
          <table:table-cell office:value-type="float" office:value="30.1173" calcext:value-type="float">
            <text:p>30,1173</text:p>
          </table:table-cell>
          <table:table-cell office:value-type="float" office:value="0" calcext:value-type="float">
            <text:p>0</text:p>
          </table:table-cell>
          <table:table-cell office:value-type="float" office:value="30.1173" calcext:value-type="float">
            <text:p>30,1173</text:p>
          </table:table-cell>
          <table:table-cell office:value-type="float" office:value="0.0194794" calcext:value-type="float">
            <text:p>0,0194794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0" office:value-type="float" office:value="0.000818618" calcext:value-type="float">
            <text:p>0,000818618</text:p>
          </table:table-cell>
          <table:table-cell office:value-type="float" office:value="14.2871" calcext:value-type="float">
            <text:p>14,2871</text:p>
          </table:table-cell>
          <table:table-cell office:value-type="float" office:value="0" calcext:value-type="float">
            <text:p>0</text:p>
          </table:table-cell>
          <table:table-cell office:value-type="float" office:value="14.2871" calcext:value-type="float">
            <text:p>14,2871</text:p>
          </table:table-cell>
          <table:table-cell office:value-type="float" office:value="0.00100858" calcext:value-type="float">
            <text:p>0,00100858</text:p>
          </table:table-cell>
          <table:table-cell table:number-columns-repeated="2"/>
          <table:table-cell table:style-name="ce6" table:number-columns-repeated="2"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.00106828" calcext:value-type="float">
            <text:p>0,00106828</text:p>
          </table:table-cell>
          <table:table-cell table:style-name="ce30" office:value-type="float" office:value="28.3973" calcext:value-type="float">
            <text:p>28,3973</text:p>
          </table:table-cell>
          <table:table-cell office:value-type="float" office:value="0" calcext:value-type="float">
            <text:p>0</text:p>
          </table:table-cell>
          <table:table-cell office:value-type="float" office:value="28.3973" calcext:value-type="float">
            <text:p>28,3973</text:p>
          </table:table-cell>
          <table:table-cell office:value-type="float" office:value="0.0169966" calcext:value-type="float">
            <text:p>0,0169966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0" office:value-type="float" office:value="0.000952746" calcext:value-type="float">
            <text:p>0,000952746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.00141747" calcext:value-type="float">
            <text:p>0,00141747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24];[.C23];[.C22];[.C21];[.C20])" office:value-type="float" office:value="0.669305" calcext:value-type="float">
            <text:p>0,669305</text:p>
          </table:table-cell>
          <table:table-cell table:style-name="ce22" table:formula="of:=AVERAGE([.D24];[.D23];[.D22];[.D21];[.D20])" office:value-type="float" office:value="0" calcext:value-type="float">
            <text:p>0</text:p>
          </table:table-cell>
          <table:table-cell table:style-name="ce22" table:formula="of:=AVERAGE([.E24];[.E23];[.E22];[.E21];[.E20])" office:value-type="float" office:value="0.669305" calcext:value-type="float">
            <text:p>0,669305</text:p>
          </table:table-cell>
          <table:table-cell table:style-name="ce22" table:formula="of:=AVERAGE([.F24];[.F23];[.F22];[.F21];[.F20])" office:value-type="float" office:value="0.0011068982" calcext:value-type="float">
            <text:p>0,0011068982</text:p>
          </table:table-cell>
          <table:table-cell table:style-name="ce22" table:formula="of:=AVERAGE([.G24];[.G23];[.G22];[.G21];[.G20])" office:value-type="float" office:value="32.46344" calcext:value-type="float">
            <text:p>32,46344</text:p>
          </table:table-cell>
          <table:table-cell table:style-name="ce22" table:formula="of:=AVERAGE([.H24];[.H23];[.H22];[.H21];[.H20])" office:value-type="float" office:value="22.6" calcext:value-type="float">
            <text:p>22,6</text:p>
          </table:table-cell>
          <table:table-cell table:style-name="ce22" table:formula="of:=AVERAGE([.I24];[.I23];[.I22];[.I21];[.I20])" office:value-type="float" office:value="33.08032" calcext:value-type="float">
            <text:p>33,08032</text:p>
          </table:table-cell>
          <table:table-cell table:style-name="ce22" table:formula="of:=AVERAGE([.J24];[.J23];[.J22];[.J21];[.J20])" office:value-type="float" office:value="0.013064754" calcext:value-type="float">
            <text:p>0,013064754</text:p>
          </table:table-cell>
          <table:table-cell table:style-name="ce22" table:formula="of:=AVERAGE([.K24];[.K23];[.K22];[.K21];[.K20])" office:value-type="float" office:value="0.715599" calcext:value-type="float">
            <text:p>0,715599</text:p>
          </table:table-cell>
          <table:table-cell table:style-name="ce22" table:formula="of:=AVERAGE([.L24];[.L23];[.L22];[.L21];[.L20])" office:value-type="float" office:value="0" calcext:value-type="float">
            <text:p>0</text:p>
          </table:table-cell>
          <table:table-cell table:style-name="ce22" table:formula="of:=AVERAGE([.M24];[.M23];[.M22];[.M21];[.M20])" office:value-type="float" office:value="0.715599" calcext:value-type="float">
            <text:p>0,715599</text:p>
          </table:table-cell>
          <table:table-cell table:style-name="ce22" table:formula="of:=AVERAGE([.N24];[.N23];[.N22];[.N21];[.N20])" office:value-type="float" office:value="0.0018561216" calcext:value-type="float">
            <text:p>0,0018561216</text:p>
          </table:table-cell>
          <table:table-cell table:style-name="ce22" table:formula="of:=AVERAGE([.O24];[.O23];[.O22];[.O21];[.O20])" office:value-type="float" office:value="14.2871" calcext:value-type="float">
            <text:p>14,2871</text:p>
          </table:table-cell>
          <table:table-cell table:style-name="ce22" table:formula="of:=AVERAGE([.P24];[.P23];[.P22];[.P21];[.P20])" office:value-type="float" office:value="0" calcext:value-type="float">
            <text:p>0</text:p>
          </table:table-cell>
          <table:table-cell table:style-name="ce22" table:formula="of:=AVERAGE([.Q24];[.Q23];[.Q22];[.Q21];[.Q20])" office:value-type="float" office:value="14.2871" calcext:value-type="float">
            <text:p>14,2871</text:p>
          </table:table-cell>
          <table:table-cell table:style-name="ce22" table:formula="of:=AVERAGE([.R24];[.R23];[.R22];[.R21];[.R20])" office:value-type="float" office:value="0.001665902" calcext:value-type="float">
            <text:p>0,001665902</text:p>
          </table:table-cell>
          <table:table-cell table:number-columns-repeated="2"/>
          <table:table-cell table:style-name="ce6" table:number-columns-repeated="2"/>
          <table:table-cell table:style-name="ce24" office:value-type="string" calcext:value-type="string">
            <text:p>MEDIA</text:p>
          </table:table-cell>
          <table:table-cell table:style-name="ce22" table:formula="of:=AVERAGE([.X20:.X24])" office:value-type="float" office:value="0.669305" calcext:value-type="float">
            <text:p>0,669305</text:p>
          </table:table-cell>
          <table:table-cell table:style-name="ce22" table:formula="of:=AVERAGE([.Y20:.Y24])" office:value-type="float" office:value="0" calcext:value-type="float">
            <text:p>0</text:p>
          </table:table-cell>
          <table:table-cell table:style-name="ce22" table:formula="of:=AVERAGE([.Z20:.Z24])" office:value-type="float" office:value="0.669305" calcext:value-type="float">
            <text:p>0,669305</text:p>
          </table:table-cell>
          <table:table-cell table:style-name="ce22" table:formula="of:=AVERAGE([.AA20:.AA24])" office:value-type="float" office:value="0.001630774" calcext:value-type="float">
            <text:p>0,001630774</text:p>
          </table:table-cell>
          <table:table-cell table:style-name="ce22" table:formula="of:=AVERAGE([.AB20:.AB24])" office:value-type="float" office:value="30.31352" calcext:value-type="float">
            <text:p>30,31352</text:p>
          </table:table-cell>
          <table:table-cell table:style-name="ce22" table:formula="of:=AVERAGE([.AC20:.AC24])" office:value-type="float" office:value="1.2" calcext:value-type="float">
            <text:p>1,2</text:p>
          </table:table-cell>
          <table:table-cell table:style-name="ce22" table:formula="of:=AVERAGE([.AD20:.AD24])" office:value-type="float" office:value="30.32962" calcext:value-type="float">
            <text:p>30,32962</text:p>
          </table:table-cell>
          <table:table-cell table:style-name="ce22" table:formula="of:=AVERAGE([.AE20:.AE24])" office:value-type="float" office:value="0.01400534" calcext:value-type="float">
            <text:p>0,01400534</text:p>
          </table:table-cell>
          <table:table-cell table:style-name="ce22" table:formula="of:=AVERAGE([.AF20:.AF24])" office:value-type="float" office:value="0.715599" calcext:value-type="float">
            <text:p>0,715599</text:p>
          </table:table-cell>
          <table:table-cell table:style-name="ce22" table:formula="of:=AVERAGE([.AG20:.AG24])" office:value-type="float" office:value="0" calcext:value-type="float">
            <text:p>0</text:p>
          </table:table-cell>
          <table:table-cell table:style-name="ce22" table:formula="of:=AVERAGE([.AH20:.AH24])" office:value-type="float" office:value="0.715599" calcext:value-type="float">
            <text:p>0,715599</text:p>
          </table:table-cell>
          <table:table-cell table:style-name="ce22" table:formula="of:=AVERAGE([.AI20:.AI24])" office:value-type="float" office:value="0.0015716732" calcext:value-type="float">
            <text:p>0,0015716732</text:p>
          </table:table-cell>
          <table:table-cell table:style-name="ce22" table:formula="of:=AVERAGE([.AJ20:.AJ24])" office:value-type="float" office:value="14.2871" calcext:value-type="float">
            <text:p>14,2871</text:p>
          </table:table-cell>
          <table:table-cell table:style-name="ce22" table:formula="of:=AVERAGE([.AK20:.AK24])" office:value-type="float" office:value="0" calcext:value-type="float">
            <text:p>0</text:p>
          </table:table-cell>
          <table:table-cell table:style-name="ce22" table:formula="of:=AVERAGE([.AL20:.AL24])" office:value-type="float" office:value="14.2871" calcext:value-type="float">
            <text:p>14,2871</text:p>
          </table:table-cell>
          <table:table-cell table:style-name="ce22" table:formula="of:=AVERAGE([.AM20:.AM24])" office:value-type="float" office:value="0.00196247" calcext:value-type="float">
            <text:p>0,00196247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6" table:number-columns-repeated="14"/>
          <table:table-cell table:style-name="ce61"/>
          <table:table-cell table:style-name="Default" table:number-columns-repeated="2"/>
          <table:table-cell table:number-columns-repeated="2"/>
          <table:table-cell table:style-name="ce6" table:number-columns-repeated="15"/>
          <table:table-cell table:number-columns-repeated="6"/>
        </table:table-row>
        <table:table-row table:style-name="ro1">
          <table:table-cell/>
          <table:table-cell table:style-name="ce6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RAND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2"/>
          <table:table-cell table:style-name="ce6" table:number-columns-repeated="3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RAND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6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  <table:table-cell table:style-name="ce6" table:number-columns-repeated="3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COPKM</text:p>
          </table:table-cell>
          <table:table-cell table:style-name="ce32" table:formula="of:=[.C25]" office:value-type="float" office:value="0.669305" calcext:value-type="float">
            <text:p>0,669305</text:p>
          </table:table-cell>
          <table:table-cell table:style-name="ce32" table:formula="of:=[.D25]" office:value-type="float" office:value="0" calcext:value-type="float">
            <text:p>0</text:p>
          </table:table-cell>
          <table:table-cell table:style-name="ce32" table:formula="of:=[.E25]" office:value-type="float" office:value="0.669305" calcext:value-type="float">
            <text:p>0,669305</text:p>
          </table:table-cell>
          <table:table-cell table:style-name="ce32" table:formula="of:=[.F25]" office:value-type="float" office:value="0.0011068982" calcext:value-type="float">
            <text:p>0,0011068982</text:p>
          </table:table-cell>
          <table:table-cell table:style-name="ce32" table:formula="of:=[.G25]" office:value-type="float" office:value="32.46344" calcext:value-type="float">
            <text:p>32,46344</text:p>
          </table:table-cell>
          <table:table-cell table:style-name="ce32" table:formula="of:=[.H25]" office:value-type="float" office:value="22.6" calcext:value-type="float">
            <text:p>22,6</text:p>
          </table:table-cell>
          <table:table-cell table:style-name="ce32" table:formula="of:=[.I25]" office:value-type="float" office:value="33.08032" calcext:value-type="float">
            <text:p>33,08032</text:p>
          </table:table-cell>
          <table:table-cell table:style-name="ce32" table:formula="of:=[.J25]" office:value-type="float" office:value="0.013064754" calcext:value-type="float">
            <text:p>0,013064754</text:p>
          </table:table-cell>
          <table:table-cell table:style-name="ce32" table:formula="of:=[.K25]" office:value-type="float" office:value="0.715599" calcext:value-type="float">
            <text:p>0,715599</text:p>
          </table:table-cell>
          <table:table-cell table:style-name="ce32" table:formula="of:=[.L25]" office:value-type="float" office:value="0" calcext:value-type="float">
            <text:p>0</text:p>
          </table:table-cell>
          <table:table-cell table:style-name="ce32" table:formula="of:=[.M25]" office:value-type="float" office:value="0.715599" calcext:value-type="float">
            <text:p>0,715599</text:p>
          </table:table-cell>
          <table:table-cell table:style-name="ce32" table:formula="of:=[.N25]" office:value-type="float" office:value="0.0018561216" calcext:value-type="float">
            <text:p>0,0018561216</text:p>
          </table:table-cell>
          <table:table-cell table:style-name="ce32" table:formula="of:=[.O25]" office:value-type="float" office:value="14.2871" calcext:value-type="float">
            <text:p>14,2871</text:p>
          </table:table-cell>
          <table:table-cell table:style-name="ce32" table:formula="of:=[.P25]" office:value-type="float" office:value="0" calcext:value-type="float">
            <text:p>0</text:p>
          </table:table-cell>
          <table:table-cell table:style-name="ce32" table:formula="of:=[.Q25]" office:value-type="float" office:value="14.2871" calcext:value-type="float">
            <text:p>14,2871</text:p>
          </table:table-cell>
          <table:table-cell table:style-name="ce32" table:formula="of:=[.R25]" office:value-type="float" office:value="0.001665902" calcext:value-type="float">
            <text:p>0,001665902</text:p>
          </table:table-cell>
          <table:table-cell table:number-columns-repeated="2"/>
          <table:table-cell table:style-name="ce6" table:number-columns-repeated="2"/>
          <table:table-cell table:style-name="ce25" office:value-type="string" calcext:value-type="string">
            <text:p>COPKM</text:p>
          </table:table-cell>
          <table:table-cell table:style-name="ce38" table:formula="of:=[.X25]" office:value-type="float" office:value="0.669305" calcext:value-type="float">
            <text:p>0,669305</text:p>
          </table:table-cell>
          <table:table-cell table:style-name="ce38" table:formula="of:=[.Y25]" office:value-type="float" office:value="0" calcext:value-type="float">
            <text:p>0</text:p>
          </table:table-cell>
          <table:table-cell table:style-name="ce38" table:formula="of:=[.Z25]" office:value-type="float" office:value="0.669305" calcext:value-type="float">
            <text:p>0,669305</text:p>
          </table:table-cell>
          <table:table-cell table:style-name="ce38" table:formula="of:=[.AA25]" office:value-type="float" office:value="0.001630774" calcext:value-type="float">
            <text:p>0,001630774</text:p>
          </table:table-cell>
          <table:table-cell table:style-name="ce38" table:formula="of:=[.AB25]" office:value-type="float" office:value="30.31352" calcext:value-type="float">
            <text:p>30,31352</text:p>
          </table:table-cell>
          <table:table-cell table:style-name="ce38" table:formula="of:=[.AC25]" office:value-type="float" office:value="1.2" calcext:value-type="float">
            <text:p>1,2</text:p>
          </table:table-cell>
          <table:table-cell table:style-name="ce38" table:formula="of:=[.AD25]" office:value-type="float" office:value="30.32962" calcext:value-type="float">
            <text:p>30,32962</text:p>
          </table:table-cell>
          <table:table-cell table:style-name="ce38" table:formula="of:=[.AE25]" office:value-type="float" office:value="0.01400534" calcext:value-type="float">
            <text:p>0,01400534</text:p>
          </table:table-cell>
          <table:table-cell table:style-name="ce38" table:formula="of:=[.AF25]" office:value-type="float" office:value="0.715599" calcext:value-type="float">
            <text:p>0,715599</text:p>
          </table:table-cell>
          <table:table-cell table:style-name="ce38" table:formula="of:=[.AG25]" office:value-type="float" office:value="0" calcext:value-type="float">
            <text:p>0</text:p>
          </table:table-cell>
          <table:table-cell table:style-name="ce38" table:formula="of:=[.AH25]" office:value-type="float" office:value="0.715599" calcext:value-type="float">
            <text:p>0,715599</text:p>
          </table:table-cell>
          <table:table-cell table:style-name="ce38" table:formula="of:=[.AI25]" office:value-type="float" office:value="0.0015716732" calcext:value-type="float">
            <text:p>0,0015716732</text:p>
          </table:table-cell>
          <table:table-cell table:style-name="ce38" table:formula="of:=[.AJ25]" office:value-type="float" office:value="14.2871" calcext:value-type="float">
            <text:p>14,2871</text:p>
          </table:table-cell>
          <table:table-cell table:style-name="ce38" table:formula="of:=[.AK25]" office:value-type="float" office:value="0" calcext:value-type="float">
            <text:p>0</text:p>
          </table:table-cell>
          <table:table-cell table:style-name="ce38" table:formula="of:=[.AL25]" office:value-type="float" office:value="14.2871" calcext:value-type="float">
            <text:p>14,2871</text:p>
          </table:table-cell>
          <table:table-cell table:style-name="ce38" table:formula="of:=[.AM25]" office:value-type="float" office:value="0.00196247" calcext:value-type="float">
            <text:p>0,001962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table:formula="of:=[.C13]" office:value-type="float" office:value="0.669305" calcext:value-type="float">
            <text:p>0,669305</text:p>
          </table:table-cell>
          <table:table-cell table:formula="of:=[.D13]" office:value-type="float" office:value="0" calcext:value-type="float">
            <text:p>0</text:p>
          </table:table-cell>
          <table:table-cell table:formula="of:=[.E13]" office:value-type="float" office:value="0.669305" calcext:value-type="float">
            <text:p>0,669305</text:p>
          </table:table-cell>
          <table:table-cell table:style-name="ce30" table:formula="of:=[.F13]" office:value-type="float" office:value="0.0412102" calcext:value-type="float">
            <text:p>0,0412102</text:p>
          </table:table-cell>
          <table:table-cell table:formula="of:=[.G13]" office:value-type="float" office:value="21.59652" calcext:value-type="float">
            <text:p>21,59652</text:p>
          </table:table-cell>
          <table:table-cell table:formula="of:=[.H13]" office:value-type="float" office:value="105.8" calcext:value-type="float">
            <text:p>105,8</text:p>
          </table:table-cell>
          <table:table-cell table:formula="of:=[.I13]" office:value-type="float" office:value="24.43508" calcext:value-type="float">
            <text:p>24,43508</text:p>
          </table:table-cell>
          <table:table-cell table:style-name="ce30" table:formula="of:=[.J13]" office:value-type="float" office:value="2.503564" calcext:value-type="float">
            <text:p>2,503564</text:p>
          </table:table-cell>
          <table:table-cell table:formula="of:=[.K13]" office:value-type="float" office:value="0.715599" calcext:value-type="float">
            <text:p>0,715599</text:p>
          </table:table-cell>
          <table:table-cell table:formula="of:=[.L13]" office:value-type="float" office:value="0" calcext:value-type="float">
            <text:p>0</text:p>
          </table:table-cell>
          <table:table-cell table:formula="of:=[.M13]" office:value-type="float" office:value="0.757315" calcext:value-type="float">
            <text:p>0,757315</text:p>
          </table:table-cell>
          <table:table-cell table:style-name="ce30" table:formula="of:=[.N13]" office:value-type="float" office:value="0.03876064" calcext:value-type="float">
            <text:p>0,03876064</text:p>
          </table:table-cell>
          <table:table-cell table:formula="of:=[.O13]" office:value-type="float" office:value="11.47994" calcext:value-type="float">
            <text:p>11,47994</text:p>
          </table:table-cell>
          <table:table-cell table:formula="of:=[.P13]" office:value-type="float" office:value="79" calcext:value-type="float">
            <text:p>79</text:p>
          </table:table-cell>
          <table:table-cell table:formula="of:=[.Q13]" office:value-type="float" office:value="14.36906" calcext:value-type="float">
            <text:p>14,36906</text:p>
          </table:table-cell>
          <table:table-cell table:formula="of:=[.R13]" office:value-type="float" office:value="0.171333" calcext:value-type="float">
            <text:p>0,171333</text:p>
          </table:table-cell>
          <table:table-cell table:number-columns-repeated="2"/>
          <table:table-cell table:style-name="ce6" table:number-columns-repeated="2"/>
          <table:table-cell office:value-type="string" calcext:value-type="string">
            <text:p>BL</text:p>
          </table:table-cell>
          <table:table-cell table:style-name="ce39" table:formula="of:=[.X13]" office:value-type="float" office:value="0.669305" calcext:value-type="float">
            <text:p>0,669305</text:p>
          </table:table-cell>
          <table:table-cell table:style-name="ce39" table:formula="of:=[.Y13]" office:value-type="float" office:value="0" calcext:value-type="float">
            <text:p>0</text:p>
          </table:table-cell>
          <table:table-cell table:style-name="ce39" table:formula="of:=[.Z13]" office:value-type="float" office:value="0.669305" calcext:value-type="float">
            <text:p>0,669305</text:p>
          </table:table-cell>
          <table:table-cell table:style-name="ce39" table:formula="of:=[.AA13]" office:value-type="float" office:value="0.04904058" calcext:value-type="float">
            <text:p>0,04904058</text:p>
          </table:table-cell>
          <table:table-cell table:style-name="ce39" table:formula="of:=[.AB13]" office:value-type="float" office:value="21.77668" calcext:value-type="float">
            <text:p>21,77668</text:p>
          </table:table-cell>
          <table:table-cell table:style-name="ce39" table:formula="of:=[.AC13]" office:value-type="float" office:value="179.8" calcext:value-type="float">
            <text:p>179,8</text:p>
          </table:table-cell>
          <table:table-cell table:style-name="ce39" table:formula="of:=[.AD13]" office:value-type="float" office:value="24.18868" calcext:value-type="float">
            <text:p>24,18868</text:p>
          </table:table-cell>
          <table:table-cell table:style-name="ce39" table:formula="of:=[.AE13]" office:value-type="float" office:value="3.555722" calcext:value-type="float">
            <text:p>3,555722</text:p>
          </table:table-cell>
          <table:table-cell table:style-name="ce39" table:formula="of:=[.AF13]" office:value-type="float" office:value="0.715599" calcext:value-type="float">
            <text:p>0,715599</text:p>
          </table:table-cell>
          <table:table-cell table:style-name="ce39" table:formula="of:=[.AG13]" office:value-type="float" office:value="0" calcext:value-type="float">
            <text:p>0</text:p>
          </table:table-cell>
          <table:table-cell table:style-name="ce39" table:formula="of:=[.AH13]" office:value-type="float" office:value="0.715599" calcext:value-type="float">
            <text:p>0,715599</text:p>
          </table:table-cell>
          <table:table-cell table:style-name="ce39" table:formula="of:=[.AI13]" office:value-type="float" office:value="0.0496854" calcext:value-type="float">
            <text:p>0,0496854</text:p>
          </table:table-cell>
          <table:table-cell table:style-name="ce39" table:formula="of:=[.AJ13]" office:value-type="float" office:value="12.21254" calcext:value-type="float">
            <text:p>12,21254</text:p>
          </table:table-cell>
          <table:table-cell table:style-name="ce39" table:formula="of:=[.AK13]" office:value-type="float" office:value="151.6" calcext:value-type="float">
            <text:p>151,6</text:p>
          </table:table-cell>
          <table:table-cell table:style-name="ce39" table:formula="of:=[.AL13]" office:value-type="float" office:value="14.98406" calcext:value-type="float">
            <text:p>14,98406</text:p>
          </table:table-cell>
          <table:table-cell table:style-name="ce39" table:formula="of:=[.AM13]" office:value-type="float" office:value="0.1938444" calcext:value-type="float">
            <text:p>0,1938444</text:p>
          </table:table-cell>
          <table:table-cell table:number-columns-repeated="2"/>
        </table:table-row>
        <table:table-row table:style-name="ro1">
          <table:table-cell/>
          <table:table-cell table:style-name="ce6" table:number-columns-repeated="3"/>
          <table:table-cell table:style-name="ce6" table:formula="of:=(([.E32]/[.E33])-1)*100" office:value-type="float" office:value="0" calcext:value-type="float">
            <text:p>0</text:p>
          </table:table-cell>
          <table:table-cell table:style-name="ce6" table:formula="of:=(([.F33]/[.F32])-1) * 100" office:value-type="float" office:value="3623.03433143174" calcext:value-type="float">
            <text:p>3623,03433143174</text:p>
          </table:table-cell>
          <table:table-cell table:style-name="ce6" table:formula="of:=(([.G33]/[.G32])-1) * 100" office:value-type="float" office:value="-33.4743329727225" calcext:value-type="float">
            <text:p>-33,4743329727225</text:p>
          </table:table-cell>
          <table:table-cell table:style-name="ce6" table:formula="of:=(([.H33]/[.H32])-1) * 100" office:value-type="float" office:value="368.141592920354" calcext:value-type="float">
            <text:p>368,141592920354</text:p>
          </table:table-cell>
          <table:table-cell table:style-name="ce6" table:formula="of:=(([.I32]/[.I33])-1) * 100" office:value-type="float" office:value="35.3804448358671" calcext:value-type="float">
            <text:p>35,3804448358671</text:p>
          </table:table-cell>
          <table:table-cell table:style-name="ce6" table:formula="of:=(([.J33]/[.J32])-1) * 100" office:value-type="float" office:value="19062.7335654387" calcext:value-type="float">
            <text:p>19062,7335654387</text:p>
          </table:table-cell>
          <table:table-cell table:style-name="ce6" table:formula="of:=(([.K33]/[.K32])-1) * 100" office:value-type="float" office:value="0" calcext:value-type="float">
            <text:p>0</text:p>
          </table:table-cell>
          <table:table-cell table:style-name="ce6" table:formula="of:=(([.L33]/[.L32])-1) * 100" office:value-type="string" office:string-value="" calcext:value-type="error">
            <text:p>#¡DIV/0!</text:p>
          </table:table-cell>
          <table:table-cell table:style-name="ce6" table:formula="of:=(([.M33]/[.M32])-1) * 100" office:value-type="float" office:value="5.82952184114287" calcext:value-type="float">
            <text:p>5,82952184114287</text:p>
          </table:table-cell>
          <table:table-cell table:style-name="ce6" table:formula="of:=(([.N33]/[.N32])-1) * 100" office:value-type="float" office:value="1988.25973470704" calcext:value-type="float">
            <text:p>1988,25973470704</text:p>
          </table:table-cell>
          <table:table-cell table:style-name="ce6" table:formula="of:=(([.O33]/[.O32])-1) * 100" office:value-type="float" office:value="-19.64821412323" calcext:value-type="float">
            <text:p>-19,64821412323</text:p>
          </table:table-cell>
          <table:table-cell table:style-name="ce6" table:formula="of:=(([.P33]/[.P32])-1) * 100" office:value-type="string" office:string-value="" calcext:value-type="error">
            <text:p>#¡DIV/0!</text:p>
          </table:table-cell>
          <table:table-cell table:style-name="Default" table:number-columns-repeated="2"/>
          <table:table-cell table:number-columns-repeated="2"/>
          <table:table-cell table:style-name="ce6" table:formula="of:=(([.U33]/[.U32])-1) * 100" office:value-type="string" office:string-value="" calcext:value-type="error">
            <text:p>#¡DIV/0!</text:p>
          </table:table-cell>
          <table:table-cell table:style-name="ce6" table:formula="of:=(([.V33]/[.V32])-1) * 100" office:value-type="string" office:string-value="" calcext:value-type="error">
            <text:p>#¡DIV/0!</text:p>
          </table:table-cell>
          <table:table-cell table:style-name="ce6" table:formula="of:=(([.W33]/[.W32])-1) * 100" office:value-type="string" office:string-value="" calcext:value-type="error">
            <text:p>#¡VALOR!</text:p>
          </table:table-cell>
          <table:table-cell table:style-name="ce6" table:formula="of:=(([.X33]/[.X32])-1) * 100" office:value-type="float" office:value="0" calcext:value-type="float">
            <text:p>0</text:p>
          </table:table-cell>
          <table:table-cell table:style-name="ce6" table:formula="of:=(([.Y33]/[.Y32])-1) * 100" office:value-type="string" office:string-value="" calcext:value-type="error">
            <text:p>#¡DIV/0!</text:p>
          </table:table-cell>
          <table:table-cell table:style-name="ce6" table:formula="of:=(([.Z32]/[.Z33])-1) * 100" office:value-type="float" office:value="0" calcext:value-type="float">
            <text:p>0</text:p>
          </table:table-cell>
          <table:table-cell table:style-name="ce6" table:formula="of:=(([.AA33]/[.AA32])-1) * 100" office:value-type="float" office:value="2907.19658272698" calcext:value-type="float">
            <text:p>2907,19658272698</text:p>
          </table:table-cell>
          <table:table-cell table:style-name="ce6" table:formula="of:=(([.AB33]/[.AB32])-1) * 100" office:value-type="float" office:value="-28.1618235031761" calcext:value-type="float">
            <text:p>-28,1618235031761</text:p>
          </table:table-cell>
          <table:table-cell table:style-name="ce6" table:formula="of:=(([.AC33]/[.AC32])-1) * 100" office:value-type="float" office:value="14883.3333333333" calcext:value-type="float">
            <text:p>14883,3333333333</text:p>
          </table:table-cell>
          <table:table-cell table:style-name="ce6" table:formula="of:=(([.AD32]/[.AD33])-1) * 100" office:value-type="float" office:value="25.387660674332" calcext:value-type="float">
            <text:p>25,387660674332</text:p>
          </table:table-cell>
          <table:table-cell table:style-name="ce6" table:formula="of:=(([.AE33]/[.AE32])-1) * 100" office:value-type="float" office:value="25288.3304510994" calcext:value-type="float">
            <text:p>25288,3304510994</text:p>
          </table:table-cell>
          <table:table-cell table:style-name="ce6" table:formula="of:=(([.AF33]/[.AF32])-1) * 100" office:value-type="float" office:value="0" calcext:value-type="float">
            <text:p>0</text:p>
          </table:table-cell>
          <table:table-cell table:style-name="ce6" table:formula="of:=(([.AG33]/[.AG32])-1) * 100" office:value-type="string" office:string-value="" calcext:value-type="error">
            <text:p>#¡DIV/0!</text:p>
          </table:table-cell>
          <table:table-cell table:style-name="ce6" table:formula="of:=(([.AH32]/[.AH33])-1) * 100" office:value-type="float" office:value="0" calcext:value-type="float">
            <text:p>0</text:p>
          </table:table-cell>
          <table:table-cell table:style-name="ce6" table:formula="of:=(([.AI33]/[.AI32])-1) * 100" office:value-type="float" office:value="3061.30605268322" calcext:value-type="float">
            <text:p>3061,30605268322</text:p>
          </table:table-cell>
          <table:table-cell table:number-columns-repeated="6"/>
        </table:table-row>
        <table:table-row table:style-name="ro1">
          <table:table-cell/>
          <table:table-cell table:style-name="ce6" table:number-columns-repeated="14"/>
          <table:table-cell table:style-name="ce61"/>
          <table:table-cell table:style-name="ce6" table:number-columns-repeated="15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6" table:number-columns-repeated="3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Semillas:</text:p>
          </table:table-cell>
          <table:table-cell table:style-name="ce6" table:number-columns-repeated="4"/>
          <table:table-cell table:style-name="ce6" office:value-type="string" calcext:value-type="string">
            <text:p>Semillas:</text:p>
          </table:table-cell>
          <table:table-cell table:style-name="ce6" table:number-columns-repeated="3"/>
          <table:table-cell table:style-name="ce6" office:value-type="string" calcext:value-type="string">
            <text:p>Semillas:</text:p>
          </table:table-cell>
          <table:table-cell table:style-name="ce6" table:number-columns-repeated="7"/>
          <table:table-cell table:style-name="ce6" office:value-type="string" calcext:value-type="string">
            <text:p>Semillas:</text:p>
          </table:table-cell>
          <table:table-cell table:style-name="ce6" table:number-columns-repeated="4"/>
          <table:table-cell table:style-name="ce6" office:value-type="string" calcext:value-type="string">
            <text:p>Semillas:</text:p>
          </table:table-cell>
          <table:table-cell table:style-name="ce6" table:number-columns-repeated="3"/>
          <table:table-cell table:style-name="ce6" office:value-type="string" calcext:value-type="string">
            <text:p>Semillas:</text:p>
          </table:table-cell>
          <table:table-cell table:style-name="ce6"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3,6,7,8,14</text:p>
          </table:table-cell>
          <table:table-cell table:style-name="ce6" table:number-columns-repeated="4"/>
          <table:table-cell table:style-name="ce6" office:value-type="string" calcext:value-type="string">
            <text:p>1,2,3, 4, 5</text:p>
          </table:table-cell>
          <table:table-cell table:style-name="ce6" table:number-columns-repeated="3"/>
          <table:table-cell table:style-name="ce6" office:value-type="string" calcext:value-type="string">
            <text:p>2,3,8,9,10</text:p>
          </table:table-cell>
          <table:table-cell table:style-name="ce6" table:number-columns-repeated="7"/>
          <table:table-cell table:style-name="ce6" office:value-type="string" calcext:value-type="string">
            <text:p>2,3,4,5,11</text:p>
          </table:table-cell>
          <table:table-cell table:style-name="ce6" table:number-columns-repeated="4"/>
          <table:table-cell table:style-name="ce6" office:value-type="string" calcext:value-type="string">
            <text:p>1,2,3,4,5</text:p>
          </table:table-cell>
          <table:table-cell table:style-name="ce6" table:number-columns-repeated="3"/>
          <table:table-cell table:style-name="ce6" office:value-type="string" calcext:value-type="string">
            <text:p>1,3,7,10,11</text:p>
          </table:table-cell>
          <table:table-cell table:style-name="ce6" table:number-columns-repeated="3"/>
          <table:table-cell table:style-name="Default" table:number-columns-repeated="3"/>
          <table:table-cell table:number-columns-repeated="7"/>
        </table:table-row>
        <table:table-row table:style-name="ro1" table:number-rows-repeated="4">
          <table:table-cell/>
          <table:table-cell table:style-name="ce6" table:number-columns-repeated="3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 table:style-name="ce6" table:number-columns-repeated="2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6" table:number-columns-repeated="3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6" table:number-columns-repeated="6"/>
          <table:table-cell table:style-name="Default" table:number-columns-repeated="11"/>
          <table:table-cell table:number-columns-repeated="4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Default" table:number-columns-repeated="17"/>
          <table:table-cell table:number-columns-repeated="4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ce11"/>
          <table:table-cell table:style-name="ce8" office:value-type="string" calcext:value-type="string" table:number-columns-spanned="16" table:number-rows-spanned="1">
            <text:p>AGG-UN</text:p>
          </table:table-cell>
          <table:covered-table-cell table:number-columns-repeated="15" table:style-name="ce23"/>
          <table:table-cell table:number-columns-repeated="4"/>
          <table:table-cell table:style-name="ce11"/>
          <table:table-cell table:style-name="ce8" office:value-type="string" calcext:value-type="string" table:number-columns-spanned="16" table:number-rows-spanned="1">
            <text:p>AGG-UN</text:p>
          </table:table-cell>
          <table:covered-table-cell table:number-columns-repeated="15" table:style-name="ce23"/>
          <table:table-cell table:number-columns-repeated="2"/>
        </table:table-row>
        <table:table-row table:style-name="ro1">
          <table:table-cell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RAND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4"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RAND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71176" calcext:value-type="float">
            <text:p>4,71176</text:p>
          </table:table-cell>
          <table:table-cell office:value-type="float" office:value="23.6752" calcext:value-type="float">
            <text:p>23,6752</text:p>
          </table:table-cell>
          <table:table-cell office:value-type="float" office:value="140" calcext:value-type="float">
            <text:p>140</text:p>
          </table:table-cell>
          <table:table-cell office:value-type="float" office:value="27.4313" calcext:value-type="float">
            <text:p>27,4313</text:p>
          </table:table-cell>
          <table:table-cell office:value-type="float" office:value="22.4556" calcext:value-type="float">
            <text:p>22,4556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83485" calcext:value-type="float">
            <text:p>4,83485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9.20717" calcext:value-type="float">
            <text:p>9,20717</text:p>
          </table:table-cell>
          <table:table-cell table:number-columns-repeated="4"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6.81862" calcext:value-type="float">
            <text:p>6,81862</text:p>
          </table:table-cell>
          <table:table-cell office:value-type="float" office:value="22.1454" calcext:value-type="float">
            <text:p>22,1454</text:p>
          </table:table-cell>
          <table:table-cell office:value-type="float" office:value="419" calcext:value-type="float">
            <text:p>419</text:p>
          </table:table-cell>
          <table:table-cell office:value-type="float" office:value="27.7662" calcext:value-type="float">
            <text:p>27,7662</text:p>
          </table:table-cell>
          <table:table-cell office:value-type="float" office:value="29.4535" calcext:value-type="float">
            <text:p>29,4535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98631" calcext:value-type="float">
            <text:p>5,98631</text:p>
          </table:table-cell>
          <table:table-cell table:style-name="ce30" office:value-type="float" office:value="10.6609" calcext:value-type="float">
            <text:p>10,6609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4.8108" calcext:value-type="float">
            <text:p>14,8108</text:p>
          </table:table-cell>
          <table:table-cell table:style-name="ce30" office:value-type="float" office:value="12.0894" calcext:value-type="float">
            <text:p>12,08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72137" calcext:value-type="float">
            <text:p>4,72137</text:p>
          </table:table-cell>
          <table:table-cell office:value-type="float" office:value="21.8484" calcext:value-type="float">
            <text:p>21,8484</text:p>
          </table:table-cell>
          <table:table-cell office:value-type="float" office:value="85" calcext:value-type="float">
            <text:p>85</text:p>
          </table:table-cell>
          <table:table-cell office:value-type="float" office:value="24.1289" calcext:value-type="float">
            <text:p>24,1289</text:p>
          </table:table-cell>
          <table:table-cell office:value-type="float" office:value="22.1856" calcext:value-type="float">
            <text:p>22,1856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75507" calcext:value-type="float">
            <text:p>4,75507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9.08531" calcext:value-type="float">
            <text:p>9,08531</text:p>
          </table:table-cell>
          <table:table-cell table:number-columns-repeated="4"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94361" calcext:value-type="float">
            <text:p>5,94361</text:p>
          </table:table-cell>
          <table:table-cell office:value-type="float" office:value="24.0844" calcext:value-type="float">
            <text:p>24,0844</text:p>
          </table:table-cell>
          <table:table-cell office:value-type="float" office:value="358" calcext:value-type="float">
            <text:p>358</text:p>
          </table:table-cell>
          <table:table-cell office:value-type="float" office:value="28.8869" calcext:value-type="float">
            <text:p>28,8869</text:p>
          </table:table-cell>
          <table:table-cell office:value-type="float" office:value="29.0421" calcext:value-type="float">
            <text:p>29,0421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96437" calcext:value-type="float">
            <text:p>5,96437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2537" calcext:value-type="float">
            <text:p>12,25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73152" calcext:value-type="float">
            <text:p>4,73152</text:p>
          </table:table-cell>
          <table:table-cell office:value-type="float" office:value="23.6332" calcext:value-type="float">
            <text:p>23,6332</text:p>
          </table:table-cell>
          <table:table-cell office:value-type="float" office:value="79" calcext:value-type="float">
            <text:p>79</text:p>
          </table:table-cell>
          <table:table-cell office:value-type="float" office:value="25.7527" calcext:value-type="float">
            <text:p>25,7527</text:p>
          </table:table-cell>
          <table:table-cell office:value-type="float" office:value="22.4029" calcext:value-type="float">
            <text:p>22,4029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71253" calcext:value-type="float">
            <text:p>4,71253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9.28022" calcext:value-type="float">
            <text:p>9,28022</text:p>
          </table:table-cell>
          <table:table-cell table:number-columns-repeated="4"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9497" calcext:value-type="float">
            <text:p>5,9497</text:p>
          </table:table-cell>
          <table:table-cell office:value-type="float" office:value="23.6863" calcext:value-type="float">
            <text:p>23,6863</text:p>
          </table:table-cell>
          <table:table-cell office:value-type="float" office:value="285" calcext:value-type="float">
            <text:p>285</text:p>
          </table:table-cell>
          <table:table-cell office:value-type="float" office:value="27.5095" calcext:value-type="float">
            <text:p>27,5095</text:p>
          </table:table-cell>
          <table:table-cell office:value-type="float" office:value="29.0418" calcext:value-type="float">
            <text:p>29,0418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83251" calcext:value-type="float">
            <text:p>5,83251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2138" calcext:value-type="float">
            <text:p>12,21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6981" calcext:value-type="float">
            <text:p>4,6981</text:p>
          </table:table-cell>
          <table:table-cell office:value-type="float" office:value="25.4199" calcext:value-type="float">
            <text:p>25,4199</text:p>
          </table:table-cell>
          <table:table-cell office:value-type="float" office:value="328" calcext:value-type="float">
            <text:p>328</text:p>
          </table:table-cell>
          <table:table-cell office:value-type="float" office:value="34.22" calcext:value-type="float">
            <text:p>34,22</text:p>
          </table:table-cell>
          <table:table-cell office:value-type="float" office:value="24.0307" calcext:value-type="float">
            <text:p>24,0307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90884" calcext:value-type="float">
            <text:p>4,90884</text:p>
          </table:table-cell>
          <table:table-cell office:value-type="float" office:value="10.6236" calcext:value-type="float">
            <text:p>10,6236</text:p>
          </table:table-cell>
          <table:table-cell office:value-type="float" office:value="96" calcext:value-type="float">
            <text:p>96</text:p>
          </table:table-cell>
          <table:table-cell office:value-type="float" office:value="14.1344" calcext:value-type="float">
            <text:p>14,1344</text:p>
          </table:table-cell>
          <table:table-cell office:value-type="float" office:value="9.67865" calcext:value-type="float">
            <text:p>9,67865</text:p>
          </table:table-cell>
          <table:table-cell table:number-columns-repeated="4"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93923" calcext:value-type="float">
            <text:p>5,93923</text:p>
          </table:table-cell>
          <table:table-cell office:value-type="float" office:value="22.0511" calcext:value-type="float">
            <text:p>22,0511</text:p>
          </table:table-cell>
          <table:table-cell office:value-type="float" office:value="266" calcext:value-type="float">
            <text:p>266</text:p>
          </table:table-cell>
          <table:table-cell office:value-type="float" office:value="25.6194" calcext:value-type="float">
            <text:p>25,6194</text:p>
          </table:table-cell>
          <table:table-cell office:value-type="float" office:value="29.8795" calcext:value-type="float">
            <text:p>29,8795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96425" calcext:value-type="float">
            <text:p>5,96425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2717" calcext:value-type="float">
            <text:p>12,27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70353" calcext:value-type="float">
            <text:p>4,70353</text:p>
          </table:table-cell>
          <table:table-cell office:value-type="float" office:value="23.8126" calcext:value-type="float">
            <text:p>23,8126</text:p>
          </table:table-cell>
          <table:table-cell office:value-type="float" office:value="86" calcext:value-type="float">
            <text:p>86</text:p>
          </table:table-cell>
          <table:table-cell office:value-type="float" office:value="26.1199" calcext:value-type="float">
            <text:p>26,1199</text:p>
          </table:table-cell>
          <table:table-cell office:value-type="float" office:value="22.2044" calcext:value-type="float">
            <text:p>22,2044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68053" calcext:value-type="float">
            <text:p>4,68053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9.07832" calcext:value-type="float">
            <text:p>9,07832</text:p>
          </table:table-cell>
          <table:table-cell table:number-columns-repeated="4"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9493" calcext:value-type="float">
            <text:p>5,9493</text:p>
          </table:table-cell>
          <table:table-cell office:value-type="float" office:value="22.8632" calcext:value-type="float">
            <text:p>22,8632</text:p>
          </table:table-cell>
          <table:table-cell office:value-type="float" office:value="212" calcext:value-type="float">
            <text:p>212</text:p>
          </table:table-cell>
          <table:table-cell office:value-type="float" office:value="25.7071" calcext:value-type="float">
            <text:p>25,7071</text:p>
          </table:table-cell>
          <table:table-cell office:value-type="float" office:value="30.1429" calcext:value-type="float">
            <text:p>30,1429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82444" calcext:value-type="float">
            <text:p>5,82444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1.8754" calcext:value-type="float">
            <text:p>11,8754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50:.C54])" office:value-type="float" office:value="0.669305" calcext:value-type="float">
            <text:p>0,669305</text:p>
          </table:table-cell>
          <table:table-cell table:style-name="ce22" table:formula="of:=AVERAGE([.D50:.D54])" office:value-type="float" office:value="0" calcext:value-type="float">
            <text:p>0</text:p>
          </table:table-cell>
          <table:table-cell table:style-name="ce22" table:formula="of:=AVERAGE([.E50:.E54])" office:value-type="float" office:value="0.669305" calcext:value-type="float">
            <text:p>0,669305</text:p>
          </table:table-cell>
          <table:table-cell table:style-name="ce22" table:formula="of:=AVERAGE([.F50:.F54])" office:value-type="float" office:value="4.713256" calcext:value-type="float">
            <text:p>4,713256</text:p>
          </table:table-cell>
          <table:table-cell table:style-name="ce22" table:formula="of:=AVERAGE([.G50:.G54])" office:value-type="float" office:value="23.67786" calcext:value-type="float">
            <text:p>23,67786</text:p>
          </table:table-cell>
          <table:table-cell table:style-name="ce22" table:formula="of:=AVERAGE([.H50:.H54])" office:value-type="float" office:value="143.6" calcext:value-type="float">
            <text:p>143,6</text:p>
          </table:table-cell>
          <table:table-cell table:style-name="ce22" table:formula="of:=AVERAGE([.I50:.I54])" office:value-type="float" office:value="27.53056" calcext:value-type="float">
            <text:p>27,53056</text:p>
          </table:table-cell>
          <table:table-cell table:style-name="ce22" table:formula="of:=AVERAGE([.J50:.J54])" office:value-type="float" office:value="22.65584" calcext:value-type="float">
            <text:p>22,65584</text:p>
          </table:table-cell>
          <table:table-cell table:style-name="ce22" table:formula="of:=AVERAGE([.K50:.K54])" office:value-type="float" office:value="0.715599" calcext:value-type="float">
            <text:p>0,715599</text:p>
          </table:table-cell>
          <table:table-cell table:style-name="ce22" table:formula="of:=AVERAGE([.L50:.L54])" office:value-type="float" office:value="0" calcext:value-type="float">
            <text:p>0</text:p>
          </table:table-cell>
          <table:table-cell table:style-name="ce22" table:formula="of:=AVERAGE([.M50:.M54])" office:value-type="float" office:value="0.715599" calcext:value-type="float">
            <text:p>0,715599</text:p>
          </table:table-cell>
          <table:table-cell table:style-name="ce22" table:formula="of:=AVERAGE([.N50:.N54])" office:value-type="float" office:value="4.778364" calcext:value-type="float">
            <text:p>4,778364</text:p>
          </table:table-cell>
          <table:table-cell table:style-name="ce22" table:formula="of:=AVERAGE([.O50:.O54])" office:value-type="float" office:value="13.19272" calcext:value-type="float">
            <text:p>13,19272</text:p>
          </table:table-cell>
          <table:table-cell table:style-name="ce22" table:formula="of:=AVERAGE([.P50:.P54])" office:value-type="float" office:value="24" calcext:value-type="float">
            <text:p>24</text:p>
          </table:table-cell>
          <table:table-cell table:style-name="ce22" table:formula="of:=AVERAGE([.Q50:.Q54])" office:value-type="float" office:value="14.0704" calcext:value-type="float">
            <text:p>14,0704</text:p>
          </table:table-cell>
          <table:table-cell table:style-name="ce22" table:formula="of:=AVERAGE([.R50:.R54])" office:value-type="float" office:value="9.265934" calcext:value-type="float">
            <text:p>9,265934</text:p>
          </table:table-cell>
          <table:table-cell/>
          <table:table-cell table:style-name="ce55" table:number-columns-repeated="2"/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X50:.X54])" office:value-type="float" office:value="0.669305" calcext:value-type="float">
            <text:p>0,669305</text:p>
          </table:table-cell>
          <table:table-cell table:style-name="ce22" table:formula="of:=AVERAGE([.Y50:.Y54])" office:value-type="float" office:value="0" calcext:value-type="float">
            <text:p>0</text:p>
          </table:table-cell>
          <table:table-cell table:style-name="ce22" table:formula="of:=AVERAGE([.Z50:.Z54])" office:value-type="float" office:value="0.669305" calcext:value-type="float">
            <text:p>0,669305</text:p>
          </table:table-cell>
          <table:table-cell table:style-name="ce22" table:formula="of:=AVERAGE([.AA50:.AA54])" office:value-type="float" office:value="6.120092" calcext:value-type="float">
            <text:p>6,120092</text:p>
          </table:table-cell>
          <table:table-cell table:style-name="ce22" table:formula="of:=AVERAGE([.AB50:.AB54])" office:value-type="float" office:value="22.96608" calcext:value-type="float">
            <text:p>22,96608</text:p>
          </table:table-cell>
          <table:table-cell table:style-name="ce22" table:formula="of:=AVERAGE([.AC50:.AC54])" office:value-type="float" office:value="308" calcext:value-type="float">
            <text:p>308</text:p>
          </table:table-cell>
          <table:table-cell table:style-name="ce22" table:formula="of:=AVERAGE([.AD50:.AD54])" office:value-type="float" office:value="27.09782" calcext:value-type="float">
            <text:p>27,09782</text:p>
          </table:table-cell>
          <table:table-cell table:style-name="ce22" table:formula="of:=AVERAGE([.AE50:.AE54])" office:value-type="float" office:value="29.51196" calcext:value-type="float">
            <text:p>29,51196</text:p>
          </table:table-cell>
          <table:table-cell table:style-name="ce22" table:formula="of:=AVERAGE([.AF50:.AF54])" office:value-type="float" office:value="0.715599" calcext:value-type="float">
            <text:p>0,715599</text:p>
          </table:table-cell>
          <table:table-cell table:style-name="ce22" table:formula="of:=AVERAGE([.AG50:.AG54])" office:value-type="float" office:value="0" calcext:value-type="float">
            <text:p>0</text:p>
          </table:table-cell>
          <table:table-cell table:style-name="ce22" table:formula="of:=AVERAGE([.AH50:.AH54])" office:value-type="float" office:value="0.715599" calcext:value-type="float">
            <text:p>0,715599</text:p>
          </table:table-cell>
          <table:table-cell table:style-name="ce22" table:formula="of:=AVERAGE([.AI50:.AI54])" office:value-type="float" office:value="5.914376" calcext:value-type="float">
            <text:p>5,914376</text:p>
          </table:table-cell>
          <table:table-cell table:style-name="ce22" table:formula="of:=AVERAGE([.AJ50:.AJ54])" office:value-type="float" office:value="13.56186" calcext:value-type="float">
            <text:p>13,56186</text:p>
          </table:table-cell>
          <table:table-cell table:style-name="ce22" table:formula="of:=AVERAGE([.AK50:.AK54])" office:value-type="float" office:value="45.4" calcext:value-type="float">
            <text:p>45,4</text:p>
          </table:table-cell>
          <table:table-cell table:style-name="ce22" table:formula="of:=AVERAGE([.AL50:.AL54])" office:value-type="float" office:value="14.39184" calcext:value-type="float">
            <text:p>14,39184</text:p>
          </table:table-cell>
          <table:table-cell table:style-name="ce22" table:formula="of:=AVERAGE([.AM50:.AM54])" office:value-type="float" office:value="12.1408" calcext:value-type="float">
            <text:p>12,1408</text:p>
          </table:table-cell>
          <table:table-cell/>
          <table:table-cell table:style-name="ce55"/>
        </table:table-row>
        <table:table-row table:style-name="ro1">
          <table:table-cell/>
          <table:table-cell table:style-name="ce19"/>
          <table:table-cell table:style-name="Default" table:number-columns-repeated="16"/>
          <table:table-cell table:number-columns-repeated="4"/>
          <table:table-cell table:style-name="ce19"/>
          <table:table-cell table:style-name="Default" table:number-columns-repeated="11"/>
          <table:table-cell table:number-columns-repeated="7"/>
        </table:table-row>
        <table:table-row table:style-name="ro1">
          <table:table-cell/>
          <table:table-cell table:style-name="Default" table:number-columns-repeated="17"/>
          <table:table-cell table:number-columns-repeated="4"/>
          <table:table-cell table:style-name="Default" table:number-columns-repeated="7"/>
          <table:table-cell table:style-name="ce55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Default" table:number-columns-repeated="17"/>
          <table:table-cell table:number-columns-repeated="4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Default"/>
          <table:table-cell table:style-name="ce8" office:value-type="string" calcext:value-type="string" table:number-columns-spanned="16" table:number-rows-spanned="1">
            <text:p>AGG-SF</text:p>
          </table:table-cell>
          <table:covered-table-cell table:number-columns-repeated="15" table:style-name="Default"/>
          <table:table-cell table:number-columns-repeated="4"/>
          <table:table-cell table:style-name="Default"/>
          <table:table-cell table:style-name="ce8" office:value-type="string" calcext:value-type="string" table:number-columns-spanned="16" table:number-rows-spanned="1">
            <text:p>AGG-SF</text:p>
          </table:table-cell>
          <table:covered-table-cell table:number-columns-repeated="10" table:style-name="Default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RAND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4"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RAND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69519" calcext:value-type="float">
            <text:p>4,69519</text:p>
          </table:table-cell>
          <table:table-cell office:value-type="float" office:value="26.7498" calcext:value-type="float">
            <text:p>26,7498</text:p>
          </table:table-cell>
          <table:table-cell office:value-type="float" office:value="178" calcext:value-type="float">
            <text:p>178</text:p>
          </table:table-cell>
          <table:table-cell office:value-type="float" office:value="31.5255" calcext:value-type="float">
            <text:p>31,5255</text:p>
          </table:table-cell>
          <table:table-cell office:value-type="float" office:value="22.4921" calcext:value-type="float">
            <text:p>22,4921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68543" calcext:value-type="float">
            <text:p>4,68543</text:p>
          </table:table-cell>
          <table:table-cell office:value-type="float" office:value="10.8208" calcext:value-type="float">
            <text:p>10,8208</text:p>
          </table:table-cell>
          <table:table-cell office:value-type="float" office:value="118" calcext:value-type="float">
            <text:p>118</text:p>
          </table:table-cell>
          <table:table-cell office:value-type="float" office:value="15.1362" calcext:value-type="float">
            <text:p>15,1362</text:p>
          </table:table-cell>
          <table:table-cell office:value-type="float" office:value="9.0664" calcext:value-type="float">
            <text:p>9,0664</text:p>
          </table:table-cell>
          <table:table-cell table:number-columns-repeated="4"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94559" calcext:value-type="float">
            <text:p>5,94559</text:p>
          </table:table-cell>
          <table:table-cell office:value-type="float" office:value="23.0579" calcext:value-type="float">
            <text:p>23,0579</text:p>
          </table:table-cell>
          <table:table-cell office:value-type="float" office:value="324" calcext:value-type="float">
            <text:p>324</text:p>
          </table:table-cell>
          <table:table-cell office:value-type="float" office:value="27.4043" calcext:value-type="float">
            <text:p>27,4043</text:p>
          </table:table-cell>
          <table:table-cell office:value-type="float" office:value="29.1279" calcext:value-type="float">
            <text:p>29,1279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90841" calcext:value-type="float">
            <text:p>5,90841</text:p>
          </table:table-cell>
          <table:table-cell table:style-name="ce30" office:value-type="float" office:value="10.7121" calcext:value-type="float">
            <text:p>10,7121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14.8438" calcext:value-type="float">
            <text:p>14,8438</text:p>
          </table:table-cell>
          <table:table-cell table:style-name="ce30" office:value-type="float" office:value="12.1738" calcext:value-type="float">
            <text:p>12,17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69735" calcext:value-type="float">
            <text:p>4,69735</text:p>
          </table:table-cell>
          <table:table-cell office:value-type="float" office:value="26.7187" calcext:value-type="float">
            <text:p>26,7187</text:p>
          </table:table-cell>
          <table:table-cell office:value-type="float" office:value="182" calcext:value-type="float">
            <text:p>182</text:p>
          </table:table-cell>
          <table:table-cell office:value-type="float" office:value="31.6016" calcext:value-type="float">
            <text:p>31,6016</text:p>
          </table:table-cell>
          <table:table-cell office:value-type="float" office:value="22.1694" calcext:value-type="float">
            <text:p>22,1694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93335" calcext:value-type="float">
            <text:p>4,93335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9.06674" calcext:value-type="float">
            <text:p>9,06674</text:p>
          </table:table-cell>
          <table:table-cell table:number-columns-repeated="4"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93943" calcext:value-type="float">
            <text:p>5,93943</text:p>
          </table:table-cell>
          <table:table-cell office:value-type="float" office:value="26.2658" calcext:value-type="float">
            <text:p>26,2658</text:p>
          </table:table-cell>
          <table:table-cell office:value-type="float" office:value="205" calcext:value-type="float">
            <text:p>205</text:p>
          </table:table-cell>
          <table:table-cell office:value-type="float" office:value="29.0158" calcext:value-type="float">
            <text:p>29,0158</text:p>
          </table:table-cell>
          <table:table-cell office:value-type="float" office:value="28.9862" calcext:value-type="float">
            <text:p>28,9862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92256" calcext:value-type="float">
            <text:p>5,92256</text:p>
          </table:table-cell>
          <table:table-cell table:style-name="ce30" office:value-type="float" office:value="10.6371" calcext:value-type="float">
            <text:p>10,6371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14.8419" calcext:value-type="float">
            <text:p>14,8419</text:p>
          </table:table-cell>
          <table:table-cell table:style-name="ce30" office:value-type="float" office:value="12175" calcext:value-type="float">
            <text:p>121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71981" calcext:value-type="float">
            <text:p>4,71981</text:p>
          </table:table-cell>
          <table:table-cell office:value-type="float" office:value="25.2127" calcext:value-type="float">
            <text:p>25,2127</text:p>
          </table:table-cell>
          <table:table-cell office:value-type="float" office:value="135" calcext:value-type="float">
            <text:p>135</text:p>
          </table:table-cell>
          <table:table-cell office:value-type="float" office:value="28.8347" calcext:value-type="float">
            <text:p>28,8347</text:p>
          </table:table-cell>
          <table:table-cell office:value-type="float" office:value="22.3733" calcext:value-type="float">
            <text:p>22,3733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70636" calcext:value-type="float">
            <text:p>4,70636</text:p>
          </table:table-cell>
          <table:table-cell office:value-type="float" office:value="10.8797" calcext:value-type="float">
            <text:p>10,8797</text:p>
          </table:table-cell>
          <table:table-cell office:value-type="float" office:value="97" calcext:value-type="float">
            <text:p>97</text:p>
          </table:table-cell>
          <table:table-cell office:value-type="float" office:value="14.4271" calcext:value-type="float">
            <text:p>14,4271</text:p>
          </table:table-cell>
          <table:table-cell office:value-type="float" office:value="9.56594" calcext:value-type="float">
            <text:p>9,56594</text:p>
          </table:table-cell>
          <table:table-cell table:number-columns-repeated="4"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93432" calcext:value-type="float">
            <text:p>5,93432</text:p>
          </table:table-cell>
          <table:table-cell office:value-type="float" office:value="23.7881" calcext:value-type="float">
            <text:p>23,7881</text:p>
          </table:table-cell>
          <table:table-cell office:value-type="float" office:value="325" calcext:value-type="float">
            <text:p>325</text:p>
          </table:table-cell>
          <table:table-cell office:value-type="float" office:value="28.1479" calcext:value-type="float">
            <text:p>28,1479</text:p>
          </table:table-cell>
          <table:table-cell office:value-type="float" office:value="29.0091" calcext:value-type="float">
            <text:p>29,0091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83072" calcext:value-type="float">
            <text:p>5,83072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1903" calcext:value-type="float">
            <text:p>12,19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70138" calcext:value-type="float">
            <text:p>4,70138</text:p>
          </table:table-cell>
          <table:table-cell office:value-type="float" office:value="26.6738" calcext:value-type="float">
            <text:p>26,6738</text:p>
          </table:table-cell>
          <table:table-cell office:value-type="float" office:value="342" calcext:value-type="float">
            <text:p>342</text:p>
          </table:table-cell>
          <table:table-cell office:value-type="float" office:value="35.8495" calcext:value-type="float">
            <text:p>35,8495</text:p>
          </table:table-cell>
          <table:table-cell office:value-type="float" office:value="25.3782" calcext:value-type="float">
            <text:p>25,3782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6409" calcext:value-type="float">
            <text:p>4,6409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9.13073" calcext:value-type="float">
            <text:p>9,13073</text:p>
          </table:table-cell>
          <table:table-cell table:number-columns-repeated="4"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94085" calcext:value-type="float">
            <text:p>5,94085</text:p>
          </table:table-cell>
          <table:table-cell office:value-type="float" office:value="24.8902" calcext:value-type="float">
            <text:p>24,8902</text:p>
          </table:table-cell>
          <table:table-cell office:value-type="float" office:value="417" calcext:value-type="float">
            <text:p>417</text:p>
          </table:table-cell>
          <table:table-cell office:value-type="float" office:value="30.4841" calcext:value-type="float">
            <text:p>30,4841</text:p>
          </table:table-cell>
          <table:table-cell office:value-type="float" office:value="30.0685" calcext:value-type="float">
            <text:p>30,0685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6.00759" calcext:value-type="float">
            <text:p>6,00759</text:p>
          </table:table-cell>
          <table:table-cell table:style-name="ce30" office:value-type="float" office:value="10.8942" calcext:value-type="float">
            <text:p>10,8942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15.1539" calcext:value-type="float">
            <text:p>15,1539</text:p>
          </table:table-cell>
          <table:table-cell table:style-name="ce30" office:value-type="float" office:value="12.2829" calcext:value-type="float">
            <text:p>12,28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69521" calcext:value-type="float">
            <text:p>4,69521</text:p>
          </table:table-cell>
          <table:table-cell office:value-type="float" office:value="25.5433" calcext:value-type="float">
            <text:p>25,5433</text:p>
          </table:table-cell>
          <table:table-cell office:value-type="float" office:value="213" calcext:value-type="float">
            <text:p>213</text:p>
          </table:table-cell>
          <table:table-cell office:value-type="float" office:value="31.258" calcext:value-type="float">
            <text:p>31,258</text:p>
          </table:table-cell>
          <table:table-cell office:value-type="float" office:value="22.1323" calcext:value-type="float">
            <text:p>22,1323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65783" calcext:value-type="float">
            <text:p>4,65783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9.26578" calcext:value-type="float">
            <text:p>9,26578</text:p>
          </table:table-cell>
          <table:table-cell table:number-columns-repeated="4"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95047" calcext:value-type="float">
            <text:p>5,95047</text:p>
          </table:table-cell>
          <table:table-cell office:value-type="float" office:value="25.1305" calcext:value-type="float">
            <text:p>25,1305</text:p>
          </table:table-cell>
          <table:table-cell office:value-type="float" office:value="293" calcext:value-type="float">
            <text:p>293</text:p>
          </table:table-cell>
          <table:table-cell office:value-type="float" office:value="29.061" calcext:value-type="float">
            <text:p>29,061</text:p>
          </table:table-cell>
          <table:table-cell office:value-type="float" office:value="29.7631" calcext:value-type="float">
            <text:p>29,7631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80693" calcext:value-type="float">
            <text:p>5,80693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1.8517" calcext:value-type="float">
            <text:p>11,8517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62:.C66])" office:value-type="float" office:value="0.669305" calcext:value-type="float">
            <text:p>0,669305</text:p>
          </table:table-cell>
          <table:table-cell table:style-name="ce22" table:formula="of:=AVERAGE([.D62:.D66])" office:value-type="float" office:value="0" calcext:value-type="float">
            <text:p>0</text:p>
          </table:table-cell>
          <table:table-cell table:style-name="ce22" table:formula="of:=AVERAGE([.E62:.E66])" office:value-type="float" office:value="0.669305" calcext:value-type="float">
            <text:p>0,669305</text:p>
          </table:table-cell>
          <table:table-cell table:style-name="ce22" table:formula="of:=AVERAGE([.F62:.F66])" office:value-type="float" office:value="4.701788" calcext:value-type="float">
            <text:p>4,701788</text:p>
          </table:table-cell>
          <table:table-cell table:style-name="ce22" table:formula="of:=AVERAGE([.G62:.G66])" office:value-type="float" office:value="26.17966" calcext:value-type="float">
            <text:p>26,17966</text:p>
          </table:table-cell>
          <table:table-cell table:style-name="ce22" table:formula="of:=AVERAGE([.H62:.H66])" office:value-type="float" office:value="210" calcext:value-type="float">
            <text:p>210</text:p>
          </table:table-cell>
          <table:table-cell table:style-name="ce22" table:formula="of:=AVERAGE([.I62:.I66])" office:value-type="float" office:value="31.81386" calcext:value-type="float">
            <text:p>31,81386</text:p>
          </table:table-cell>
          <table:table-cell table:style-name="ce22" table:formula="of:=AVERAGE([.J62:.J66])" office:value-type="float" office:value="22.90906" calcext:value-type="float">
            <text:p>22,90906</text:p>
          </table:table-cell>
          <table:table-cell table:style-name="ce22" table:formula="of:=AVERAGE([.K62:.K66])" office:value-type="float" office:value="0.715599" calcext:value-type="float">
            <text:p>0,715599</text:p>
          </table:table-cell>
          <table:table-cell table:style-name="ce22" table:formula="of:=AVERAGE([.L62:.L66])" office:value-type="float" office:value="0" calcext:value-type="float">
            <text:p>0</text:p>
          </table:table-cell>
          <table:table-cell table:style-name="ce22" table:formula="of:=AVERAGE([.M62:.M66])" office:value-type="float" office:value="0.715599" calcext:value-type="float">
            <text:p>0,715599</text:p>
          </table:table-cell>
          <table:table-cell table:style-name="ce22" table:formula="of:=AVERAGE([.N62:.N66])" office:value-type="float" office:value="4.724774" calcext:value-type="float">
            <text:p>4,724774</text:p>
          </table:table-cell>
          <table:table-cell table:style-name="ce22" table:formula="of:=AVERAGE([.O62:.O66])" office:value-type="float" office:value="12.6411" calcext:value-type="float">
            <text:p>12,6411</text:p>
          </table:table-cell>
          <table:table-cell table:style-name="ce22" table:formula="of:=AVERAGE([.P62:.P66])" office:value-type="float" office:value="46.6" calcext:value-type="float">
            <text:p>46,6</text:p>
          </table:table-cell>
          <table:table-cell table:style-name="ce22" table:formula="of:=AVERAGE([.Q62:.Q66])" office:value-type="float" office:value="14.3453" calcext:value-type="float">
            <text:p>14,3453</text:p>
          </table:table-cell>
          <table:table-cell table:style-name="ce22" table:formula="of:=AVERAGE([.R62:.R66])" office:value-type="float" office:value="9.219118" calcext:value-type="float">
            <text:p>9,219118</text:p>
          </table:table-cell>
          <table:table-cell table:number-columns-repeated="4"/>
          <table:table-cell table:style-name="ce24" office:value-type="string" calcext:value-type="string">
            <text:p>MEDIA</text:p>
          </table:table-cell>
          <table:table-cell table:style-name="ce22" table:formula="of:=AVERAGE([.X62:.X66])" office:value-type="float" office:value="0.669305" calcext:value-type="float">
            <text:p>0,669305</text:p>
          </table:table-cell>
          <table:table-cell table:style-name="ce22" table:formula="of:=AVERAGE([.Y62:.Y66])" office:value-type="float" office:value="0" calcext:value-type="float">
            <text:p>0</text:p>
          </table:table-cell>
          <table:table-cell table:style-name="ce22" table:formula="of:=AVERAGE([.Z62:.Z66])" office:value-type="float" office:value="0.669305" calcext:value-type="float">
            <text:p>0,669305</text:p>
          </table:table-cell>
          <table:table-cell table:style-name="ce22" table:formula="of:=AVERAGE([.AA62:.AA66])" office:value-type="float" office:value="5.942132" calcext:value-type="float">
            <text:p>5,942132</text:p>
          </table:table-cell>
          <table:table-cell table:style-name="ce22" table:formula="of:=AVERAGE([.AB62:.AB66])" office:value-type="float" office:value="24.6265" calcext:value-type="float">
            <text:p>24,6265</text:p>
          </table:table-cell>
          <table:table-cell table:style-name="ce22" table:formula="of:=AVERAGE([.AC62:.AC66])" office:value-type="float" office:value="312.8" calcext:value-type="float">
            <text:p>312,8</text:p>
          </table:table-cell>
          <table:table-cell table:style-name="ce22" table:formula="of:=AVERAGE([.AD62:.AD66])" office:value-type="float" office:value="28.82262" calcext:value-type="float">
            <text:p>28,82262</text:p>
          </table:table-cell>
          <table:table-cell table:style-name="ce22" table:formula="of:=AVERAGE([.AE62:.AE66])" office:value-type="float" office:value="29.39096" calcext:value-type="float">
            <text:p>29,39096</text:p>
          </table:table-cell>
          <table:table-cell table:style-name="ce22" table:formula="of:=AVERAGE([.AF62:.AF66])" office:value-type="float" office:value="0.715599" calcext:value-type="float">
            <text:p>0,715599</text:p>
          </table:table-cell>
          <table:table-cell table:style-name="ce22" table:formula="of:=AVERAGE([.AG62:.AG66])" office:value-type="float" office:value="0" calcext:value-type="float">
            <text:p>0</text:p>
          </table:table-cell>
          <table:table-cell table:style-name="ce22" table:formula="of:=AVERAGE([.AH62:.AH66])" office:value-type="float" office:value="0.715599" calcext:value-type="float">
            <text:p>0,715599</text:p>
          </table:table-cell>
          <table:table-cell table:style-name="ce22" table:formula="of:=AVERAGE([.AI62:.AI66])" office:value-type="float" office:value="5.895242" calcext:value-type="float">
            <text:p>5,895242</text:p>
          </table:table-cell>
          <table:table-cell table:style-name="ce22" table:formula="of:=AVERAGE([.AJ62:.AJ66])" office:value-type="float" office:value="12.16352" calcext:value-type="float">
            <text:p>12,16352</text:p>
          </table:table-cell>
          <table:table-cell table:style-name="ce22" table:formula="of:=AVERAGE([.AK62:.AK66])" office:value-type="float" office:value="137.8" calcext:value-type="float">
            <text:p>137,8</text:p>
          </table:table-cell>
          <table:table-cell table:style-name="ce22" table:formula="of:=AVERAGE([.AL62:.AL66])" office:value-type="float" office:value="14.68276" calcext:value-type="float">
            <text:p>14,68276</text:p>
          </table:table-cell>
          <table:table-cell table:style-name="ce22" table:formula="of:=AVERAGE([.AM62:.AM66])" office:value-type="float" office:value="2444.69974" calcext:value-type="float">
            <text:p>2444,69974</text:p>
          </table:table-cell>
          <table:table-cell table:number-columns-repeated="2"/>
        </table:table-row>
        <table:table-row table:style-name="ro1">
          <table:table-cell/>
          <table:table-cell table:style-name="ce14"/>
          <table:table-cell table:style-name="Default" table:number-columns-repeated="16"/>
          <table:table-cell table:number-columns-repeated="4"/>
          <table:table-cell table:style-name="ce14"/>
          <table:table-cell table:style-name="Default" table:number-columns-repeated="11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7"/>
          <table:table-cell table:number-columns-repeated="4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Default"/>
          <table:table-cell table:style-name="ce8" office:value-type="string" calcext:value-type="string" table:number-columns-spanned="16" table:number-rows-spanned="1">
            <text:p>AGE-UN</text:p>
          </table:table-cell>
          <table:covered-table-cell table:number-columns-repeated="15" table:style-name="Default"/>
          <table:table-cell table:number-columns-repeated="4"/>
          <table:table-cell table:style-name="Default"/>
          <table:table-cell table:style-name="ce8" office:value-type="string" calcext:value-type="string" table:number-columns-spanned="16" table:number-rows-spanned="1">
            <text:p>AGE-UN</text:p>
          </table:table-cell>
          <table:covered-table-cell table:number-columns-repeated="10" table:style-name="Default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RAND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4"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RAND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18657" calcext:value-type="float">
            <text:p>5,18657</text:p>
          </table:table-cell>
          <table:table-cell office:value-type="float" office:value="22.2959" calcext:value-type="float">
            <text:p>22,2959</text:p>
          </table:table-cell>
          <table:table-cell office:value-type="float" office:value="75" calcext:value-type="float">
            <text:p>75</text:p>
          </table:table-cell>
          <table:table-cell office:value-type="float" office:value="24.3081" calcext:value-type="float">
            <text:p>24,3081</text:p>
          </table:table-cell>
          <table:table-cell office:value-type="float" office:value="23.8332" calcext:value-type="float">
            <text:p>23,8332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5.18789" calcext:value-type="float">
            <text:p>5,18789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9.72174" calcext:value-type="float">
            <text:p>9,72174</text:p>
          </table:table-cell>
          <table:table-cell table:number-columns-repeated="4"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6.52668" calcext:value-type="float">
            <text:p>6,52668</text:p>
          </table:table-cell>
          <table:table-cell office:value-type="float" office:value="21.9031" calcext:value-type="float">
            <text:p>21,9031</text:p>
          </table:table-cell>
          <table:table-cell office:value-type="float" office:value="151" calcext:value-type="float">
            <text:p>151</text:p>
          </table:table-cell>
          <table:table-cell office:value-type="float" office:value="23.9288" calcext:value-type="float">
            <text:p>23,9288</text:p>
          </table:table-cell>
          <table:table-cell office:value-type="float" office:value="30.4813" calcext:value-type="float">
            <text:p>30,4813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6.50387" calcext:value-type="float">
            <text:p>6,50387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9336" calcext:value-type="float">
            <text:p>12,93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22086" calcext:value-type="float">
            <text:p>5,22086</text:p>
          </table:table-cell>
          <table:table-cell office:value-type="float" office:value="21.2545" calcext:value-type="float">
            <text:p>21,2545</text:p>
          </table:table-cell>
          <table:table-cell office:value-type="float" office:value="118" calcext:value-type="float">
            <text:p>118</text:p>
          </table:table-cell>
          <table:table-cell office:value-type="float" office:value="24.4204" calcext:value-type="float">
            <text:p>24,4204</text:p>
          </table:table-cell>
          <table:table-cell office:value-type="float" office:value="23.6282" calcext:value-type="float">
            <text:p>23,6282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5.33827" calcext:value-type="float">
            <text:p>5,33827</text:p>
          </table:table-cell>
          <table:table-cell office:value-type="float" office:value="10.8797" calcext:value-type="float">
            <text:p>10,8797</text:p>
          </table:table-cell>
          <table:table-cell office:value-type="float" office:value="97" calcext:value-type="float">
            <text:p>97</text:p>
          </table:table-cell>
          <table:table-cell office:value-type="float" office:value="14.4271" calcext:value-type="float">
            <text:p>14,4271</text:p>
          </table:table-cell>
          <table:table-cell office:value-type="float" office:value="9.69962" calcext:value-type="float">
            <text:p>9,69962</text:p>
          </table:table-cell>
          <table:table-cell table:number-columns-repeated="4"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6.47848" calcext:value-type="float">
            <text:p>6,47848</text:p>
          </table:table-cell>
          <table:table-cell office:value-type="float" office:value="21.7309" calcext:value-type="float">
            <text:p>21,7309</text:p>
          </table:table-cell>
          <table:table-cell office:value-type="float" office:value="156" calcext:value-type="float">
            <text:p>156</text:p>
          </table:table-cell>
          <table:table-cell office:value-type="float" office:value="23.8236" calcext:value-type="float">
            <text:p>23,8236</text:p>
          </table:table-cell>
          <table:table-cell office:value-type="float" office:value="30.519" calcext:value-type="float">
            <text:p>30,519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6.71359" calcext:value-type="float">
            <text:p>6,71359</text:p>
          </table:table-cell>
          <table:table-cell table:style-name="ce30" office:value-type="float" office:value="10.7979" calcext:value-type="float">
            <text:p>10,7979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15.6791" calcext:value-type="float">
            <text:p>15,6791</text:p>
          </table:table-cell>
          <table:table-cell table:style-name="ce30" office:value-type="float" office:value="12.8667" calcext:value-type="float">
            <text:p>12,86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22612" calcext:value-type="float">
            <text:p>5,22612</text:p>
          </table:table-cell>
          <table:table-cell table:style-name="ce48" office:value-type="float" office:value="21.7349" calcext:value-type="float">
            <text:p>21,7349</text:p>
          </table:table-cell>
          <table:table-cell office:value-type="float" office:value="86" calcext:value-type="float">
            <text:p>86</text:p>
          </table:table-cell>
          <table:table-cell office:value-type="float" office:value="24.0423" calcext:value-type="float">
            <text:p>24,0423</text:p>
          </table:table-cell>
          <table:table-cell office:value-type="float" office:value="24.4696" calcext:value-type="float">
            <text:p>24,4696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5.19082" calcext:value-type="float">
            <text:p>5,19082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10.4878" calcext:value-type="float">
            <text:p>10,4878</text:p>
          </table:table-cell>
          <table:table-cell table:number-columns-repeated="4"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6.47118" calcext:value-type="float">
            <text:p>6,47118</text:p>
          </table:table-cell>
          <table:table-cell office:value-type="float" office:value="21.9684" calcext:value-type="float">
            <text:p>21,9684</text:p>
          </table:table-cell>
          <table:table-cell office:value-type="float" office:value="151" calcext:value-type="float">
            <text:p>151</text:p>
          </table:table-cell>
          <table:table-cell office:value-type="float" office:value="23.9941" calcext:value-type="float">
            <text:p>23,9941</text:p>
          </table:table-cell>
          <table:table-cell office:value-type="float" office:value="30.6142" calcext:value-type="float">
            <text:p>30,6142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6.40394" calcext:value-type="float">
            <text:p>6,40394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8322" calcext:value-type="float">
            <text:p>12,83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21655" calcext:value-type="float">
            <text:p>5,21655</text:p>
          </table:table-cell>
          <table:table-cell table:style-name="ce48" office:value-type="float" office:value="21.9077" calcext:value-type="float">
            <text:p>21,9077</text:p>
          </table:table-cell>
          <table:table-cell office:value-type="float" office:value="52" calcext:value-type="float">
            <text:p>52</text:p>
          </table:table-cell>
          <table:table-cell office:value-type="float" office:value="23.3029" calcext:value-type="float">
            <text:p>23,3029</text:p>
          </table:table-cell>
          <table:table-cell office:value-type="float" office:value="24.4074" calcext:value-type="float">
            <text:p>24,4074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5.18252" calcext:value-type="float">
            <text:p>5,18252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9.78534" calcext:value-type="float">
            <text:p>9,78534</text:p>
          </table:table-cell>
          <table:table-cell table:number-columns-repeated="4"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6.47809" calcext:value-type="float">
            <text:p>6,47809</text:p>
          </table:table-cell>
          <table:table-cell office:value-type="float" office:value="21813" calcext:value-type="float">
            <text:p>21813</text:p>
          </table:table-cell>
          <table:table-cell office:value-type="float" office:value="145" calcext:value-type="float">
            <text:p>145</text:p>
          </table:table-cell>
          <table:table-cell office:value-type="float" office:value="23.7581" calcext:value-type="float">
            <text:p>23,7581</text:p>
          </table:table-cell>
          <table:table-cell office:value-type="float" office:value="31.6256" calcext:value-type="float">
            <text:p>31,6256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6.43255" calcext:value-type="float">
            <text:p>6,43255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3.3937" calcext:value-type="float">
            <text:p>13,39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20393" calcext:value-type="float">
            <text:p>5,20393</text:p>
          </table:table-cell>
          <table:table-cell table:style-name="ce48" office:value-type="float" office:value="22.1389" calcext:value-type="float">
            <text:p>22,1389</text:p>
          </table:table-cell>
          <table:table-cell office:value-type="float" office:value="46" calcext:value-type="float">
            <text:p>46</text:p>
          </table:table-cell>
          <table:table-cell office:value-type="float" office:value="23.3731" calcext:value-type="float">
            <text:p>23,3731</text:p>
          </table:table-cell>
          <table:table-cell office:value-type="float" office:value="23.6163" calcext:value-type="float">
            <text:p>23,6163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5.19704" calcext:value-type="float">
            <text:p>5,19704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10.0113" calcext:value-type="float">
            <text:p>10,0113</text:p>
          </table:table-cell>
          <table:table-cell table:number-columns-repeated="4"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6.49779" calcext:value-type="float">
            <text:p>6,49779</text:p>
          </table:table-cell>
          <table:table-cell office:value-type="float" office:value="21.9214" calcext:value-type="float">
            <text:p>21,9214</text:p>
          </table:table-cell>
          <table:table-cell office:value-type="float" office:value="159" calcext:value-type="float">
            <text:p>159</text:p>
          </table:table-cell>
          <table:table-cell office:value-type="float" office:value="24.0543" calcext:value-type="float">
            <text:p>24,0543</text:p>
          </table:table-cell>
          <table:table-cell office:value-type="float" office:value="30.7135" calcext:value-type="float">
            <text:p>30,7135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6.36754" calcext:value-type="float">
            <text:p>6,36754</text:p>
          </table:table-cell>
          <table:table-cell table:style-name="ce30" office:value-type="float" office:value="10.8955" calcext:value-type="float">
            <text:p>10,8955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15.2648" calcext:value-type="float">
            <text:p>15,2648</text:p>
          </table:table-cell>
          <table:table-cell table:style-name="ce30" office:value-type="float" office:value="12.5878" calcext:value-type="float">
            <text:p>12,5878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74:.C78])" office:value-type="float" office:value="0.669305" calcext:value-type="float">
            <text:p>0,669305</text:p>
          </table:table-cell>
          <table:table-cell table:style-name="ce22" table:formula="of:=AVERAGE([.D74:.D78])" office:value-type="float" office:value="0" calcext:value-type="float">
            <text:p>0</text:p>
          </table:table-cell>
          <table:table-cell table:style-name="ce22" table:formula="of:=AVERAGE([.E74:.E78])" office:value-type="float" office:value="0.669305" calcext:value-type="float">
            <text:p>0,669305</text:p>
          </table:table-cell>
          <table:table-cell table:style-name="ce22" table:formula="of:=AVERAGE([.F74:.F78])" office:value-type="float" office:value="5.210806" calcext:value-type="float">
            <text:p>5,210806</text:p>
          </table:table-cell>
          <table:table-cell table:style-name="ce22" table:formula="of:=AVERAGE([.G74:.G78])" office:value-type="float" office:value="21.86638" calcext:value-type="float">
            <text:p>21,86638</text:p>
          </table:table-cell>
          <table:table-cell table:style-name="ce22" table:formula="of:=AVERAGE([.H74:.H78])" office:value-type="float" office:value="75.4" calcext:value-type="float">
            <text:p>75,4</text:p>
          </table:table-cell>
          <table:table-cell table:style-name="ce22" table:formula="of:=AVERAGE([.I74:.I78])" office:value-type="float" office:value="23.88936" calcext:value-type="float">
            <text:p>23,88936</text:p>
          </table:table-cell>
          <table:table-cell table:style-name="ce22" table:formula="of:=AVERAGE([.J74:.J78])" office:value-type="float" office:value="23.99094" calcext:value-type="float">
            <text:p>23,99094</text:p>
          </table:table-cell>
          <table:table-cell table:style-name="ce22" table:formula="of:=AVERAGE([.K74:.K78])" office:value-type="float" office:value="0.715599" calcext:value-type="float">
            <text:p>0,715599</text:p>
          </table:table-cell>
          <table:table-cell table:style-name="ce22" table:formula="of:=AVERAGE([.L74:.L78])" office:value-type="float" office:value="0" calcext:value-type="float">
            <text:p>0</text:p>
          </table:table-cell>
          <table:table-cell table:style-name="ce22" table:formula="of:=AVERAGE([.M74:.M78])" office:value-type="float" office:value="0.715599" calcext:value-type="float">
            <text:p>0,715599</text:p>
          </table:table-cell>
          <table:table-cell table:style-name="ce22" table:formula="of:=AVERAGE([.N74:.N78])" office:value-type="float" office:value="5.219308" calcext:value-type="float">
            <text:p>5,219308</text:p>
          </table:table-cell>
          <table:table-cell table:style-name="ce22" table:formula="of:=AVERAGE([.O74:.O78])" office:value-type="float" office:value="13.24394" calcext:value-type="float">
            <text:p>13,24394</text:p>
          </table:table-cell>
          <table:table-cell table:style-name="ce22" table:formula="of:=AVERAGE([.P74:.P78])" office:value-type="float" office:value="24.2" calcext:value-type="float">
            <text:p>24,2</text:p>
          </table:table-cell>
          <table:table-cell table:style-name="ce22" table:formula="of:=AVERAGE([.Q74:.Q78])" office:value-type="float" office:value="14.12894" calcext:value-type="float">
            <text:p>14,12894</text:p>
          </table:table-cell>
          <table:table-cell table:style-name="ce22" table:formula="of:=AVERAGE([.R74:.R78])" office:value-type="float" office:value="9.94116" calcext:value-type="float">
            <text:p>9,94116</text:p>
          </table:table-cell>
          <table:table-cell table:number-columns-repeated="4"/>
          <table:table-cell table:style-name="ce24" office:value-type="string" calcext:value-type="string">
            <text:p>MEDIA</text:p>
          </table:table-cell>
          <table:table-cell table:style-name="ce22" table:formula="of:=AVERAGE([.X74:.X78])" office:value-type="float" office:value="0.669305" calcext:value-type="float">
            <text:p>0,669305</text:p>
          </table:table-cell>
          <table:table-cell table:style-name="ce22" table:formula="of:=AVERAGE([.Y74:.Y78])" office:value-type="float" office:value="0" calcext:value-type="float">
            <text:p>0</text:p>
          </table:table-cell>
          <table:table-cell table:style-name="ce22" table:formula="of:=AVERAGE([.Z74:.Z78])" office:value-type="float" office:value="0.669305" calcext:value-type="float">
            <text:p>0,669305</text:p>
          </table:table-cell>
          <table:table-cell table:style-name="ce22" table:formula="of:=AVERAGE([.AA74:.AA78])" office:value-type="float" office:value="6.490444" calcext:value-type="float">
            <text:p>6,490444</text:p>
          </table:table-cell>
          <table:table-cell table:style-name="ce22" table:formula="of:=AVERAGE([.AB74:.AB78])" office:value-type="float" office:value="4380.10476" calcext:value-type="float">
            <text:p>4380,10476</text:p>
          </table:table-cell>
          <table:table-cell table:style-name="ce22" table:formula="of:=AVERAGE([.AC74:.AC78])" office:value-type="float" office:value="152.4" calcext:value-type="float">
            <text:p>152,4</text:p>
          </table:table-cell>
          <table:table-cell table:style-name="ce22" table:formula="of:=AVERAGE([.AD74:.AD78])" office:value-type="float" office:value="23.91178" calcext:value-type="float">
            <text:p>23,91178</text:p>
          </table:table-cell>
          <table:table-cell table:style-name="ce22" table:formula="of:=AVERAGE([.AE74:.AE78])" office:value-type="float" office:value="30.79072" calcext:value-type="float">
            <text:p>30,79072</text:p>
          </table:table-cell>
          <table:table-cell table:style-name="ce22" table:formula="of:=AVERAGE([.AF74:.AF78])" office:value-type="float" office:value="0.715599" calcext:value-type="float">
            <text:p>0,715599</text:p>
          </table:table-cell>
          <table:table-cell table:style-name="ce22" table:formula="of:=AVERAGE([.AG74:.AG78])" office:value-type="float" office:value="0" calcext:value-type="float">
            <text:p>0</text:p>
          </table:table-cell>
          <table:table-cell table:style-name="ce22" table:formula="of:=AVERAGE([.AH74:.AH78])" office:value-type="float" office:value="0.715599" calcext:value-type="float">
            <text:p>0,715599</text:p>
          </table:table-cell>
          <table:table-cell table:style-name="ce22" table:formula="of:=AVERAGE([.AI74:.AI78])" office:value-type="float" office:value="6.484298" calcext:value-type="float">
            <text:p>6,484298</text:p>
          </table:table-cell>
          <table:table-cell table:style-name="ce22" table:formula="of:=AVERAGE([.AJ74:.AJ78])" office:value-type="float" office:value="12.91094" calcext:value-type="float">
            <text:p>12,91094</text:p>
          </table:table-cell>
          <table:table-cell table:style-name="ce22" table:formula="of:=AVERAGE([.AK74:.AK78])" office:value-type="float" office:value="101.2" calcext:value-type="float">
            <text:p>101,2</text:p>
          </table:table-cell>
          <table:table-cell table:style-name="ce22" table:formula="of:=AVERAGE([.AL74:.AL78])" office:value-type="float" office:value="14.76104" calcext:value-type="float">
            <text:p>14,76104</text:p>
          </table:table-cell>
          <table:table-cell table:style-name="ce22" table:formula="of:=AVERAGE([.AM74:.AM78])" office:value-type="float" office:value="12.9228" calcext:value-type="float">
            <text:p>12,9228</text:p>
          </table:table-cell>
          <table:table-cell table:number-columns-repeated="2"/>
        </table:table-row>
        <table:table-row table:style-name="ro1">
          <table:table-cell/>
          <table:table-cell table:style-name="ce14"/>
          <table:table-cell table:style-name="Default" table:number-columns-repeated="16"/>
          <table:table-cell table:number-columns-repeated="4"/>
          <table:table-cell table:style-name="ce14"/>
          <table:table-cell table:style-name="Default" table:number-columns-repeated="11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7"/>
          <table:table-cell table:number-columns-repeated="4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Default"/>
          <table:table-cell table:style-name="ce8" office:value-type="string" calcext:value-type="string" table:number-columns-spanned="16" table:number-rows-spanned="1">
            <text:p>AGE-SF</text:p>
          </table:table-cell>
          <table:covered-table-cell table:number-columns-repeated="15" table:style-name="Default"/>
          <table:table-cell table:number-columns-repeated="4"/>
          <table:table-cell table:style-name="Default"/>
          <table:table-cell table:style-name="ce8" office:value-type="string" calcext:value-type="string" table:number-columns-spanned="16" table:number-rows-spanned="1">
            <text:p>AGE-SF</text:p>
          </table:table-cell>
          <table:covered-table-cell table:number-columns-repeated="10" table:style-name="Default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RAND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4"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RAND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19865" calcext:value-type="float">
            <text:p>5,19865</text:p>
          </table:table-cell>
          <table:table-cell office:value-type="float" office:value="21.0227" calcext:value-type="float">
            <text:p>21,0227</text:p>
          </table:table-cell>
          <table:table-cell office:value-type="float" office:value="95" calcext:value-type="float">
            <text:p>95</text:p>
          </table:table-cell>
          <table:table-cell office:value-type="float" office:value="23.5715" calcext:value-type="float">
            <text:p>23,5715</text:p>
          </table:table-cell>
          <table:table-cell office:value-type="float" office:value="23.7729" calcext:value-type="float">
            <text:p>23,7729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5.25002" calcext:value-type="float">
            <text:p>5,25002</text:p>
          </table:table-cell>
          <table:table-cell office:value-type="float" office:value="10.8127" calcext:value-type="float">
            <text:p>10,8127</text:p>
          </table:table-cell>
          <table:table-cell office:value-type="float" office:value="108" calcext:value-type="float">
            <text:p>108</text:p>
          </table:table-cell>
          <table:table-cell office:value-type="float" office:value="14.7624" calcext:value-type="float">
            <text:p>14,7624</text:p>
          </table:table-cell>
          <table:table-cell office:value-type="float" office:value="9.6559" calcext:value-type="float">
            <text:p>9,6559</text:p>
          </table:table-cell>
          <table:table-cell table:number-columns-repeated="4"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6.50742" calcext:value-type="float">
            <text:p>6,50742</text:p>
          </table:table-cell>
          <table:table-cell office:value-type="float" office:value="22.6302" calcext:value-type="float">
            <text:p>22,6302</text:p>
          </table:table-cell>
          <table:table-cell office:value-type="float" office:value="142" calcext:value-type="float">
            <text:p>142</text:p>
          </table:table-cell>
          <table:table-cell office:value-type="float" office:value="24.5351" calcext:value-type="float">
            <text:p>24,5351</text:p>
          </table:table-cell>
          <table:table-cell office:value-type="float" office:value="30.511" calcext:value-type="float">
            <text:p>30,511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6.53209" calcext:value-type="float">
            <text:p>6,53209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5892" calcext:value-type="float">
            <text:p>12,58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20306" calcext:value-type="float">
            <text:p>5,20306</text:p>
          </table:table-cell>
          <table:table-cell office:value-type="float" office:value="22.1983" calcext:value-type="float">
            <text:p>22,1983</text:p>
          </table:table-cell>
          <table:table-cell office:value-type="float" office:value="83" calcext:value-type="float">
            <text:p>83</text:p>
          </table:table-cell>
          <table:table-cell office:value-type="float" office:value="24.4251" calcext:value-type="float">
            <text:p>24,4251</text:p>
          </table:table-cell>
          <table:table-cell office:value-type="float" office:value="23.6373" calcext:value-type="float">
            <text:p>23,6373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5.16963" calcext:value-type="float">
            <text:p>5,16963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9.7253" calcext:value-type="float">
            <text:p>9,7253</text:p>
          </table:table-cell>
          <table:table-cell table:number-columns-repeated="4"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6.45995" calcext:value-type="float">
            <text:p>6,45995</text:p>
          </table:table-cell>
          <table:table-cell office:value-type="float" office:value="21.715" calcext:value-type="float">
            <text:p>21,715</text:p>
          </table:table-cell>
          <table:table-cell office:value-type="float" office:value="138" calcext:value-type="float">
            <text:p>138</text:p>
          </table:table-cell>
          <table:table-cell office:value-type="float" office:value="23.5662" calcext:value-type="float">
            <text:p>23,5662</text:p>
          </table:table-cell>
          <table:table-cell office:value-type="float" office:value="30.4842" calcext:value-type="float">
            <text:p>30,4842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6.52826" calcext:value-type="float">
            <text:p>6,52826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8224" calcext:value-type="float">
            <text:p>12,82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22084" calcext:value-type="float">
            <text:p>5,22084</text:p>
          </table:table-cell>
          <table:table-cell table:style-name="ce48" office:value-type="float" office:value="21.8776" calcext:value-type="float">
            <text:p>21,8776</text:p>
          </table:table-cell>
          <table:table-cell office:value-type="float" office:value="77" calcext:value-type="float">
            <text:p>77</text:p>
          </table:table-cell>
          <table:table-cell office:value-type="float" office:value="23.9434" calcext:value-type="float">
            <text:p>23,9434</text:p>
          </table:table-cell>
          <table:table-cell office:value-type="float" office:value="23.9007" calcext:value-type="float">
            <text:p>23,9007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5.29405" calcext:value-type="float">
            <text:p>5,29405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10.0588" calcext:value-type="float">
            <text:p>10,0588</text:p>
          </table:table-cell>
          <table:table-cell table:number-columns-repeated="4"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6.4899" calcext:value-type="float">
            <text:p>6,4899</text:p>
          </table:table-cell>
          <table:table-cell office:value-type="float" office:value="21.939" calcext:value-type="float">
            <text:p>21,939</text:p>
          </table:table-cell>
          <table:table-cell office:value-type="float" office:value="191" calcext:value-type="float">
            <text:p>191</text:p>
          </table:table-cell>
          <table:table-cell office:value-type="float" office:value="24.5012" calcext:value-type="float">
            <text:p>24,5012</text:p>
          </table:table-cell>
          <table:table-cell office:value-type="float" office:value="30.5162" calcext:value-type="float">
            <text:p>30,5162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6.37084" calcext:value-type="float">
            <text:p>6,37084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7701" calcext:value-type="float">
            <text:p>12,77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19398" calcext:value-type="float">
            <text:p>5,19398</text:p>
          </table:table-cell>
          <table:table-cell table:style-name="ce48" office:value-type="float" office:value="22.2444" calcext:value-type="float">
            <text:p>22,2444</text:p>
          </table:table-cell>
          <table:table-cell office:value-type="float" office:value="101" calcext:value-type="float">
            <text:p>101</text:p>
          </table:table-cell>
          <table:table-cell office:value-type="float" office:value="24.9542" calcext:value-type="float">
            <text:p>24,9542</text:p>
          </table:table-cell>
          <table:table-cell office:value-type="float" office:value="23.6347" calcext:value-type="float">
            <text:p>23,6347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5.36002" calcext:value-type="float">
            <text:p>5,36002</text:p>
          </table:table-cell>
          <table:table-cell office:value-type="float" office:value="10.8225" calcext:value-type="float">
            <text:p>10,8225</text:p>
          </table:table-cell>
          <table:table-cell office:value-type="float" office:value="115" calcext:value-type="float">
            <text:p>115</text:p>
          </table:table-cell>
          <table:table-cell office:value-type="float" office:value="15.0282" calcext:value-type="float">
            <text:p>15,0282</text:p>
          </table:table-cell>
          <table:table-cell office:value-type="float" office:value="9.67239" calcext:value-type="float">
            <text:p>9,67239</text:p>
          </table:table-cell>
          <table:table-cell table:number-columns-repeated="4"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6.48147" calcext:value-type="float">
            <text:p>6,48147</text:p>
          </table:table-cell>
          <table:table-cell office:value-type="float" office:value="21.8314" calcext:value-type="float">
            <text:p>21,8314</text:p>
          </table:table-cell>
          <table:table-cell office:value-type="float" office:value="173" calcext:value-type="float">
            <text:p>173</text:p>
          </table:table-cell>
          <table:table-cell office:value-type="float" office:value="24.1521" calcext:value-type="float">
            <text:p>24,1521</text:p>
          </table:table-cell>
          <table:table-cell office:value-type="float" office:value="30.4623" calcext:value-type="float">
            <text:p>30,4623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6.46035" calcext:value-type="float">
            <text:p>6,46035</text:p>
          </table:table-cell>
          <table:table-cell table:style-name="ce30" office:value-type="float" office:value="10.8208" calcext:value-type="float">
            <text:p>10,8208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15.4643" calcext:value-type="float">
            <text:p>15,4643</text:p>
          </table:table-cell>
          <table:table-cell table:style-name="ce30" office:value-type="float" office:value="12.8347" calcext:value-type="float">
            <text:p>12,83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21059" calcext:value-type="float">
            <text:p>5,21059</text:p>
          </table:table-cell>
          <table:table-cell table:style-name="ce48" office:value-type="float" office:value="21.2511" calcext:value-type="float">
            <text:p>21,2511</text:p>
          </table:table-cell>
          <table:table-cell office:value-type="float" office:value="115" calcext:value-type="float">
            <text:p>115</text:p>
          </table:table-cell>
          <table:table-cell office:value-type="float" office:value="24.3365" calcext:value-type="float">
            <text:p>24,3365</text:p>
          </table:table-cell>
          <table:table-cell office:value-type="float" office:value="23.6062" calcext:value-type="float">
            <text:p>23,6062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5.1559" calcext:value-type="float">
            <text:p>5,1559</text:p>
          </table:table-cell>
          <table:table-cell office:value-type="float" office:value="10.8093" calcext:value-type="float">
            <text:p>10,8093</text:p>
          </table:table-cell>
          <table:table-cell office:value-type="float" office:value="112" calcext:value-type="float">
            <text:p>112</text:p>
          </table:table-cell>
          <table:table-cell office:value-type="float" office:value="14.9052" calcext:value-type="float">
            <text:p>14,9052</text:p>
          </table:table-cell>
          <table:table-cell office:value-type="float" office:value="9.94849" calcext:value-type="float">
            <text:p>9,94849</text:p>
          </table:table-cell>
          <table:table-cell table:number-columns-repeated="4"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6.46886" calcext:value-type="float">
            <text:p>6,46886</text:p>
          </table:table-cell>
          <table:table-cell office:value-type="float" office:value="21.6596" calcext:value-type="float">
            <text:p>21,6596</text:p>
          </table:table-cell>
          <table:table-cell office:value-type="float" office:value="173" calcext:value-type="float">
            <text:p>173</text:p>
          </table:table-cell>
          <table:table-cell office:value-type="float" office:value="23.9804" calcext:value-type="float">
            <text:p>23,9804</text:p>
          </table:table-cell>
          <table:table-cell office:value-type="float" office:value="30.5146" calcext:value-type="float">
            <text:p>30,5146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6.37909" calcext:value-type="float">
            <text:p>6,37909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4856" calcext:value-type="float">
            <text:p>12,4856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86:.C90])" office:value-type="float" office:value="0.669305" calcext:value-type="float">
            <text:p>0,669305</text:p>
          </table:table-cell>
          <table:table-cell table:style-name="ce22" table:formula="of:=AVERAGE([.D86:.D90])" office:value-type="float" office:value="0" calcext:value-type="float">
            <text:p>0</text:p>
          </table:table-cell>
          <table:table-cell table:style-name="ce22" table:formula="of:=AVERAGE([.E86:.E90])" office:value-type="float" office:value="0.669305" calcext:value-type="float">
            <text:p>0,669305</text:p>
          </table:table-cell>
          <table:table-cell table:style-name="ce22" table:formula="of:=AVERAGE([.F86:.F90])" office:value-type="float" office:value="5.205424" calcext:value-type="float">
            <text:p>5,205424</text:p>
          </table:table-cell>
          <table:table-cell table:style-name="ce22" table:formula="of:=AVERAGE([.G86:.G90])" office:value-type="float" office:value="21.71882" calcext:value-type="float">
            <text:p>21,71882</text:p>
          </table:table-cell>
          <table:table-cell table:style-name="ce22" table:formula="of:=AVERAGE([.H86:.H90])" office:value-type="float" office:value="94.2" calcext:value-type="float">
            <text:p>94,2</text:p>
          </table:table-cell>
          <table:table-cell table:style-name="ce22" table:formula="of:=AVERAGE([.I86:.I90])" office:value-type="float" office:value="24.24614" calcext:value-type="float">
            <text:p>24,24614</text:p>
          </table:table-cell>
          <table:table-cell table:style-name="ce22" table:formula="of:=AVERAGE([.J86:.J90])" office:value-type="float" office:value="23.71036" calcext:value-type="float">
            <text:p>23,71036</text:p>
          </table:table-cell>
          <table:table-cell table:style-name="ce22" table:formula="of:=AVERAGE([.K86:.K90])" office:value-type="float" office:value="0.715599" calcext:value-type="float">
            <text:p>0,715599</text:p>
          </table:table-cell>
          <table:table-cell table:style-name="ce22" table:formula="of:=AVERAGE([.L86:.L90])" office:value-type="float" office:value="0" calcext:value-type="float">
            <text:p>0</text:p>
          </table:table-cell>
          <table:table-cell table:style-name="ce22" table:formula="of:=AVERAGE([.M86:.M90])" office:value-type="float" office:value="0.715599" calcext:value-type="float">
            <text:p>0,715599</text:p>
          </table:table-cell>
          <table:table-cell table:style-name="ce22" table:formula="of:=AVERAGE([.N86:.N90])" office:value-type="float" office:value="5.245924" calcext:value-type="float">
            <text:p>5,245924</text:p>
          </table:table-cell>
          <table:table-cell table:style-name="ce22" table:formula="of:=AVERAGE([.O86:.O90])" office:value-type="float" office:value="12.0229" calcext:value-type="float">
            <text:p>12,0229</text:p>
          </table:table-cell>
          <table:table-cell table:style-name="ce22" table:formula="of:=AVERAGE([.P86:.P90])" office:value-type="float" office:value="69.4" calcext:value-type="float">
            <text:p>69,4</text:p>
          </table:table-cell>
          <table:table-cell table:style-name="ce22" table:formula="of:=AVERAGE([.Q86:.Q90])" office:value-type="float" office:value="14.56092" calcext:value-type="float">
            <text:p>14,56092</text:p>
          </table:table-cell>
          <table:table-cell table:style-name="ce22" table:formula="of:=AVERAGE([.R86:.R90])" office:value-type="float" office:value="9.812176" calcext:value-type="float">
            <text:p>9,812176</text:p>
          </table:table-cell>
          <table:table-cell table:number-columns-repeated="4"/>
          <table:table-cell table:style-name="ce24" office:value-type="string" calcext:value-type="string">
            <text:p>MEDIA</text:p>
          </table:table-cell>
          <table:table-cell table:style-name="ce22" table:formula="of:=AVERAGE([.X86:.X90])" office:value-type="float" office:value="0.669305" calcext:value-type="float">
            <text:p>0,669305</text:p>
          </table:table-cell>
          <table:table-cell table:style-name="ce22" table:formula="of:=AVERAGE([.Y86:.Y90])" office:value-type="float" office:value="0" calcext:value-type="float">
            <text:p>0</text:p>
          </table:table-cell>
          <table:table-cell table:style-name="ce22" table:formula="of:=AVERAGE([.Z86:.Z90])" office:value-type="float" office:value="0.669305" calcext:value-type="float">
            <text:p>0,669305</text:p>
          </table:table-cell>
          <table:table-cell table:style-name="ce22" table:formula="of:=AVERAGE([.AA86:.AA90])" office:value-type="float" office:value="6.48152" calcext:value-type="float">
            <text:p>6,48152</text:p>
          </table:table-cell>
          <table:table-cell table:style-name="ce22" table:formula="of:=AVERAGE([.AB86:.AB90])" office:value-type="float" office:value="21.95504" calcext:value-type="float">
            <text:p>21,95504</text:p>
          </table:table-cell>
          <table:table-cell table:style-name="ce22" table:formula="of:=AVERAGE([.AC86:.AC90])" office:value-type="float" office:value="163.4" calcext:value-type="float">
            <text:p>163,4</text:p>
          </table:table-cell>
          <table:table-cell table:style-name="ce22" table:formula="of:=AVERAGE([.AD86:.AD90])" office:value-type="float" office:value="24.147" calcext:value-type="float">
            <text:p>24,147</text:p>
          </table:table-cell>
          <table:table-cell table:style-name="ce22" table:formula="of:=AVERAGE([.AE86:.AE90])" office:value-type="float" office:value="30.49766" calcext:value-type="float">
            <text:p>30,49766</text:p>
          </table:table-cell>
          <table:table-cell table:style-name="ce22" table:formula="of:=AVERAGE([.AF86:.AF90])" office:value-type="float" office:value="0.715599" calcext:value-type="float">
            <text:p>0,715599</text:p>
          </table:table-cell>
          <table:table-cell table:style-name="ce22" table:formula="of:=AVERAGE([.AG86:.AG90])" office:value-type="float" office:value="0" calcext:value-type="float">
            <text:p>0</text:p>
          </table:table-cell>
          <table:table-cell table:style-name="ce22" table:formula="of:=AVERAGE([.AH86:.AH90])" office:value-type="float" office:value="0.715599" calcext:value-type="float">
            <text:p>0,715599</text:p>
          </table:table-cell>
          <table:table-cell table:style-name="ce22" table:formula="of:=AVERAGE([.AI86:.AI90])" office:value-type="float" office:value="6.454126" calcext:value-type="float">
            <text:p>6,454126</text:p>
          </table:table-cell>
          <table:table-cell table:style-name="ce22" table:formula="of:=AVERAGE([.AJ86:.AJ90])" office:value-type="float" office:value="13.59384" calcext:value-type="float">
            <text:p>13,59384</text:p>
          </table:table-cell>
          <table:table-cell table:style-name="ce22" table:formula="of:=AVERAGE([.AK86:.AK90])" office:value-type="float" office:value="50.8" calcext:value-type="float">
            <text:p>50,8</text:p>
          </table:table-cell>
          <table:table-cell table:style-name="ce22" table:formula="of:=AVERAGE([.AL86:.AL90])" office:value-type="float" office:value="14.52254" calcext:value-type="float">
            <text:p>14,52254</text:p>
          </table:table-cell>
          <table:table-cell table:style-name="ce22" table:formula="of:=AVERAGE([.AM86:.AM90])" office:value-type="float" office:value="12.7004" calcext:value-type="float">
            <text:p>12,7004</text:p>
          </table:table-cell>
          <table:table-cell table:number-columns-repeated="2"/>
        </table:table-row>
        <table:table-row table:style-name="ro1">
          <table:table-cell/>
          <table:table-cell table:style-name="ce14"/>
          <table:table-cell table:style-name="Default" table:number-columns-repeated="16"/>
          <table:table-cell table:number-columns-repeated="4"/>
          <table:table-cell table:style-name="ce14"/>
          <table:table-cell table:style-name="Default" table:number-columns-repeated="11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7"/>
          <table:table-cell table:number-columns-repeated="4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Default"/>
          <table:table-cell table:style-name="ce8" office:value-type="string" calcext:value-type="string" table:number-columns-spanned="16" table:number-rows-spanned="1">
            <text:p>AM-1,0,10</text:p>
          </table:table-cell>
          <table:covered-table-cell table:number-columns-repeated="15" table:style-name="Default"/>
          <table:table-cell table:number-columns-repeated="4"/>
          <table:table-cell table:style-name="Default"/>
          <table:table-cell table:style-name="ce8" office:value-type="string" calcext:value-type="string" table:number-columns-spanned="16" table:number-rows-spanned="1">
            <text:p>AM-1,0,10</text:p>
          </table:table-cell>
          <table:covered-table-cell table:number-columns-repeated="10" table:style-name="Default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RAND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4"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RAND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59166" calcext:value-type="float">
            <text:p>4,59166</text:p>
          </table:table-cell>
          <table:table-cell office:value-type="float" office:value="22.0861" calcext:value-type="float">
            <text:p>22,0861</text:p>
          </table:table-cell>
          <table:table-cell office:value-type="float" office:value="61" calcext:value-type="float">
            <text:p>61</text:p>
          </table:table-cell>
          <table:table-cell office:value-type="float" office:value="23.7227" calcext:value-type="float">
            <text:p>23,7227</text:p>
          </table:table-cell>
          <table:table-cell office:value-type="float" office:value="22.0237" calcext:value-type="float">
            <text:p>22,0237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59551" calcext:value-type="float">
            <text:p>4,59551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8.9536" calcext:value-type="float">
            <text:p>8,9536</text:p>
          </table:table-cell>
          <table:table-cell table:number-columns-repeated="4"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84074" calcext:value-type="float">
            <text:p>5,84074</text:p>
          </table:table-cell>
          <table:table-cell office:value-type="float" office:value="22.2887" calcext:value-type="float">
            <text:p>22,2887</text:p>
          </table:table-cell>
          <table:table-cell office:value-type="float" office:value="179" calcext:value-type="float">
            <text:p>179</text:p>
          </table:table-cell>
          <table:table-cell office:value-type="float" office:value="24.69" calcext:value-type="float">
            <text:p>24,69</text:p>
          </table:table-cell>
          <table:table-cell office:value-type="float" office:value="28.8284" calcext:value-type="float">
            <text:p>28,8284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71235" calcext:value-type="float">
            <text:p>5,71235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3.4358" calcext:value-type="float">
            <text:p>13,43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57886" calcext:value-type="float">
            <text:p>4,57886</text:p>
          </table:table-cell>
          <table:table-cell table:style-name="ce48" office:value-type="float" office:value="22.056" calcext:value-type="float">
            <text:p>22,056</text:p>
          </table:table-cell>
          <table:table-cell office:value-type="float" office:value="79" calcext:value-type="float">
            <text:p>79</text:p>
          </table:table-cell>
          <table:table-cell office:value-type="float" office:value="24.1756" calcext:value-type="float">
            <text:p>24,1756</text:p>
          </table:table-cell>
          <table:table-cell office:value-type="float" office:value="22.6149" calcext:value-type="float">
            <text:p>22,6149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70443" calcext:value-type="float">
            <text:p>4,70443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8.96258" calcext:value-type="float">
            <text:p>8,96258</text:p>
          </table:table-cell>
          <table:table-cell table:number-columns-repeated="4"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83384" calcext:value-type="float">
            <text:p>5,83384</text:p>
          </table:table-cell>
          <table:table-cell office:value-type="float" office:value="21.5778" calcext:value-type="float">
            <text:p>21,5778</text:p>
          </table:table-cell>
          <table:table-cell office:value-type="float" office:value="247" calcext:value-type="float">
            <text:p>247</text:p>
          </table:table-cell>
          <table:table-cell office:value-type="float" office:value="24.8912" calcext:value-type="float">
            <text:p>24,8912</text:p>
          </table:table-cell>
          <table:table-cell office:value-type="float" office:value="28.8813" calcext:value-type="float">
            <text:p>28,8813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81071" calcext:value-type="float">
            <text:p>5,81071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3253" calcext:value-type="float">
            <text:p>12,32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63521" calcext:value-type="float">
            <text:p>4,63521</text:p>
          </table:table-cell>
          <table:table-cell table:style-name="ce48" office:value-type="float" office:value="21.4325" calcext:value-type="float">
            <text:p>21,4325</text:p>
          </table:table-cell>
          <table:table-cell office:value-type="float" office:value="117" calcext:value-type="float">
            <text:p>117</text:p>
          </table:table-cell>
          <table:table-cell office:value-type="float" office:value="24.5716" calcext:value-type="float">
            <text:p>24,5716</text:p>
          </table:table-cell>
          <table:table-cell office:value-type="float" office:value="22.3105" calcext:value-type="float">
            <text:p>22,3105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56192" calcext:value-type="float">
            <text:p>4,56192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9.02386" calcext:value-type="float">
            <text:p>9,02386</text:p>
          </table:table-cell>
          <table:table-cell table:number-columns-repeated="4"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83845" calcext:value-type="float">
            <text:p>5,83845</text:p>
          </table:table-cell>
          <table:table-cell office:value-type="float" office:value="22.1679" calcext:value-type="float">
            <text:p>22,1679</text:p>
          </table:table-cell>
          <table:table-cell office:value-type="float" office:value="152" calcext:value-type="float">
            <text:p>152</text:p>
          </table:table-cell>
          <table:table-cell office:value-type="float" office:value="24.207" calcext:value-type="float">
            <text:p>24,207</text:p>
          </table:table-cell>
          <table:table-cell office:value-type="float" office:value="29.9921" calcext:value-type="float">
            <text:p>29,9921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72255" calcext:value-type="float">
            <text:p>5,72255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062" calcext:value-type="float">
            <text:p>12,0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58209" calcext:value-type="float">
            <text:p>4,58209</text:p>
          </table:table-cell>
          <table:table-cell table:style-name="ce48" office:value-type="float" office:value="22.2379" calcext:value-type="float">
            <text:p>22,2379</text:p>
          </table:table-cell>
          <table:table-cell office:value-type="float" office:value="65" calcext:value-type="float">
            <text:p>65</text:p>
          </table:table-cell>
          <table:table-cell office:value-type="float" office:value="23.9818" calcext:value-type="float">
            <text:p>23,9818</text:p>
          </table:table-cell>
          <table:table-cell office:value-type="float" office:value="22.001" calcext:value-type="float">
            <text:p>22,001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68721" calcext:value-type="float">
            <text:p>4,68721</text:p>
          </table:table-cell>
          <table:table-cell office:value-type="float" office:value="10.7267" calcext:value-type="float">
            <text:p>10,7267</text:p>
          </table:table-cell>
          <table:table-cell office:value-type="float" office:value="98" calcext:value-type="float">
            <text:p>98</text:p>
          </table:table-cell>
          <table:table-cell office:value-type="float" office:value="14.3107" calcext:value-type="float">
            <text:p>14,3107</text:p>
          </table:table-cell>
          <table:table-cell office:value-type="float" office:value="8.97394" calcext:value-type="float">
            <text:p>8,97394</text:p>
          </table:table-cell>
          <table:table-cell table:number-columns-repeated="4"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85906" calcext:value-type="float">
            <text:p>5,85906</text:p>
          </table:table-cell>
          <table:table-cell office:value-type="float" office:value="21.7594" calcext:value-type="float">
            <text:p>21,7594</text:p>
          </table:table-cell>
          <table:table-cell office:value-type="float" office:value="167" calcext:value-type="float">
            <text:p>167</text:p>
          </table:table-cell>
          <table:table-cell office:value-type="float" office:value="23.9997" calcext:value-type="float">
            <text:p>23,9997</text:p>
          </table:table-cell>
          <table:table-cell office:value-type="float" office:value="29.0021" calcext:value-type="float">
            <text:p>29,0021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83034" calcext:value-type="float">
            <text:p>5,83034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1101" calcext:value-type="float">
            <text:p>12,11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59271" calcext:value-type="float">
            <text:p>4,59271</text:p>
          </table:table-cell>
          <table:table-cell table:style-name="ce48" office:value-type="float" office:value="22.1737" calcext:value-type="float">
            <text:p>22,1737</text:p>
          </table:table-cell>
          <table:table-cell office:value-type="float" office:value="74" calcext:value-type="float">
            <text:p>74</text:p>
          </table:table-cell>
          <table:table-cell office:value-type="float" office:value="24.1591" calcext:value-type="float">
            <text:p>24,1591</text:p>
          </table:table-cell>
          <table:table-cell office:value-type="float" office:value="21.9816" calcext:value-type="float">
            <text:p>21,9816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53656" calcext:value-type="float">
            <text:p>4,53656</text:p>
          </table:table-cell>
          <table:table-cell office:value-type="float" office:value="10.7686" calcext:value-type="float">
            <text:p>10,7686</text:p>
          </table:table-cell>
          <table:table-cell office:value-type="float" office:value="101" calcext:value-type="float">
            <text:p>101</text:p>
          </table:table-cell>
          <table:table-cell office:value-type="float" office:value="14.4623" calcext:value-type="float">
            <text:p>14,4623</text:p>
          </table:table-cell>
          <table:table-cell office:value-type="float" office:value="9.11605" calcext:value-type="float">
            <text:p>9,11605</text:p>
          </table:table-cell>
          <table:table-cell table:number-columns-repeated="4"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83189" calcext:value-type="float">
            <text:p>5,83189</text:p>
          </table:table-cell>
          <table:table-cell office:value-type="float" office:value="22.0236" calcext:value-type="float">
            <text:p>22,0236</text:p>
          </table:table-cell>
          <table:table-cell office:value-type="float" office:value="159" calcext:value-type="float">
            <text:p>159</text:p>
          </table:table-cell>
          <table:table-cell office:value-type="float" office:value="24.1565" calcext:value-type="float">
            <text:p>24,1565</text:p>
          </table:table-cell>
          <table:table-cell office:value-type="float" office:value="28.9811" calcext:value-type="float">
            <text:p>28,9811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73508" calcext:value-type="float">
            <text:p>5,73508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1.7175" calcext:value-type="float">
            <text:p>11,7175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98:.C102])" office:value-type="float" office:value="0.669305" calcext:value-type="float">
            <text:p>0,669305</text:p>
          </table:table-cell>
          <table:table-cell table:style-name="ce22" table:formula="of:=AVERAGE([.D98:.D102])" office:value-type="float" office:value="0" calcext:value-type="float">
            <text:p>0</text:p>
          </table:table-cell>
          <table:table-cell table:style-name="ce22" table:formula="of:=AVERAGE([.E98:.E102])" office:value-type="float" office:value="0.669305" calcext:value-type="float">
            <text:p>0,669305</text:p>
          </table:table-cell>
          <table:table-cell table:style-name="ce22" table:formula="of:=AVERAGE([.F98:.F102])" office:value-type="float" office:value="4.596106" calcext:value-type="float">
            <text:p>4,596106</text:p>
          </table:table-cell>
          <table:table-cell table:style-name="ce22" table:formula="of:=AVERAGE([.G98:.G102])" office:value-type="float" office:value="21.99724" calcext:value-type="float">
            <text:p>21,99724</text:p>
          </table:table-cell>
          <table:table-cell table:style-name="ce22" table:formula="of:=AVERAGE([.H98:.H102])" office:value-type="float" office:value="79.2" calcext:value-type="float">
            <text:p>79,2</text:p>
          </table:table-cell>
          <table:table-cell table:style-name="ce22" table:formula="of:=AVERAGE([.I98:.I102])" office:value-type="float" office:value="24.12216" calcext:value-type="float">
            <text:p>24,12216</text:p>
          </table:table-cell>
          <table:table-cell table:style-name="ce22" table:formula="of:=AVERAGE([.J98:.J102])" office:value-type="float" office:value="22.18634" calcext:value-type="float">
            <text:p>22,18634</text:p>
          </table:table-cell>
          <table:table-cell table:style-name="ce22" table:formula="of:=AVERAGE([.K98:.K102])" office:value-type="float" office:value="0.715599" calcext:value-type="float">
            <text:p>0,715599</text:p>
          </table:table-cell>
          <table:table-cell table:style-name="ce22" table:formula="of:=AVERAGE([.L98:.L102])" office:value-type="float" office:value="0" calcext:value-type="float">
            <text:p>0</text:p>
          </table:table-cell>
          <table:table-cell table:style-name="ce22" table:formula="of:=AVERAGE([.M98:.M102])" office:value-type="float" office:value="0.715599" calcext:value-type="float">
            <text:p>0,715599</text:p>
          </table:table-cell>
          <table:table-cell table:style-name="ce22" table:formula="of:=AVERAGE([.N98:.N102])" office:value-type="float" office:value="4.617126" calcext:value-type="float">
            <text:p>4,617126</text:p>
          </table:table-cell>
          <table:table-cell table:style-name="ce22" table:formula="of:=AVERAGE([.O98:.O102])" office:value-type="float" office:value="12.60006" calcext:value-type="float">
            <text:p>12,60006</text:p>
          </table:table-cell>
          <table:table-cell table:style-name="ce22" table:formula="of:=AVERAGE([.P98:.P102])" office:value-type="float" office:value="43.4" calcext:value-type="float">
            <text:p>43,4</text:p>
          </table:table-cell>
          <table:table-cell table:style-name="ce22" table:formula="of:=AVERAGE([.Q98:.Q102])" office:value-type="float" office:value="14.18724" calcext:value-type="float">
            <text:p>14,18724</text:p>
          </table:table-cell>
          <table:table-cell table:style-name="ce22" table:formula="of:=AVERAGE([.R98:.R102])" office:value-type="float" office:value="9.006006" calcext:value-type="float">
            <text:p>9,006006</text:p>
          </table:table-cell>
          <table:table-cell table:number-columns-repeated="4"/>
          <table:table-cell table:style-name="ce24" office:value-type="string" calcext:value-type="string">
            <text:p>MEDIA</text:p>
          </table:table-cell>
          <table:table-cell table:style-name="ce22" table:formula="of:=AVERAGE([.X98:.X102])" office:value-type="float" office:value="0.669305" calcext:value-type="float">
            <text:p>0,669305</text:p>
          </table:table-cell>
          <table:table-cell table:style-name="ce22" table:formula="of:=AVERAGE([.Y98:.Y102])" office:value-type="float" office:value="0" calcext:value-type="float">
            <text:p>0</text:p>
          </table:table-cell>
          <table:table-cell table:style-name="ce22" table:formula="of:=AVERAGE([.Z98:.Z102])" office:value-type="float" office:value="0.669305" calcext:value-type="float">
            <text:p>0,669305</text:p>
          </table:table-cell>
          <table:table-cell table:style-name="ce22" table:formula="of:=AVERAGE([.AA98:.AA102])" office:value-type="float" office:value="5.840796" calcext:value-type="float">
            <text:p>5,840796</text:p>
          </table:table-cell>
          <table:table-cell table:style-name="ce22" table:formula="of:=AVERAGE([.AB98:.AB102])" office:value-type="float" office:value="21.96348" calcext:value-type="float">
            <text:p>21,96348</text:p>
          </table:table-cell>
          <table:table-cell table:style-name="ce22" table:formula="of:=AVERAGE([.AC98:.AC102])" office:value-type="float" office:value="180.8" calcext:value-type="float">
            <text:p>180,8</text:p>
          </table:table-cell>
          <table:table-cell table:style-name="ce22" table:formula="of:=AVERAGE([.AD98:.AD102])" office:value-type="float" office:value="24.38888" calcext:value-type="float">
            <text:p>24,38888</text:p>
          </table:table-cell>
          <table:table-cell table:style-name="ce22" table:formula="of:=AVERAGE([.AE98:.AE102])" office:value-type="float" office:value="29.137" calcext:value-type="float">
            <text:p>29,137</text:p>
          </table:table-cell>
          <table:table-cell table:style-name="ce22" table:formula="of:=AVERAGE([.AF98:.AF102])" office:value-type="float" office:value="0.715599" calcext:value-type="float">
            <text:p>0,715599</text:p>
          </table:table-cell>
          <table:table-cell table:style-name="ce22" table:formula="of:=AVERAGE([.AG98:.AG102])" office:value-type="float" office:value="0" calcext:value-type="float">
            <text:p>0</text:p>
          </table:table-cell>
          <table:table-cell table:style-name="ce22" table:formula="of:=AVERAGE([.AH98:.AH102])" office:value-type="float" office:value="0.715599" calcext:value-type="float">
            <text:p>0,715599</text:p>
          </table:table-cell>
          <table:table-cell table:style-name="ce22" table:formula="of:=AVERAGE([.AI98:.AI102])" office:value-type="float" office:value="5.762206" calcext:value-type="float">
            <text:p>5,762206</text:p>
          </table:table-cell>
          <table:table-cell table:style-name="ce22" table:formula="of:=AVERAGE([.AJ98:.AJ102])" office:value-type="float" office:value="14.2871" calcext:value-type="float">
            <text:p>14,2871</text:p>
          </table:table-cell>
          <table:table-cell table:style-name="ce22" table:formula="of:=AVERAGE([.AK98:.AK102])" office:value-type="float" office:value="0" calcext:value-type="float">
            <text:p>0</text:p>
          </table:table-cell>
          <table:table-cell table:style-name="ce22" table:formula="of:=AVERAGE([.AL98:.AL102])" office:value-type="float" office:value="14.2871" calcext:value-type="float">
            <text:p>14,2871</text:p>
          </table:table-cell>
          <table:table-cell table:style-name="ce22" table:formula="of:=AVERAGE([.AM98:.AM102])" office:value-type="float" office:value="12.33014" calcext:value-type="float">
            <text:p>12,33014</text:p>
          </table:table-cell>
          <table:table-cell table:number-columns-repeated="2"/>
        </table:table-row>
        <table:table-row table:style-name="ro1">
          <table:table-cell/>
          <table:table-cell table:style-name="ce14"/>
          <table:table-cell table:style-name="Default" table:number-columns-repeated="16"/>
          <table:table-cell table:number-columns-repeated="4"/>
          <table:table-cell table:style-name="ce14"/>
          <table:table-cell table:style-name="Default" table:number-columns-repeated="11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7"/>
          <table:table-cell table:number-columns-repeated="4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Default"/>
          <table:table-cell table:style-name="ce8" office:value-type="string" calcext:value-type="string" table:number-columns-spanned="16" table:number-rows-spanned="1">
            <text:p>AM-0,1,10</text:p>
          </table:table-cell>
          <table:covered-table-cell table:number-columns-repeated="15" table:style-name="Default"/>
          <table:table-cell table:number-columns-repeated="4"/>
          <table:table-cell table:style-name="Default"/>
          <table:table-cell table:style-name="ce8" office:value-type="string" calcext:value-type="string" table:number-columns-spanned="16" table:number-rows-spanned="1">
            <text:p>AM-0,1,10</text:p>
          </table:table-cell>
          <table:covered-table-cell table:number-columns-repeated="10" table:style-name="Default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RAND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4"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RAND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58539" calcext:value-type="float">
            <text:p>4,58539</text:p>
          </table:table-cell>
          <table:table-cell office:value-type="float" office:value="22.0955" calcext:value-type="float">
            <text:p>22,0955</text:p>
          </table:table-cell>
          <table:table-cell office:value-type="float" office:value="67" calcext:value-type="float">
            <text:p>67</text:p>
          </table:table-cell>
          <table:table-cell office:value-type="float" office:value="23.8931" calcext:value-type="float">
            <text:p>23,8931</text:p>
          </table:table-cell>
          <table:table-cell office:value-type="float" office:value="22.0326" calcext:value-type="float">
            <text:p>22,0326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63186" calcext:value-type="float">
            <text:p>4,63186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8.94737" calcext:value-type="float">
            <text:p>8,94737</text:p>
          </table:table-cell>
          <table:table-cell table:number-columns-repeated="4"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84251" calcext:value-type="float">
            <text:p>5,84251</text:p>
          </table:table-cell>
          <table:table-cell office:value-type="float" office:value="21.5508" calcext:value-type="float">
            <text:p>21,5508</text:p>
          </table:table-cell>
          <table:table-cell office:value-type="float" office:value="263" calcext:value-type="float">
            <text:p>263</text:p>
          </table:table-cell>
          <table:table-cell office:value-type="float" office:value="25.0789" calcext:value-type="float">
            <text:p>25,0789</text:p>
          </table:table-cell>
          <table:table-cell office:value-type="float" office:value="28.8317" calcext:value-type="float">
            <text:p>28,8317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80861" calcext:value-type="float">
            <text:p>5,80861</text:p>
          </table:table-cell>
          <table:table-cell table:style-name="ce30" office:value-type="float" office:value="10.8159" calcext:value-type="float">
            <text:p>10,8159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15.5143" calcext:value-type="float">
            <text:p>15,5143</text:p>
          </table:table-cell>
          <table:table-cell table:style-name="ce30" office:value-type="float" office:value="13.5615" calcext:value-type="float">
            <text:p>13,56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58065" calcext:value-type="float">
            <text:p>4,58065</text:p>
          </table:table-cell>
          <table:table-cell table:style-name="ce48" office:value-type="float" office:value="22.0162" calcext:value-type="float">
            <text:p>22,0162</text:p>
          </table:table-cell>
          <table:table-cell office:value-type="float" office:value="71" calcext:value-type="float">
            <text:p>71</text:p>
          </table:table-cell>
          <table:table-cell office:value-type="float" office:value="23.9211" calcext:value-type="float">
            <text:p>23,9211</text:p>
          </table:table-cell>
          <table:table-cell office:value-type="float" office:value="23.2728" calcext:value-type="float">
            <text:p>23,2728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62866" calcext:value-type="float">
            <text:p>4,62866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8.95578" calcext:value-type="float">
            <text:p>8,95578</text:p>
          </table:table-cell>
          <table:table-cell table:number-columns-repeated="4"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83999" calcext:value-type="float">
            <text:p>5,83999</text:p>
          </table:table-cell>
          <table:table-cell office:value-type="float" office:value="21.8237" calcext:value-type="float">
            <text:p>21,8237</text:p>
          </table:table-cell>
          <table:table-cell office:value-type="float" office:value="124" calcext:value-type="float">
            <text:p>124</text:p>
          </table:table-cell>
          <table:table-cell office:value-type="float" office:value="23.4872" calcext:value-type="float">
            <text:p>23,4872</text:p>
          </table:table-cell>
          <table:table-cell office:value-type="float" office:value="28.8792" calcext:value-type="float">
            <text:p>28,8792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7068" calcext:value-type="float">
            <text:p>5,7068</text:p>
          </table:table-cell>
          <table:table-cell table:style-name="ce30" office:value-type="float" office:value="10.7512" calcext:value-type="float">
            <text:p>10,7512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14.828" calcext:value-type="float">
            <text:p>14,828</text:p>
          </table:table-cell>
          <table:table-cell table:style-name="ce30" office:value-type="float" office:value="11.9709" calcext:value-type="float">
            <text:p>11,97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61676" calcext:value-type="float">
            <text:p>4,61676</text:p>
          </table:table-cell>
          <table:table-cell table:style-name="ce48" office:value-type="float" office:value="21.7309" calcext:value-type="float">
            <text:p>21,7309</text:p>
          </table:table-cell>
          <table:table-cell office:value-type="float" office:value="83" calcext:value-type="float">
            <text:p>83</text:p>
          </table:table-cell>
          <table:table-cell office:value-type="float" office:value="23.9577" calcext:value-type="float">
            <text:p>23,9577</text:p>
          </table:table-cell>
          <table:table-cell office:value-type="float" office:value="22774" calcext:value-type="float">
            <text:p>22774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58879" calcext:value-type="float">
            <text:p>4,58879</text:p>
          </table:table-cell>
          <table:table-cell office:value-type="float" office:value="10.7214" calcext:value-type="float">
            <text:p>10,7214</text:p>
          </table:table-cell>
          <table:table-cell office:value-type="float" office:value="97" calcext:value-type="float">
            <text:p>97</text:p>
          </table:table-cell>
          <table:table-cell office:value-type="float" office:value="14.2688" calcext:value-type="float">
            <text:p>14,2688</text:p>
          </table:table-cell>
          <table:table-cell office:value-type="float" office:value="9.25847" calcext:value-type="float">
            <text:p>9,25847</text:p>
          </table:table-cell>
          <table:table-cell table:number-columns-repeated="4"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84448" calcext:value-type="float">
            <text:p>5,84448</text:p>
          </table:table-cell>
          <table:table-cell office:value-type="float" office:value="21.8316" calcext:value-type="float">
            <text:p>21,8316</text:p>
          </table:table-cell>
          <table:table-cell office:value-type="float" office:value="152" calcext:value-type="float">
            <text:p>152</text:p>
          </table:table-cell>
          <table:table-cell office:value-type="float" office:value="23.8706" calcext:value-type="float">
            <text:p>23,8706</text:p>
          </table:table-cell>
          <table:table-cell office:value-type="float" office:value="29.69" calcext:value-type="float">
            <text:p>29,69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71537" calcext:value-type="float">
            <text:p>5,71537</text:p>
          </table:table-cell>
          <table:table-cell table:style-name="ce30" office:value-type="float" office:value="10.6872" calcext:value-type="float">
            <text:p>10,6872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4.9102" calcext:value-type="float">
            <text:p>14,9102</text:p>
          </table:table-cell>
          <table:table-cell table:style-name="ce30" office:value-type="float" office:value="12.1271" calcext:value-type="float">
            <text:p>12,12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58293" calcext:value-type="float">
            <text:p>4,58293</text:p>
          </table:table-cell>
          <table:table-cell table:style-name="ce48" office:value-type="float" office:value="21.5617" calcext:value-type="float">
            <text:p>21,5617</text:p>
          </table:table-cell>
          <table:table-cell office:value-type="float" office:value="114" calcext:value-type="float">
            <text:p>114</text:p>
          </table:table-cell>
          <table:table-cell office:value-type="float" office:value="24.6203" calcext:value-type="float">
            <text:p>24,6203</text:p>
          </table:table-cell>
          <table:table-cell office:value-type="float" office:value="21.9865" calcext:value-type="float">
            <text:p>21,9865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67922" calcext:value-type="float">
            <text:p>4,67922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9.20484" calcext:value-type="float">
            <text:p>9,20484</text:p>
          </table:table-cell>
          <table:table-cell table:number-columns-repeated="4"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83203" calcext:value-type="float">
            <text:p>5,83203</text:p>
          </table:table-cell>
          <table:table-cell office:value-type="float" office:value="21.3635" calcext:value-type="float">
            <text:p>21,3635</text:p>
          </table:table-cell>
          <table:table-cell office:value-type="float" office:value="239" calcext:value-type="float">
            <text:p>239</text:p>
          </table:table-cell>
          <table:table-cell office:value-type="float" office:value="24.5697" calcext:value-type="float">
            <text:p>24,5697</text:p>
          </table:table-cell>
          <table:table-cell office:value-type="float" office:value="29.5446" calcext:value-type="float">
            <text:p>29,5446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7865" calcext:value-type="float">
            <text:p>5,7865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007" calcext:value-type="float">
            <text:p>12,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60036" calcext:value-type="float">
            <text:p>4,60036</text:p>
          </table:table-cell>
          <table:table-cell table:style-name="ce48" office:value-type="float" office:value="22.2012" calcext:value-type="float">
            <text:p>22,2012</text:p>
          </table:table-cell>
          <table:table-cell office:value-type="float" office:value="73" calcext:value-type="float">
            <text:p>73</text:p>
          </table:table-cell>
          <table:table-cell office:value-type="float" office:value="24.1598" calcext:value-type="float">
            <text:p>24,1598</text:p>
          </table:table-cell>
          <table:table-cell office:value-type="float" office:value="22.7359" calcext:value-type="float">
            <text:p>22,7359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5349" calcext:value-type="float">
            <text:p>4,5349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9.19594" calcext:value-type="float">
            <text:p>9,19594</text:p>
          </table:table-cell>
          <table:table-cell table:number-columns-repeated="4"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8387" calcext:value-type="float">
            <text:p>5,8387</text:p>
          </table:table-cell>
          <table:table-cell office:value-type="float" office:value="21.8946" calcext:value-type="float">
            <text:p>21,8946</text:p>
          </table:table-cell>
          <table:table-cell office:value-type="float" office:value="178" calcext:value-type="float">
            <text:p>178</text:p>
          </table:table-cell>
          <table:table-cell office:value-type="float" office:value="24.2825" calcext:value-type="float">
            <text:p>24,2825</text:p>
          </table:table-cell>
          <table:table-cell office:value-type="float" office:value="28.8172" calcext:value-type="float">
            <text:p>28,8172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87241" calcext:value-type="float">
            <text:p>5,87241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1.7272" calcext:value-type="float">
            <text:p>11,7272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110:.C114])" office:value-type="float" office:value="0.669305" calcext:value-type="float">
            <text:p>0,669305</text:p>
          </table:table-cell>
          <table:table-cell table:style-name="ce22" table:formula="of:=AVERAGE([.D110:.D114])" office:value-type="float" office:value="0" calcext:value-type="float">
            <text:p>0</text:p>
          </table:table-cell>
          <table:table-cell table:style-name="ce22" table:formula="of:=AVERAGE([.E110:.E114])" office:value-type="float" office:value="0.669305" calcext:value-type="float">
            <text:p>0,669305</text:p>
          </table:table-cell>
          <table:table-cell table:style-name="ce22" table:formula="of:=AVERAGE([.F110:.F114])" office:value-type="float" office:value="4.593218" calcext:value-type="float">
            <text:p>4,593218</text:p>
          </table:table-cell>
          <table:table-cell table:style-name="ce22" table:formula="of:=AVERAGE([.G110:.G114])" office:value-type="float" office:value="21.9211" calcext:value-type="float">
            <text:p>21,9211</text:p>
          </table:table-cell>
          <table:table-cell table:style-name="ce22" table:formula="of:=AVERAGE([.H110:.H114])" office:value-type="float" office:value="81.6" calcext:value-type="float">
            <text:p>81,6</text:p>
          </table:table-cell>
          <table:table-cell table:style-name="ce22" table:formula="of:=AVERAGE([.I110:.I114])" office:value-type="float" office:value="24.1104" calcext:value-type="float">
            <text:p>24,1104</text:p>
          </table:table-cell>
          <table:table-cell table:style-name="ce22" table:formula="of:=AVERAGE([.J110:.J114])" office:value-type="float" office:value="4572.80556" calcext:value-type="float">
            <text:p>4572,80556</text:p>
          </table:table-cell>
          <table:table-cell table:style-name="ce22" table:formula="of:=AVERAGE([.K110:.K114])" office:value-type="float" office:value="0.715599" calcext:value-type="float">
            <text:p>0,715599</text:p>
          </table:table-cell>
          <table:table-cell table:style-name="ce22" table:formula="of:=AVERAGE([.L110:.L114])" office:value-type="float" office:value="0" calcext:value-type="float">
            <text:p>0</text:p>
          </table:table-cell>
          <table:table-cell table:style-name="ce22" table:formula="of:=AVERAGE([.M110:.M114])" office:value-type="float" office:value="0.715599" calcext:value-type="float">
            <text:p>0,715599</text:p>
          </table:table-cell>
          <table:table-cell table:style-name="ce22" table:formula="of:=AVERAGE([.N110:.N114])" office:value-type="float" office:value="4.612686" calcext:value-type="float">
            <text:p>4,612686</text:p>
          </table:table-cell>
          <table:table-cell table:style-name="ce22" table:formula="of:=AVERAGE([.O110:.O114])" office:value-type="float" office:value="13.21228" calcext:value-type="float">
            <text:p>13,21228</text:p>
          </table:table-cell>
          <table:table-cell table:style-name="ce22" table:formula="of:=AVERAGE([.P110:.P114])" office:value-type="float" office:value="24.2" calcext:value-type="float">
            <text:p>24,2</text:p>
          </table:table-cell>
          <table:table-cell table:style-name="ce22" table:formula="of:=AVERAGE([.Q110:.Q114])" office:value-type="float" office:value="14.09728" calcext:value-type="float">
            <text:p>14,09728</text:p>
          </table:table-cell>
          <table:table-cell table:style-name="ce22" table:formula="of:=AVERAGE([.R110:.R114])" office:value-type="float" office:value="9.11248" calcext:value-type="float">
            <text:p>9,11248</text:p>
          </table:table-cell>
          <table:table-cell table:number-columns-repeated="4"/>
          <table:table-cell table:style-name="ce24" office:value-type="string" calcext:value-type="string">
            <text:p>MEDIA</text:p>
          </table:table-cell>
          <table:table-cell table:style-name="ce22" table:formula="of:=AVERAGE([.X110:.X114])" office:value-type="float" office:value="0.669305" calcext:value-type="float">
            <text:p>0,669305</text:p>
          </table:table-cell>
          <table:table-cell table:style-name="ce22" table:formula="of:=AVERAGE([.Y110:.Y114])" office:value-type="float" office:value="0" calcext:value-type="float">
            <text:p>0</text:p>
          </table:table-cell>
          <table:table-cell table:style-name="ce22" table:formula="of:=AVERAGE([.Z110:.Z114])" office:value-type="float" office:value="0.669305" calcext:value-type="float">
            <text:p>0,669305</text:p>
          </table:table-cell>
          <table:table-cell table:style-name="ce22" table:formula="of:=AVERAGE([.AA110:.AA114])" office:value-type="float" office:value="5.839542" calcext:value-type="float">
            <text:p>5,839542</text:p>
          </table:table-cell>
          <table:table-cell table:style-name="ce22" table:formula="of:=AVERAGE([.AB110:.AB114])" office:value-type="float" office:value="21.69284" calcext:value-type="float">
            <text:p>21,69284</text:p>
          </table:table-cell>
          <table:table-cell table:style-name="ce22" table:formula="of:=AVERAGE([.AC110:.AC114])" office:value-type="float" office:value="191.2" calcext:value-type="float">
            <text:p>191,2</text:p>
          </table:table-cell>
          <table:table-cell table:style-name="ce22" table:formula="of:=AVERAGE([.AD110:.AD114])" office:value-type="float" office:value="24.25778" calcext:value-type="float">
            <text:p>24,25778</text:p>
          </table:table-cell>
          <table:table-cell table:style-name="ce22" table:formula="of:=AVERAGE([.AE110:.AE114])" office:value-type="float" office:value="29.15254" calcext:value-type="float">
            <text:p>29,15254</text:p>
          </table:table-cell>
          <table:table-cell table:style-name="ce22" table:formula="of:=AVERAGE([.AF110:.AF114])" office:value-type="float" office:value="0.715599" calcext:value-type="float">
            <text:p>0,715599</text:p>
          </table:table-cell>
          <table:table-cell table:style-name="ce22" table:formula="of:=AVERAGE([.AG110:.AG114])" office:value-type="float" office:value="0" calcext:value-type="float">
            <text:p>0</text:p>
          </table:table-cell>
          <table:table-cell table:style-name="ce22" table:formula="of:=AVERAGE([.AH110:.AH114])" office:value-type="float" office:value="0.715599" calcext:value-type="float">
            <text:p>0,715599</text:p>
          </table:table-cell>
          <table:table-cell table:style-name="ce22" table:formula="of:=AVERAGE([.AI110:.AI114])" office:value-type="float" office:value="5.777938" calcext:value-type="float">
            <text:p>5,777938</text:p>
          </table:table-cell>
          <table:table-cell table:style-name="ce22" table:formula="of:=AVERAGE([.AJ110:.AJ114])" office:value-type="float" office:value="12.1657" calcext:value-type="float">
            <text:p>12,1657</text:p>
          </table:table-cell>
          <table:table-cell table:style-name="ce22" table:formula="of:=AVERAGE([.AK110:.AK114])" office:value-type="float" office:value="142.2" calcext:value-type="float">
            <text:p>142,2</text:p>
          </table:table-cell>
          <table:table-cell table:style-name="ce22" table:formula="of:=AVERAGE([.AL110:.AL114])" office:value-type="float" office:value="14.76534" calcext:value-type="float">
            <text:p>14,76534</text:p>
          </table:table-cell>
          <table:table-cell table:style-name="ce22" table:formula="of:=AVERAGE([.AM110:.AM114])" office:value-type="float" office:value="12.27874" calcext:value-type="float">
            <text:p>12,27874</text:p>
          </table:table-cell>
          <table:table-cell table:number-columns-repeated="2"/>
        </table:table-row>
        <table:table-row table:style-name="ro1">
          <table:table-cell/>
          <table:table-cell table:style-name="ce14"/>
          <table:table-cell table:style-name="Default" table:number-columns-repeated="16"/>
          <table:table-cell table:number-columns-repeated="4"/>
          <table:table-cell table:style-name="ce14"/>
          <table:table-cell table:style-name="Default" table:number-columns-repeated="11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7"/>
          <table:table-cell table:number-columns-repeated="4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Default"/>
          <table:table-cell table:style-name="ce8" office:value-type="string" calcext:value-type="string" table:number-columns-spanned="16" table:number-rows-spanned="1">
            <text:p>AM-1,0,10mej</text:p>
          </table:table-cell>
          <table:covered-table-cell table:number-columns-repeated="15" table:style-name="Default"/>
          <table:table-cell table:number-columns-repeated="4"/>
          <table:table-cell table:style-name="Default"/>
          <table:table-cell table:style-name="ce8" office:value-type="string" calcext:value-type="string" table:number-columns-spanned="16" table:number-rows-spanned="1">
            <text:p>AM-1,0,10mej</text:p>
          </table:table-cell>
          <table:covered-table-cell table:number-columns-repeated="10" table:style-name="Default"/>
          <table:covered-table-cell table:number-columns-repeated="5"/>
          <table:table-cell table:number-columns-repeated="2"/>
        </table:table-row>
        <table:table-row table:style-name="ro1">
          <table:table-cell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RAND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4"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46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RAND</text:p>
          </table:table-cell>
          <table:covered-table-cell table:number-columns-repeated="2" table:style-name="ce8"/>
          <table:covered-table-cell table:style-name="ce29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47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5905" calcext:value-type="float">
            <text:p>4,5905</text:p>
          </table:table-cell>
          <table:table-cell office:value-type="float" office:value="21.1825" calcext:value-type="float">
            <text:p>21,1825</text:p>
          </table:table-cell>
          <table:table-cell office:value-type="float" office:value="108" calcext:value-type="float">
            <text:p>108</text:p>
          </table:table-cell>
          <table:table-cell office:value-type="float" office:value="24.0801" calcext:value-type="float">
            <text:p>24,0801</text:p>
          </table:table-cell>
          <table:table-cell office:value-type="float" office:value="22.4171" calcext:value-type="float">
            <text:p>22,4171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57316" calcext:value-type="float">
            <text:p>4,57316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8.95359" calcext:value-type="float">
            <text:p>8,95359</text:p>
          </table:table-cell>
          <table:table-cell table:number-columns-repeated="4"/>
          <table:table-cell office:value-type="string" calcext:value-type="string">
            <text:p>Ejecución 1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83413" calcext:value-type="float">
            <text:p>5,83413</text:p>
          </table:table-cell>
          <table:table-cell office:value-type="float" office:value="21.9656" calcext:value-type="float">
            <text:p>21,9656</text:p>
          </table:table-cell>
          <table:table-cell office:value-type="float" office:value="135" calcext:value-type="float">
            <text:p>135</text:p>
          </table:table-cell>
          <table:table-cell office:value-type="float" office:value="23.7765" calcext:value-type="float">
            <text:p>23,7765</text:p>
          </table:table-cell>
          <table:table-cell office:value-type="float" office:value="29.0466" calcext:value-type="float">
            <text:p>29,0466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87652" calcext:value-type="float">
            <text:p>5,87652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3.6623" calcext:value-type="float">
            <text:p>13,66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58699" calcext:value-type="float">
            <text:p>4,58699</text:p>
          </table:table-cell>
          <table:table-cell table:style-name="ce48" office:value-type="float" office:value="21.4756" calcext:value-type="float">
            <text:p>21,4756</text:p>
          </table:table-cell>
          <table:table-cell office:value-type="float" office:value="123" calcext:value-type="float">
            <text:p>123</text:p>
          </table:table-cell>
          <table:table-cell office:value-type="float" office:value="24.7757" calcext:value-type="float">
            <text:p>24,7757</text:p>
          </table:table-cell>
          <table:table-cell office:value-type="float" office:value="22.4121" calcext:value-type="float">
            <text:p>22,4121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56348" calcext:value-type="float">
            <text:p>4,56348</text:p>
          </table:table-cell>
          <table:table-cell office:value-type="float" office:value="10.8773" calcext:value-type="float">
            <text:p>10,8773</text:p>
          </table:table-cell>
          <table:table-cell office:value-type="float" office:value="102" calcext:value-type="float">
            <text:p>102</text:p>
          </table:table-cell>
          <table:table-cell office:value-type="float" office:value="14.6076" calcext:value-type="float">
            <text:p>14,6076</text:p>
          </table:table-cell>
          <table:table-cell office:value-type="float" office:value="9.06505" calcext:value-type="float">
            <text:p>9,06505</text:p>
          </table:table-cell>
          <table:table-cell table:number-columns-repeated="4"/>
          <table:table-cell office:value-type="string" calcext:value-type="string">
            <text:p>Ejecución 2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84097" calcext:value-type="float">
            <text:p>5,84097</text:p>
          </table:table-cell>
          <table:table-cell office:value-type="float" office:value="21.6076" calcext:value-type="float">
            <text:p>21,6076</text:p>
          </table:table-cell>
          <table:table-cell office:value-type="float" office:value="211" calcext:value-type="float">
            <text:p>211</text:p>
          </table:table-cell>
          <table:table-cell office:value-type="float" office:value="24.4382" calcext:value-type="float">
            <text:p>24,4382</text:p>
          </table:table-cell>
          <table:table-cell office:value-type="float" office:value="28.8271" calcext:value-type="float">
            <text:p>28,8271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70586" calcext:value-type="float">
            <text:p>5,70586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0491" calcext:value-type="float">
            <text:p>12,04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62438" calcext:value-type="float">
            <text:p>4,62438</text:p>
          </table:table-cell>
          <table:table-cell table:style-name="ce48" office:value-type="float" office:value="21.2799" calcext:value-type="float">
            <text:p>21,2799</text:p>
          </table:table-cell>
          <table:table-cell office:value-type="float" office:value="119" calcext:value-type="float">
            <text:p>119</text:p>
          </table:table-cell>
          <table:table-cell office:value-type="float" office:value="24.4726" calcext:value-type="float">
            <text:p>24,4726</text:p>
          </table:table-cell>
          <table:table-cell office:value-type="float" office:value="23.8774" calcext:value-type="float">
            <text:p>23,8774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67626" calcext:value-type="float">
            <text:p>4,67626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9.66818" calcext:value-type="float">
            <text:p>9,66818</text:p>
          </table:table-cell>
          <table:table-cell table:number-columns-repeated="4"/>
          <table:table-cell office:value-type="string" calcext:value-type="string">
            <text:p>Ejecución 3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84839" calcext:value-type="float">
            <text:p>5,84839</text:p>
          </table:table-cell>
          <table:table-cell office:value-type="float" office:value="22.0689" calcext:value-type="float">
            <text:p>22,0689</text:p>
          </table:table-cell>
          <table:table-cell office:value-type="float" office:value="167" calcext:value-type="float">
            <text:p>167</text:p>
          </table:table-cell>
          <table:table-cell office:value-type="float" office:value="24.3091" calcext:value-type="float">
            <text:p>24,3091</text:p>
          </table:table-cell>
          <table:table-cell office:value-type="float" office:value="29.7847" calcext:value-type="float">
            <text:p>29,7847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72114" calcext:value-type="float">
            <text:p>5,72114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2.2816" calcext:value-type="float">
            <text:p>12,28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58775" calcext:value-type="float">
            <text:p>4,58775</text:p>
          </table:table-cell>
          <table:table-cell table:style-name="ce48" office:value-type="float" office:value="21.4811" calcext:value-type="float">
            <text:p>21,4811</text:p>
          </table:table-cell>
          <table:table-cell office:value-type="float" office:value="109" calcext:value-type="float">
            <text:p>109</text:p>
          </table:table-cell>
          <table:table-cell office:value-type="float" office:value="24.4055" calcext:value-type="float">
            <text:p>24,4055</text:p>
          </table:table-cell>
          <table:table-cell office:value-type="float" office:value="21.9712" calcext:value-type="float">
            <text:p>21,9712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54943" calcext:value-type="float">
            <text:p>4,54943</text:p>
          </table:table-cell>
          <table:table-cell office:value-type="float" office:value="10.8891" calcext:value-type="float">
            <text:p>10,8891</text:p>
          </table:table-cell>
          <table:table-cell office:value-type="float" office:value="98" calcext:value-type="float">
            <text:p>98</text:p>
          </table:table-cell>
          <table:table-cell office:value-type="float" office:value="14.4731" calcext:value-type="float">
            <text:p>14,4731</text:p>
          </table:table-cell>
          <table:table-cell office:value-type="float" office:value="8.96344" calcext:value-type="float">
            <text:p>8,96344</text:p>
          </table:table-cell>
          <table:table-cell table:number-columns-repeated="4"/>
          <table:table-cell office:value-type="string" calcext:value-type="string">
            <text:p>Ejecución 4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83029" calcext:value-type="float">
            <text:p>5,83029</text:p>
          </table:table-cell>
          <table:table-cell office:value-type="float" office:value="21.7659" calcext:value-type="float">
            <text:p>21,7659</text:p>
          </table:table-cell>
          <table:table-cell office:value-type="float" office:value="180" calcext:value-type="float">
            <text:p>180</text:p>
          </table:table-cell>
          <table:table-cell office:value-type="float" office:value="24.1806" calcext:value-type="float">
            <text:p>24,1806</text:p>
          </table:table-cell>
          <table:table-cell office:value-type="float" office:value="29.8308" calcext:value-type="float">
            <text:p>29,8308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70733" calcext:value-type="float">
            <text:p>5,70733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4.2871" calcext:value-type="float">
            <text:p>14,2871</text:p>
          </table:table-cell>
          <table:table-cell table:style-name="ce30" office:value-type="float" office:value="11.8478" calcext:value-type="float">
            <text:p>11,84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4.60382" calcext:value-type="float">
            <text:p>4,60382</text:p>
          </table:table-cell>
          <table:table-cell table:style-name="ce48" office:value-type="float" office:value="21.7043" calcext:value-type="float">
            <text:p>21,7043</text:p>
          </table:table-cell>
          <table:table-cell office:value-type="float" office:value="96" calcext:value-type="float">
            <text:p>96</text:p>
          </table:table-cell>
          <table:table-cell office:value-type="float" office:value="24.28" calcext:value-type="float">
            <text:p>24,28</text:p>
          </table:table-cell>
          <table:table-cell office:value-type="float" office:value="22.4706" calcext:value-type="float">
            <text:p>22,4706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4.53608" calcext:value-type="float">
            <text:p>4,53608</text:p>
          </table:table-cell>
          <table:table-cell office:value-type="float" office:value="13.835" calcext:value-type="float">
            <text:p>13,835</text:p>
          </table:table-cell>
          <table:table-cell office:value-type="float" office:value="6" calcext:value-type="float">
            <text:p>6</text:p>
          </table:table-cell>
          <table:table-cell office:value-type="float" office:value="14.0544" calcext:value-type="float">
            <text:p>14,0544</text:p>
          </table:table-cell>
          <table:table-cell office:value-type="float" office:value="9.09425" calcext:value-type="float">
            <text:p>9,09425</text:p>
          </table:table-cell>
          <table:table-cell table:number-columns-repeated="4"/>
          <table:table-cell office:value-type="string" calcext:value-type="string">
            <text:p>Ejecución 5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0" calcext:value-type="float">
            <text:p>0</text:p>
          </table:table-cell>
          <table:table-cell office:value-type="float" office:value="0.669305" calcext:value-type="float">
            <text:p>0,669305</text:p>
          </table:table-cell>
          <table:table-cell office:value-type="float" office:value="5.83855" calcext:value-type="float">
            <text:p>5,83855</text:p>
          </table:table-cell>
          <table:table-cell office:value-type="float" office:value="21.8143" calcext:value-type="float">
            <text:p>21,8143</text:p>
          </table:table-cell>
          <table:table-cell office:value-type="float" office:value="183" calcext:value-type="float">
            <text:p>183</text:p>
          </table:table-cell>
          <table:table-cell office:value-type="float" office:value="24.2692" calcext:value-type="float">
            <text:p>24,2692</text:p>
          </table:table-cell>
          <table:table-cell office:value-type="float" office:value="28.8187" calcext:value-type="float">
            <text:p>28,8187</text:p>
          </table:table-cell>
          <table:table-cell office:value-type="float" office:value="0.715599" calcext:value-type="float">
            <text:p>0,715599</text:p>
          </table:table-cell>
          <table:table-cell office:value-type="float" office:value="0" calcext:value-type="float">
            <text:p>0</text:p>
          </table:table-cell>
          <table:table-cell office:value-type="float" office:value="0.715599" calcext:value-type="float">
            <text:p>0,715599</text:p>
          </table:table-cell>
          <table:table-cell table:style-name="ce34" office:value-type="float" office:value="5.74126" calcext:value-type="float">
            <text:p>5,74126</text:p>
          </table:table-cell>
          <table:table-cell table:style-name="ce30" office:value-type="float" office:value="10.7892" calcext:value-type="float">
            <text:p>10,7892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5.0123" calcext:value-type="float">
            <text:p>15,0123</text:p>
          </table:table-cell>
          <table:table-cell table:style-name="ce30" office:value-type="float" office:value="11.7402" calcext:value-type="float">
            <text:p>11,7402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22" table:formula="of:=AVERAGE([.C122:.C126])" office:value-type="float" office:value="0.669305" calcext:value-type="float">
            <text:p>0,669305</text:p>
          </table:table-cell>
          <table:table-cell table:style-name="ce22" table:formula="of:=AVERAGE([.D122:.D126])" office:value-type="float" office:value="0" calcext:value-type="float">
            <text:p>0</text:p>
          </table:table-cell>
          <table:table-cell table:style-name="ce22" table:formula="of:=AVERAGE([.E122:.E126])" office:value-type="float" office:value="0.669305" calcext:value-type="float">
            <text:p>0,669305</text:p>
          </table:table-cell>
          <table:table-cell table:style-name="ce22" table:formula="of:=AVERAGE([.F122:.F126])" office:value-type="float" office:value="4.598688" calcext:value-type="float">
            <text:p>4,598688</text:p>
          </table:table-cell>
          <table:table-cell table:style-name="ce22" table:formula="of:=AVERAGE([.G122:.G126])" office:value-type="float" office:value="21.42468" calcext:value-type="float">
            <text:p>21,42468</text:p>
          </table:table-cell>
          <table:table-cell table:style-name="ce22" table:formula="of:=AVERAGE([.H122:.H126])" office:value-type="float" office:value="111" calcext:value-type="float">
            <text:p>111</text:p>
          </table:table-cell>
          <table:table-cell table:style-name="ce22" table:formula="of:=AVERAGE([.I122:.I126])" office:value-type="float" office:value="24.40278" calcext:value-type="float">
            <text:p>24,40278</text:p>
          </table:table-cell>
          <table:table-cell table:style-name="ce22" table:formula="of:=AVERAGE([.J122:.J126])" office:value-type="float" office:value="22.62968" calcext:value-type="float">
            <text:p>22,62968</text:p>
          </table:table-cell>
          <table:table-cell table:style-name="ce22" table:formula="of:=AVERAGE([.K122:.K126])" office:value-type="float" office:value="0.715599" calcext:value-type="float">
            <text:p>0,715599</text:p>
          </table:table-cell>
          <table:table-cell table:style-name="ce22" table:formula="of:=AVERAGE([.L122:.L126])" office:value-type="float" office:value="0" calcext:value-type="float">
            <text:p>0</text:p>
          </table:table-cell>
          <table:table-cell table:style-name="ce22" table:formula="of:=AVERAGE([.M122:.M126])" office:value-type="float" office:value="0.715599" calcext:value-type="float">
            <text:p>0,715599</text:p>
          </table:table-cell>
          <table:table-cell table:style-name="ce22" table:formula="of:=AVERAGE([.N122:.N126])" office:value-type="float" office:value="4.579682" calcext:value-type="float">
            <text:p>4,579682</text:p>
          </table:table-cell>
          <table:table-cell table:style-name="ce22" table:formula="of:=AVERAGE([.O122:.O126])" office:value-type="float" office:value="12.65428" calcext:value-type="float">
            <text:p>12,65428</text:p>
          </table:table-cell>
          <table:table-cell table:style-name="ce22" table:formula="of:=AVERAGE([.P122:.P126])" office:value-type="float" office:value="43.6" calcext:value-type="float">
            <text:p>43,6</text:p>
          </table:table-cell>
          <table:table-cell table:style-name="ce22" table:formula="of:=AVERAGE([.Q122:.Q126])" office:value-type="float" office:value="14.24878" calcext:value-type="float">
            <text:p>14,24878</text:p>
          </table:table-cell>
          <table:table-cell table:style-name="ce22" table:formula="of:=AVERAGE([.R122:.R126])" office:value-type="float" office:value="9.148902" calcext:value-type="float">
            <text:p>9,148902</text:p>
          </table:table-cell>
          <table:table-cell table:number-columns-repeated="4"/>
          <table:table-cell table:style-name="ce24" office:value-type="string" calcext:value-type="string">
            <text:p>MEDIA</text:p>
          </table:table-cell>
          <table:table-cell table:style-name="ce22" table:formula="of:=AVERAGE([.X122:.X126])" office:value-type="float" office:value="0.669305" calcext:value-type="float">
            <text:p>0,669305</text:p>
          </table:table-cell>
          <table:table-cell table:style-name="ce22" table:formula="of:=AVERAGE([.Y122:.Y126])" office:value-type="float" office:value="0" calcext:value-type="float">
            <text:p>0</text:p>
          </table:table-cell>
          <table:table-cell table:style-name="ce22" table:formula="of:=AVERAGE([.Z122:.Z126])" office:value-type="float" office:value="0.669305" calcext:value-type="float">
            <text:p>0,669305</text:p>
          </table:table-cell>
          <table:table-cell table:style-name="ce22" table:formula="of:=AVERAGE([.AA122:.AA126])" office:value-type="float" office:value="5.838466" calcext:value-type="float">
            <text:p>5,838466</text:p>
          </table:table-cell>
          <table:table-cell table:style-name="ce22" table:formula="of:=AVERAGE([.AB122:.AB126])" office:value-type="float" office:value="21.84446" calcext:value-type="float">
            <text:p>21,84446</text:p>
          </table:table-cell>
          <table:table-cell table:style-name="ce22" table:formula="of:=AVERAGE([.AC122:.AC126])" office:value-type="float" office:value="175.2" calcext:value-type="float">
            <text:p>175,2</text:p>
          </table:table-cell>
          <table:table-cell table:style-name="ce22" table:formula="of:=AVERAGE([.AD122:.AD126])" office:value-type="float" office:value="24.19472" calcext:value-type="float">
            <text:p>24,19472</text:p>
          </table:table-cell>
          <table:table-cell table:style-name="ce22" table:formula="of:=AVERAGE([.AE122:.AE126])" office:value-type="float" office:value="29.26158" calcext:value-type="float">
            <text:p>29,26158</text:p>
          </table:table-cell>
          <table:table-cell table:style-name="ce22" table:formula="of:=AVERAGE([.AF122:.AF126])" office:value-type="float" office:value="0.715599" calcext:value-type="float">
            <text:p>0,715599</text:p>
          </table:table-cell>
          <table:table-cell table:style-name="ce22" table:formula="of:=AVERAGE([.AG122:.AG126])" office:value-type="float" office:value="0" calcext:value-type="float">
            <text:p>0</text:p>
          </table:table-cell>
          <table:table-cell table:style-name="ce22" table:formula="of:=AVERAGE([.AH122:.AH126])" office:value-type="float" office:value="0.715599" calcext:value-type="float">
            <text:p>0,715599</text:p>
          </table:table-cell>
          <table:table-cell table:style-name="ce22" table:formula="of:=AVERAGE([.AI122:.AI126])" office:value-type="float" office:value="5.750422" calcext:value-type="float">
            <text:p>5,750422</text:p>
          </table:table-cell>
          <table:table-cell table:style-name="ce22" table:formula="of:=AVERAGE([.AJ122:.AJ126])" office:value-type="float" office:value="13.58752" calcext:value-type="float">
            <text:p>13,58752</text:p>
          </table:table-cell>
          <table:table-cell table:style-name="ce22" table:formula="of:=AVERAGE([.AK122:.AK126])" office:value-type="float" office:value="46.2" calcext:value-type="float">
            <text:p>46,2</text:p>
          </table:table-cell>
          <table:table-cell table:style-name="ce22" table:formula="of:=AVERAGE([.AL122:.AL126])" office:value-type="float" office:value="14.43214" calcext:value-type="float">
            <text:p>14,43214</text:p>
          </table:table-cell>
          <table:table-cell table:style-name="ce22" table:formula="of:=AVERAGE([.AM122:.AM126])" office:value-type="float" office:value="12.3162" calcext:value-type="float">
            <text:p>12,3162</text:p>
          </table:table-cell>
          <table:table-cell table:number-columns-repeated="2"/>
        </table:table-row>
        <table:table-row table:style-name="ro1">
          <table:table-cell/>
          <table:table-cell table:style-name="ce14"/>
          <table:table-cell table:style-name="Default" table:number-columns-repeated="16"/>
          <table:table-cell table:number-columns-repeated="4"/>
          <table:table-cell table:style-name="Default" table:number-columns-repeated="12"/>
          <table:table-cell table:number-columns-repeated="7"/>
        </table:table-row>
        <table:table-row table:style-name="ro1" table:number-rows-repeated="5">
          <table:table-cell/>
          <table:table-cell table:style-name="Default" table:number-columns-repeated="17"/>
          <table:table-cell table:number-columns-repeated="4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ce6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58" office:value-type="string" calcext:value-type="string" table:number-columns-spanned="4" table:number-rows-spanned="1">
            <text:p>RAND</text:p>
          </table:table-cell>
          <table:covered-table-cell table:number-columns-repeated="2" table:style-name="ce8"/>
          <table:covered-table-cell table:style-name="ce58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 table:style-name="Default"/>
          <table:table-cell table:number-columns-repeated="4"/>
          <table:table-cell table:style-name="ce6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8"/>
          <table:covered-table-cell table:style-name="ce29"/>
          <table:table-cell table:style-name="ce29" office:value-type="string" calcext:value-type="string" table:number-columns-spanned="4" table:number-rows-spanned="1">
            <text:p>ECOLI</text:p>
          </table:table-cell>
          <table:covered-table-cell table:number-columns-repeated="2" table:style-name="ce8"/>
          <table:covered-table-cell table:style-name="ce29"/>
          <table:table-cell table:style-name="ce58" office:value-type="string" calcext:value-type="string" table:number-columns-spanned="4" table:number-rows-spanned="1">
            <text:p>RAND</text:p>
          </table:table-cell>
          <table:covered-table-cell table:number-columns-repeated="2" table:style-name="ce8"/>
          <table:covered-table-cell table:style-name="ce58"/>
          <table:table-cell table:style-name="ce8" office:value-type="string" calcext:value-type="string" table:number-columns-spanned="4" table:number-rows-spanned="1">
            <text:p>NEWTHYROI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6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59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6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59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,</text:p>
          </table:table-cell>
          <table:table-cell table:style-name="ce25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GG-UN</text:p>
          </table:table-cell>
          <table:table-cell table:style-name="ce42" table:formula="of:=[.C55]" office:value-type="float" office:value="0.669305" calcext:value-type="float">
            <text:p>0,669305</text:p>
          </table:table-cell>
          <table:table-cell table:style-name="ce42" table:formula="of:=[.D55]" office:value-type="float" office:value="0" calcext:value-type="float">
            <text:p>0</text:p>
          </table:table-cell>
          <table:table-cell table:style-name="ce42" table:formula="of:=[.E55]" office:value-type="float" office:value="0.669305" calcext:value-type="float">
            <text:p>0,669305</text:p>
          </table:table-cell>
          <table:table-cell table:style-name="ce42" table:formula="of:=[.F55]" office:value-type="float" office:value="4.713256" calcext:value-type="float">
            <text:p>4,713256</text:p>
          </table:table-cell>
          <table:table-cell table:style-name="ce42" table:formula="of:=[.G55]" office:value-type="float" office:value="23.67786" calcext:value-type="float">
            <text:p>23,67786</text:p>
          </table:table-cell>
          <table:table-cell table:style-name="ce42" table:formula="of:=[.H55]" office:value-type="float" office:value="143.6" calcext:value-type="float">
            <text:p>143,6</text:p>
          </table:table-cell>
          <table:table-cell table:style-name="ce42" table:formula="of:=[.I55]" office:value-type="float" office:value="27.53056" calcext:value-type="float">
            <text:p>27,53056</text:p>
          </table:table-cell>
          <table:table-cell table:style-name="ce42" table:formula="of:=[.J55]" office:value-type="float" office:value="22.65584" calcext:value-type="float">
            <text:p>22,65584</text:p>
          </table:table-cell>
          <table:table-cell table:style-name="ce42" table:formula="of:=[.K55]" office:value-type="float" office:value="0.715599" calcext:value-type="float">
            <text:p>0,715599</text:p>
          </table:table-cell>
          <table:table-cell table:style-name="ce42" table:formula="of:=[.L55]" office:value-type="float" office:value="0" calcext:value-type="float">
            <text:p>0</text:p>
          </table:table-cell>
          <table:table-cell table:style-name="ce42" table:formula="of:=[.M55]" office:value-type="float" office:value="0.715599" calcext:value-type="float">
            <text:p>0,715599</text:p>
          </table:table-cell>
          <table:table-cell table:style-name="ce42" table:formula="of:=[.N55]" office:value-type="float" office:value="4.778364" calcext:value-type="float">
            <text:p>4,778364</text:p>
          </table:table-cell>
          <table:table-cell table:style-name="ce42" table:formula="of:=[.O55]" office:value-type="float" office:value="13.19272" calcext:value-type="float">
            <text:p>13,19272</text:p>
          </table:table-cell>
          <table:table-cell table:style-name="ce42" table:formula="of:=[.P55]" office:value-type="float" office:value="24" calcext:value-type="float">
            <text:p>24</text:p>
          </table:table-cell>
          <table:table-cell table:style-name="ce42" table:formula="of:=[.Q55]" office:value-type="float" office:value="14.0704" calcext:value-type="float">
            <text:p>14,0704</text:p>
          </table:table-cell>
          <table:table-cell table:style-name="ce42" table:formula="of:=[.R55]" office:value-type="float" office:value="9.265934" calcext:value-type="float">
            <text:p>9,265934</text:p>
          </table:table-cell>
          <table:table-cell table:number-columns-repeated="4"/>
          <table:table-cell table:style-name="ce17" office:value-type="string" calcext:value-type="string">
            <text:p>AGG-UN</text:p>
          </table:table-cell>
          <table:table-cell table:style-name="ce42" table:formula="of:=[.X55]" office:value-type="float" office:value="0.669305" calcext:value-type="float">
            <text:p>0,669305</text:p>
          </table:table-cell>
          <table:table-cell table:style-name="ce42" table:formula="of:=[.Y55]" office:value-type="float" office:value="0" calcext:value-type="float">
            <text:p>0</text:p>
          </table:table-cell>
          <table:table-cell table:style-name="ce42" table:formula="of:=[.Z55]" office:value-type="float" office:value="0.669305" calcext:value-type="float">
            <text:p>0,669305</text:p>
          </table:table-cell>
          <table:table-cell table:style-name="ce42" table:formula="of:=[.AA55]" office:value-type="float" office:value="6.120092" calcext:value-type="float">
            <text:p>6,120092</text:p>
          </table:table-cell>
          <table:table-cell table:style-name="ce42" table:formula="of:=[.AB55]" office:value-type="float" office:value="22.96608" calcext:value-type="float">
            <text:p>22,96608</text:p>
          </table:table-cell>
          <table:table-cell table:style-name="ce42" table:formula="of:=[.AC55]" office:value-type="float" office:value="308" calcext:value-type="float">
            <text:p>308</text:p>
          </table:table-cell>
          <table:table-cell table:style-name="ce42" table:formula="of:=[.AD55]" office:value-type="float" office:value="27.09782" calcext:value-type="float">
            <text:p>27,09782</text:p>
          </table:table-cell>
          <table:table-cell table:style-name="ce42" table:formula="of:=[.AE55]" office:value-type="float" office:value="29.51196" calcext:value-type="float">
            <text:p>29,51196</text:p>
          </table:table-cell>
          <table:table-cell table:style-name="ce42" table:formula="of:=[.AF55]" office:value-type="float" office:value="0.715599" calcext:value-type="float">
            <text:p>0,715599</text:p>
          </table:table-cell>
          <table:table-cell table:style-name="ce42" table:formula="of:=[.AG55]" office:value-type="float" office:value="0" calcext:value-type="float">
            <text:p>0</text:p>
          </table:table-cell>
          <table:table-cell table:style-name="ce42" table:formula="of:=[.AH55]" office:value-type="float" office:value="0.715599" calcext:value-type="float">
            <text:p>0,715599</text:p>
          </table:table-cell>
          <table:table-cell table:style-name="ce42" table:formula="of:=[.AI55]" office:value-type="float" office:value="5.914376" calcext:value-type="float">
            <text:p>5,914376</text:p>
          </table:table-cell>
          <table:table-cell table:style-name="ce42" table:formula="of:=[.AJ55]" office:value-type="float" office:value="13.56186" calcext:value-type="float">
            <text:p>13,56186</text:p>
          </table:table-cell>
          <table:table-cell table:style-name="ce42" table:formula="of:=[.AK55]" office:value-type="float" office:value="45.4" calcext:value-type="float">
            <text:p>45,4</text:p>
          </table:table-cell>
          <table:table-cell table:style-name="ce42" table:formula="of:=[.AL55]" office:value-type="float" office:value="14.39184" calcext:value-type="float">
            <text:p>14,39184</text:p>
          </table:table-cell>
          <table:table-cell table:style-name="ce42" table:formula="of:=[.AM55]" office:value-type="float" office:value="12.1408" calcext:value-type="float">
            <text:p>12,1408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GG_SF</text:p>
          </table:table-cell>
          <table:table-cell table:style-name="ce43" table:formula="of:=[.C67]" office:value-type="float" office:value="0.669305" calcext:value-type="float">
            <text:p>0,669305</text:p>
          </table:table-cell>
          <table:table-cell table:style-name="ce43" table:formula="of:=[.D67]" office:value-type="float" office:value="0" calcext:value-type="float">
            <text:p>0</text:p>
          </table:table-cell>
          <table:table-cell table:style-name="ce43" table:formula="of:=[.E67]" office:value-type="float" office:value="0.669305" calcext:value-type="float">
            <text:p>0,669305</text:p>
          </table:table-cell>
          <table:table-cell table:style-name="ce43" table:formula="of:=[.F67]" office:value-type="float" office:value="4.701788" calcext:value-type="float">
            <text:p>4,701788</text:p>
          </table:table-cell>
          <table:table-cell table:style-name="ce43" table:formula="of:=[.G67]" office:value-type="float" office:value="26.17966" calcext:value-type="float">
            <text:p>26,17966</text:p>
          </table:table-cell>
          <table:table-cell table:style-name="ce43" table:formula="of:=[.H67]" office:value-type="float" office:value="210" calcext:value-type="float">
            <text:p>210</text:p>
          </table:table-cell>
          <table:table-cell table:style-name="ce43" table:formula="of:=[.I67]" office:value-type="float" office:value="31.81386" calcext:value-type="float">
            <text:p>31,81386</text:p>
          </table:table-cell>
          <table:table-cell table:style-name="ce43" table:formula="of:=[.J67]" office:value-type="float" office:value="22.90906" calcext:value-type="float">
            <text:p>22,90906</text:p>
          </table:table-cell>
          <table:table-cell table:style-name="ce43" table:formula="of:=[.K67]" office:value-type="float" office:value="0.715599" calcext:value-type="float">
            <text:p>0,715599</text:p>
          </table:table-cell>
          <table:table-cell table:style-name="ce43" table:formula="of:=[.L67]" office:value-type="float" office:value="0" calcext:value-type="float">
            <text:p>0</text:p>
          </table:table-cell>
          <table:table-cell table:style-name="ce43" table:formula="of:=[.M67]" office:value-type="float" office:value="0.715599" calcext:value-type="float">
            <text:p>0,715599</text:p>
          </table:table-cell>
          <table:table-cell table:style-name="ce43" table:formula="of:=[.N67]" office:value-type="float" office:value="4.724774" calcext:value-type="float">
            <text:p>4,724774</text:p>
          </table:table-cell>
          <table:table-cell table:style-name="ce43" table:formula="of:=[.O67]" office:value-type="float" office:value="12.6411" calcext:value-type="float">
            <text:p>12,6411</text:p>
          </table:table-cell>
          <table:table-cell table:style-name="ce43" table:formula="of:=[.P67]" office:value-type="float" office:value="46.6" calcext:value-type="float">
            <text:p>46,6</text:p>
          </table:table-cell>
          <table:table-cell table:style-name="ce43" table:formula="of:=[.Q67]" office:value-type="float" office:value="14.3453" calcext:value-type="float">
            <text:p>14,3453</text:p>
          </table:table-cell>
          <table:table-cell table:style-name="ce43" table:formula="of:=[.R67]" office:value-type="float" office:value="9.219118" calcext:value-type="float">
            <text:p>9,219118</text:p>
          </table:table-cell>
          <table:table-cell table:number-columns-repeated="4"/>
          <table:table-cell table:style-name="ce18" office:value-type="string" calcext:value-type="string">
            <text:p>AGG_SF</text:p>
          </table:table-cell>
          <table:table-cell table:style-name="ce43" table:formula="of:=[.X67]" office:value-type="float" office:value="0.669305" calcext:value-type="float">
            <text:p>0,669305</text:p>
          </table:table-cell>
          <table:table-cell table:style-name="ce43" table:formula="of:=[.Y67]" office:value-type="float" office:value="0" calcext:value-type="float">
            <text:p>0</text:p>
          </table:table-cell>
          <table:table-cell table:style-name="ce43" table:formula="of:=[.Z67]" office:value-type="float" office:value="0.669305" calcext:value-type="float">
            <text:p>0,669305</text:p>
          </table:table-cell>
          <table:table-cell table:style-name="ce43" table:formula="of:=[.AA67]" office:value-type="float" office:value="5.942132" calcext:value-type="float">
            <text:p>5,942132</text:p>
          </table:table-cell>
          <table:table-cell table:style-name="ce43" table:formula="of:=[.AB67]" office:value-type="float" office:value="24.6265" calcext:value-type="float">
            <text:p>24,6265</text:p>
          </table:table-cell>
          <table:table-cell table:style-name="ce43" table:formula="of:=[.AC67]" office:value-type="float" office:value="312.8" calcext:value-type="float">
            <text:p>312,8</text:p>
          </table:table-cell>
          <table:table-cell table:style-name="ce43" table:formula="of:=[.AD67]" office:value-type="float" office:value="28.82262" calcext:value-type="float">
            <text:p>28,82262</text:p>
          </table:table-cell>
          <table:table-cell table:style-name="ce43" table:formula="of:=[.AE67]" office:value-type="float" office:value="29.39096" calcext:value-type="float">
            <text:p>29,39096</text:p>
          </table:table-cell>
          <table:table-cell table:style-name="ce43" table:formula="of:=[.AF67]" office:value-type="float" office:value="0.715599" calcext:value-type="float">
            <text:p>0,715599</text:p>
          </table:table-cell>
          <table:table-cell table:style-name="ce43" table:formula="of:=[.AG67]" office:value-type="float" office:value="0" calcext:value-type="float">
            <text:p>0</text:p>
          </table:table-cell>
          <table:table-cell table:style-name="ce43" table:formula="of:=[.AH67]" office:value-type="float" office:value="0.715599" calcext:value-type="float">
            <text:p>0,715599</text:p>
          </table:table-cell>
          <table:table-cell table:style-name="ce43" table:formula="of:=[.AI67]" office:value-type="float" office:value="5.895242" calcext:value-type="float">
            <text:p>5,895242</text:p>
          </table:table-cell>
          <table:table-cell table:style-name="ce43" table:formula="of:=[.AJ67]" office:value-type="float" office:value="12.16352" calcext:value-type="float">
            <text:p>12,16352</text:p>
          </table:table-cell>
          <table:table-cell table:style-name="ce43" table:formula="of:=[.AK67]" office:value-type="float" office:value="137.8" calcext:value-type="float">
            <text:p>137,8</text:p>
          </table:table-cell>
          <table:table-cell table:style-name="ce43" table:formula="of:=[.AL67]" office:value-type="float" office:value="14.68276" calcext:value-type="float">
            <text:p>14,68276</text:p>
          </table:table-cell>
          <table:table-cell table:style-name="ce43" table:formula="of:=[.AM67]" office:value-type="float" office:value="2444.69974" calcext:value-type="float">
            <text:p>2444,69974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GE_UN</text:p>
          </table:table-cell>
          <table:table-cell table:style-name="ce43" table:formula="of:=[.C79]" office:value-type="float" office:value="0.669305" calcext:value-type="float">
            <text:p>0,669305</text:p>
          </table:table-cell>
          <table:table-cell table:style-name="ce43" table:formula="of:=[.D79]" office:value-type="float" office:value="0" calcext:value-type="float">
            <text:p>0</text:p>
          </table:table-cell>
          <table:table-cell table:style-name="ce43" table:formula="of:=[.E79]" office:value-type="float" office:value="0.669305" calcext:value-type="float">
            <text:p>0,669305</text:p>
          </table:table-cell>
          <table:table-cell table:style-name="ce43" table:formula="of:=[.F79]" office:value-type="float" office:value="5.210806" calcext:value-type="float">
            <text:p>5,210806</text:p>
          </table:table-cell>
          <table:table-cell table:style-name="ce43" table:formula="of:=[.G79]" office:value-type="float" office:value="21.86638" calcext:value-type="float">
            <text:p>21,86638</text:p>
          </table:table-cell>
          <table:table-cell table:style-name="ce43" table:formula="of:=[.H79]" office:value-type="float" office:value="75.4" calcext:value-type="float">
            <text:p>75,4</text:p>
          </table:table-cell>
          <table:table-cell table:style-name="ce43" table:formula="of:=[.I79]" office:value-type="float" office:value="23.88936" calcext:value-type="float">
            <text:p>23,88936</text:p>
          </table:table-cell>
          <table:table-cell table:style-name="ce43" table:formula="of:=[.J79]" office:value-type="float" office:value="23.99094" calcext:value-type="float">
            <text:p>23,99094</text:p>
          </table:table-cell>
          <table:table-cell table:style-name="ce43" table:formula="of:=[.K79]" office:value-type="float" office:value="0.715599" calcext:value-type="float">
            <text:p>0,715599</text:p>
          </table:table-cell>
          <table:table-cell table:style-name="ce43" table:formula="of:=[.L79]" office:value-type="float" office:value="0" calcext:value-type="float">
            <text:p>0</text:p>
          </table:table-cell>
          <table:table-cell table:style-name="ce43" table:formula="of:=[.M79]" office:value-type="float" office:value="0.715599" calcext:value-type="float">
            <text:p>0,715599</text:p>
          </table:table-cell>
          <table:table-cell table:style-name="ce43" table:formula="of:=[.N79]" office:value-type="float" office:value="5.219308" calcext:value-type="float">
            <text:p>5,219308</text:p>
          </table:table-cell>
          <table:table-cell table:style-name="ce43" table:formula="of:=[.O79]" office:value-type="float" office:value="13.24394" calcext:value-type="float">
            <text:p>13,24394</text:p>
          </table:table-cell>
          <table:table-cell table:style-name="ce43" table:formula="of:=[.P79]" office:value-type="float" office:value="24.2" calcext:value-type="float">
            <text:p>24,2</text:p>
          </table:table-cell>
          <table:table-cell table:style-name="ce43" table:formula="of:=[.Q79]" office:value-type="float" office:value="14.12894" calcext:value-type="float">
            <text:p>14,12894</text:p>
          </table:table-cell>
          <table:table-cell table:style-name="ce43" table:formula="of:=[.R79]" office:value-type="float" office:value="9.94116" calcext:value-type="float">
            <text:p>9,94116</text:p>
          </table:table-cell>
          <table:table-cell table:number-columns-repeated="4"/>
          <table:table-cell table:style-name="ce20" office:value-type="string" calcext:value-type="string">
            <text:p>AGE_UN</text:p>
          </table:table-cell>
          <table:table-cell table:style-name="ce43" table:formula="of:=[.X79]" office:value-type="float" office:value="0.669305" calcext:value-type="float">
            <text:p>0,669305</text:p>
          </table:table-cell>
          <table:table-cell table:style-name="ce43" table:formula="of:=[.Y79]" office:value-type="float" office:value="0" calcext:value-type="float">
            <text:p>0</text:p>
          </table:table-cell>
          <table:table-cell table:style-name="ce43" table:formula="of:=[.Z79]" office:value-type="float" office:value="0.669305" calcext:value-type="float">
            <text:p>0,669305</text:p>
          </table:table-cell>
          <table:table-cell table:style-name="ce43" table:formula="of:=[.AA79]" office:value-type="float" office:value="6.490444" calcext:value-type="float">
            <text:p>6,490444</text:p>
          </table:table-cell>
          <table:table-cell table:style-name="ce43" table:formula="of:=[.AB79]" office:value-type="float" office:value="4380.10476" calcext:value-type="float">
            <text:p>4380,10476</text:p>
          </table:table-cell>
          <table:table-cell table:style-name="ce43" table:formula="of:=[.AC79]" office:value-type="float" office:value="152.4" calcext:value-type="float">
            <text:p>152,4</text:p>
          </table:table-cell>
          <table:table-cell table:style-name="ce43" table:formula="of:=[.AD79]" office:value-type="float" office:value="23.91178" calcext:value-type="float">
            <text:p>23,91178</text:p>
          </table:table-cell>
          <table:table-cell table:style-name="ce43" table:formula="of:=[.AE79]" office:value-type="float" office:value="30.79072" calcext:value-type="float">
            <text:p>30,79072</text:p>
          </table:table-cell>
          <table:table-cell table:style-name="ce43" table:formula="of:=[.AF79]" office:value-type="float" office:value="0.715599" calcext:value-type="float">
            <text:p>0,715599</text:p>
          </table:table-cell>
          <table:table-cell table:style-name="ce43" table:formula="of:=[.AG79]" office:value-type="float" office:value="0" calcext:value-type="float">
            <text:p>0</text:p>
          </table:table-cell>
          <table:table-cell table:style-name="ce43" table:formula="of:=[.AH79]" office:value-type="float" office:value="0.715599" calcext:value-type="float">
            <text:p>0,715599</text:p>
          </table:table-cell>
          <table:table-cell table:style-name="ce43" table:formula="of:=[.AI79]" office:value-type="float" office:value="6.484298" calcext:value-type="float">
            <text:p>6,484298</text:p>
          </table:table-cell>
          <table:table-cell table:style-name="ce43" table:formula="of:=[.AJ79]" office:value-type="float" office:value="12.91094" calcext:value-type="float">
            <text:p>12,91094</text:p>
          </table:table-cell>
          <table:table-cell table:style-name="ce43" table:formula="of:=[.AK79]" office:value-type="float" office:value="101.2" calcext:value-type="float">
            <text:p>101,2</text:p>
          </table:table-cell>
          <table:table-cell table:style-name="ce43" table:formula="of:=[.AL79]" office:value-type="float" office:value="14.76104" calcext:value-type="float">
            <text:p>14,76104</text:p>
          </table:table-cell>
          <table:table-cell table:style-name="ce43" table:formula="of:=[.AM79]" office:value-type="float" office:value="12.9228" calcext:value-type="float">
            <text:p>12,9228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GE_SF</text:p>
          </table:table-cell>
          <table:table-cell table:style-name="ce43" table:formula="of:=[.C91]" office:value-type="float" office:value="0.669305" calcext:value-type="float">
            <text:p>0,669305</text:p>
          </table:table-cell>
          <table:table-cell table:style-name="ce43" table:formula="of:=[.D91]" office:value-type="float" office:value="0" calcext:value-type="float">
            <text:p>0</text:p>
          </table:table-cell>
          <table:table-cell table:style-name="ce43" table:formula="of:=[.E91]" office:value-type="float" office:value="0.669305" calcext:value-type="float">
            <text:p>0,669305</text:p>
          </table:table-cell>
          <table:table-cell table:style-name="ce43" table:formula="of:=[.F91]" office:value-type="float" office:value="5.205424" calcext:value-type="float">
            <text:p>5,205424</text:p>
          </table:table-cell>
          <table:table-cell table:style-name="ce43" table:formula="of:=[.G91]" office:value-type="float" office:value="21.71882" calcext:value-type="float">
            <text:p>21,71882</text:p>
          </table:table-cell>
          <table:table-cell table:style-name="ce43" table:formula="of:=[.H91]" office:value-type="float" office:value="94.2" calcext:value-type="float">
            <text:p>94,2</text:p>
          </table:table-cell>
          <table:table-cell table:style-name="ce43" table:formula="of:=[.I91]" office:value-type="float" office:value="24.24614" calcext:value-type="float">
            <text:p>24,24614</text:p>
          </table:table-cell>
          <table:table-cell table:style-name="ce43" table:formula="of:=[.J91]" office:value-type="float" office:value="23.71036" calcext:value-type="float">
            <text:p>23,71036</text:p>
          </table:table-cell>
          <table:table-cell table:style-name="ce43" table:formula="of:=[.K91]" office:value-type="float" office:value="0.715599" calcext:value-type="float">
            <text:p>0,715599</text:p>
          </table:table-cell>
          <table:table-cell table:style-name="ce43" table:formula="of:=[.L91]" office:value-type="float" office:value="0" calcext:value-type="float">
            <text:p>0</text:p>
          </table:table-cell>
          <table:table-cell table:style-name="ce43" table:formula="of:=[.M91]" office:value-type="float" office:value="0.715599" calcext:value-type="float">
            <text:p>0,715599</text:p>
          </table:table-cell>
          <table:table-cell table:style-name="ce43" table:formula="of:=[.N91]" office:value-type="float" office:value="5.245924" calcext:value-type="float">
            <text:p>5,245924</text:p>
          </table:table-cell>
          <table:table-cell table:style-name="ce43" table:formula="of:=[.O91]" office:value-type="float" office:value="12.0229" calcext:value-type="float">
            <text:p>12,0229</text:p>
          </table:table-cell>
          <table:table-cell table:style-name="ce43" table:formula="of:=[.P91]" office:value-type="float" office:value="69.4" calcext:value-type="float">
            <text:p>69,4</text:p>
          </table:table-cell>
          <table:table-cell table:style-name="ce43" table:formula="of:=[.Q91]" office:value-type="float" office:value="14.56092" calcext:value-type="float">
            <text:p>14,56092</text:p>
          </table:table-cell>
          <table:table-cell table:style-name="ce43" table:formula="of:=[.R91]" office:value-type="float" office:value="9.812176" calcext:value-type="float">
            <text:p>9,812176</text:p>
          </table:table-cell>
          <table:table-cell table:number-columns-repeated="4"/>
          <table:table-cell table:style-name="ce20" office:value-type="string" calcext:value-type="string">
            <text:p>AGE_SF</text:p>
          </table:table-cell>
          <table:table-cell table:style-name="ce43" table:formula="of:=[.X91]" office:value-type="float" office:value="0.669305" calcext:value-type="float">
            <text:p>0,669305</text:p>
          </table:table-cell>
          <table:table-cell table:style-name="ce43" table:formula="of:=[.Y91]" office:value-type="float" office:value="0" calcext:value-type="float">
            <text:p>0</text:p>
          </table:table-cell>
          <table:table-cell table:style-name="ce43" table:formula="of:=[.Z91]" office:value-type="float" office:value="0.669305" calcext:value-type="float">
            <text:p>0,669305</text:p>
          </table:table-cell>
          <table:table-cell table:style-name="ce43" table:formula="of:=[.AA91]" office:value-type="float" office:value="6.48152" calcext:value-type="float">
            <text:p>6,48152</text:p>
          </table:table-cell>
          <table:table-cell table:style-name="ce43" table:formula="of:=[.AB91]" office:value-type="float" office:value="21.95504" calcext:value-type="float">
            <text:p>21,95504</text:p>
          </table:table-cell>
          <table:table-cell table:style-name="ce43" table:formula="of:=[.AC91]" office:value-type="float" office:value="163.4" calcext:value-type="float">
            <text:p>163,4</text:p>
          </table:table-cell>
          <table:table-cell table:style-name="ce43" table:formula="of:=[.AD91]" office:value-type="float" office:value="24.147" calcext:value-type="float">
            <text:p>24,147</text:p>
          </table:table-cell>
          <table:table-cell table:style-name="ce43" table:formula="of:=[.AE91]" office:value-type="float" office:value="30.49766" calcext:value-type="float">
            <text:p>30,49766</text:p>
          </table:table-cell>
          <table:table-cell table:style-name="ce43" table:formula="of:=[.AF91]" office:value-type="float" office:value="0.715599" calcext:value-type="float">
            <text:p>0,715599</text:p>
          </table:table-cell>
          <table:table-cell table:style-name="ce43" table:formula="of:=[.AG91]" office:value-type="float" office:value="0" calcext:value-type="float">
            <text:p>0</text:p>
          </table:table-cell>
          <table:table-cell table:style-name="ce43" table:formula="of:=[.AH91]" office:value-type="float" office:value="0.715599" calcext:value-type="float">
            <text:p>0,715599</text:p>
          </table:table-cell>
          <table:table-cell table:style-name="ce43" table:formula="of:=[.AI91]" office:value-type="float" office:value="6.454126" calcext:value-type="float">
            <text:p>6,454126</text:p>
          </table:table-cell>
          <table:table-cell table:style-name="ce43" table:formula="of:=[.AJ91]" office:value-type="float" office:value="13.59384" calcext:value-type="float">
            <text:p>13,59384</text:p>
          </table:table-cell>
          <table:table-cell table:style-name="ce43" table:formula="of:=[.AK91]" office:value-type="float" office:value="50.8" calcext:value-type="float">
            <text:p>50,8</text:p>
          </table:table-cell>
          <table:table-cell table:style-name="ce43" table:formula="of:=[.AL91]" office:value-type="float" office:value="14.52254" calcext:value-type="float">
            <text:p>14,52254</text:p>
          </table:table-cell>
          <table:table-cell table:style-name="ce43" table:formula="of:=[.AM91]" office:value-type="float" office:value="12.7004" calcext:value-type="float">
            <text:p>12,7004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M-1,0,10</text:p>
          </table:table-cell>
          <table:table-cell table:style-name="ce43" table:formula="of:=[.C103]" office:value-type="float" office:value="0.669305" calcext:value-type="float">
            <text:p>0,669305</text:p>
          </table:table-cell>
          <table:table-cell table:style-name="ce43" table:formula="of:=[.D103]" office:value-type="float" office:value="0" calcext:value-type="float">
            <text:p>0</text:p>
          </table:table-cell>
          <table:table-cell table:style-name="ce43" table:formula="of:=[.E103]" office:value-type="float" office:value="0.669305" calcext:value-type="float">
            <text:p>0,669305</text:p>
          </table:table-cell>
          <table:table-cell table:style-name="ce43" table:formula="of:=[.F103]" office:value-type="float" office:value="4.596106" calcext:value-type="float">
            <text:p>4,596106</text:p>
          </table:table-cell>
          <table:table-cell table:style-name="ce43" table:formula="of:=[.G103]" office:value-type="float" office:value="21.99724" calcext:value-type="float">
            <text:p>21,99724</text:p>
          </table:table-cell>
          <table:table-cell table:style-name="ce43" table:formula="of:=[.H103]" office:value-type="float" office:value="79.2" calcext:value-type="float">
            <text:p>79,2</text:p>
          </table:table-cell>
          <table:table-cell table:style-name="ce43" table:formula="of:=[.I103]" office:value-type="float" office:value="24.12216" calcext:value-type="float">
            <text:p>24,12216</text:p>
          </table:table-cell>
          <table:table-cell table:style-name="ce43" table:formula="of:=[.J103]" office:value-type="float" office:value="22.18634" calcext:value-type="float">
            <text:p>22,18634</text:p>
          </table:table-cell>
          <table:table-cell table:style-name="ce43" table:formula="of:=[.K103]" office:value-type="float" office:value="0.715599" calcext:value-type="float">
            <text:p>0,715599</text:p>
          </table:table-cell>
          <table:table-cell table:style-name="ce43" table:formula="of:=[.L103]" office:value-type="float" office:value="0" calcext:value-type="float">
            <text:p>0</text:p>
          </table:table-cell>
          <table:table-cell table:style-name="ce43" table:formula="of:=[.M103]" office:value-type="float" office:value="0.715599" calcext:value-type="float">
            <text:p>0,715599</text:p>
          </table:table-cell>
          <table:table-cell table:style-name="ce43" table:formula="of:=[.N103]" office:value-type="float" office:value="4.617126" calcext:value-type="float">
            <text:p>4,617126</text:p>
          </table:table-cell>
          <table:table-cell table:style-name="ce43" table:formula="of:=[.O103]" office:value-type="float" office:value="12.60006" calcext:value-type="float">
            <text:p>12,60006</text:p>
          </table:table-cell>
          <table:table-cell table:style-name="ce43" table:formula="of:=[.P103]" office:value-type="float" office:value="43.4" calcext:value-type="float">
            <text:p>43,4</text:p>
          </table:table-cell>
          <table:table-cell table:style-name="ce43" table:formula="of:=[.Q103]" office:value-type="float" office:value="14.18724" calcext:value-type="float">
            <text:p>14,18724</text:p>
          </table:table-cell>
          <table:table-cell table:style-name="ce43" table:formula="of:=[.R103]" office:value-type="float" office:value="9.006006" calcext:value-type="float">
            <text:p>9,006006</text:p>
          </table:table-cell>
          <table:table-cell table:number-columns-repeated="4"/>
          <table:table-cell table:style-name="ce20" office:value-type="string" calcext:value-type="string">
            <text:p>AM-1,0,10</text:p>
          </table:table-cell>
          <table:table-cell table:style-name="ce43" table:formula="of:=[.X103]" office:value-type="float" office:value="0.669305" calcext:value-type="float">
            <text:p>0,669305</text:p>
          </table:table-cell>
          <table:table-cell table:style-name="ce43" table:formula="of:=[.Y103]" office:value-type="float" office:value="0" calcext:value-type="float">
            <text:p>0</text:p>
          </table:table-cell>
          <table:table-cell table:style-name="ce43" table:formula="of:=[.Z103]" office:value-type="float" office:value="0.669305" calcext:value-type="float">
            <text:p>0,669305</text:p>
          </table:table-cell>
          <table:table-cell table:style-name="ce43" table:formula="of:=[.AA103]" office:value-type="float" office:value="5.840796" calcext:value-type="float">
            <text:p>5,840796</text:p>
          </table:table-cell>
          <table:table-cell table:style-name="ce43" table:formula="of:=[.AB103]" office:value-type="float" office:value="21.96348" calcext:value-type="float">
            <text:p>21,96348</text:p>
          </table:table-cell>
          <table:table-cell table:style-name="ce43" table:formula="of:=[.AC103]" office:value-type="float" office:value="180.8" calcext:value-type="float">
            <text:p>180,8</text:p>
          </table:table-cell>
          <table:table-cell table:style-name="ce43" table:formula="of:=[.AD103]" office:value-type="float" office:value="24.38888" calcext:value-type="float">
            <text:p>24,38888</text:p>
          </table:table-cell>
          <table:table-cell table:style-name="ce43" table:formula="of:=[.AE103]" office:value-type="float" office:value="29.137" calcext:value-type="float">
            <text:p>29,137</text:p>
          </table:table-cell>
          <table:table-cell table:style-name="ce43" table:formula="of:=[.AF103]" office:value-type="float" office:value="0.715599" calcext:value-type="float">
            <text:p>0,715599</text:p>
          </table:table-cell>
          <table:table-cell table:style-name="ce43" table:formula="of:=[.AG103]" office:value-type="float" office:value="0" calcext:value-type="float">
            <text:p>0</text:p>
          </table:table-cell>
          <table:table-cell table:style-name="ce43" table:formula="of:=[.AH103]" office:value-type="float" office:value="0.715599" calcext:value-type="float">
            <text:p>0,715599</text:p>
          </table:table-cell>
          <table:table-cell table:style-name="ce43" table:formula="of:=[.AI103]" office:value-type="float" office:value="5.762206" calcext:value-type="float">
            <text:p>5,762206</text:p>
          </table:table-cell>
          <table:table-cell table:style-name="ce43" table:formula="of:=[.AJ103]" office:value-type="float" office:value="14.2871" calcext:value-type="float">
            <text:p>14,2871</text:p>
          </table:table-cell>
          <table:table-cell table:style-name="ce43" table:formula="of:=[.AK103]" office:value-type="float" office:value="0" calcext:value-type="float">
            <text:p>0</text:p>
          </table:table-cell>
          <table:table-cell table:style-name="ce43" table:formula="of:=[.AL103]" office:value-type="float" office:value="14.2871" calcext:value-type="float">
            <text:p>14,2871</text:p>
          </table:table-cell>
          <table:table-cell table:style-name="ce43" table:formula="of:=[.AM103]" office:value-type="float" office:value="12.33014" calcext:value-type="float">
            <text:p>12,33014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M-0,1,10</text:p>
          </table:table-cell>
          <table:table-cell table:style-name="ce43" table:formula="of:=[.C115]" office:value-type="float" office:value="0.669305" calcext:value-type="float">
            <text:p>0,669305</text:p>
          </table:table-cell>
          <table:table-cell table:style-name="ce43" table:formula="of:=[.D115]" office:value-type="float" office:value="0" calcext:value-type="float">
            <text:p>0</text:p>
          </table:table-cell>
          <table:table-cell table:style-name="ce43" table:formula="of:=[.E115]" office:value-type="float" office:value="0.669305" calcext:value-type="float">
            <text:p>0,669305</text:p>
          </table:table-cell>
          <table:table-cell table:style-name="ce43" table:formula="of:=[.F115]" office:value-type="float" office:value="4.593218" calcext:value-type="float">
            <text:p>4,593218</text:p>
          </table:table-cell>
          <table:table-cell table:style-name="ce43" table:formula="of:=[.G115]" office:value-type="float" office:value="21.9211" calcext:value-type="float">
            <text:p>21,9211</text:p>
          </table:table-cell>
          <table:table-cell table:style-name="ce43" table:formula="of:=[.H115]" office:value-type="float" office:value="81.6" calcext:value-type="float">
            <text:p>81,6</text:p>
          </table:table-cell>
          <table:table-cell table:style-name="ce43" table:formula="of:=[.I115]" office:value-type="float" office:value="24.1104" calcext:value-type="float">
            <text:p>24,1104</text:p>
          </table:table-cell>
          <table:table-cell table:style-name="ce43" table:formula="of:=[.J115]" office:value-type="float" office:value="4572.80556" calcext:value-type="float">
            <text:p>4572,80556</text:p>
          </table:table-cell>
          <table:table-cell table:style-name="ce43" table:formula="of:=[.K115]" office:value-type="float" office:value="0.715599" calcext:value-type="float">
            <text:p>0,715599</text:p>
          </table:table-cell>
          <table:table-cell table:style-name="ce43" table:formula="of:=[.L115]" office:value-type="float" office:value="0" calcext:value-type="float">
            <text:p>0</text:p>
          </table:table-cell>
          <table:table-cell table:style-name="ce43" table:formula="of:=[.M115]" office:value-type="float" office:value="0.715599" calcext:value-type="float">
            <text:p>0,715599</text:p>
          </table:table-cell>
          <table:table-cell table:style-name="ce43" table:formula="of:=[.N115]" office:value-type="float" office:value="4.612686" calcext:value-type="float">
            <text:p>4,612686</text:p>
          </table:table-cell>
          <table:table-cell table:style-name="ce43" table:formula="of:=[.O115]" office:value-type="float" office:value="13.21228" calcext:value-type="float">
            <text:p>13,21228</text:p>
          </table:table-cell>
          <table:table-cell table:style-name="ce43" table:formula="of:=[.P115]" office:value-type="float" office:value="24.2" calcext:value-type="float">
            <text:p>24,2</text:p>
          </table:table-cell>
          <table:table-cell table:style-name="ce43" table:formula="of:=[.Q115]" office:value-type="float" office:value="14.09728" calcext:value-type="float">
            <text:p>14,09728</text:p>
          </table:table-cell>
          <table:table-cell table:style-name="ce43" table:formula="of:=[.R115]" office:value-type="float" office:value="9.11248" calcext:value-type="float">
            <text:p>9,11248</text:p>
          </table:table-cell>
          <table:table-cell table:number-columns-repeated="4"/>
          <table:table-cell table:style-name="ce20" office:value-type="string" calcext:value-type="string">
            <text:p>AM-0,1,10</text:p>
          </table:table-cell>
          <table:table-cell table:style-name="ce43" table:formula="of:=[.X115]" office:value-type="float" office:value="0.669305" calcext:value-type="float">
            <text:p>0,669305</text:p>
          </table:table-cell>
          <table:table-cell table:style-name="ce43" table:formula="of:=[.Y115]" office:value-type="float" office:value="0" calcext:value-type="float">
            <text:p>0</text:p>
          </table:table-cell>
          <table:table-cell table:style-name="ce43" table:formula="of:=[.Z115]" office:value-type="float" office:value="0.669305" calcext:value-type="float">
            <text:p>0,669305</text:p>
          </table:table-cell>
          <table:table-cell table:style-name="ce43" table:formula="of:=[.AA115]" office:value-type="float" office:value="5.839542" calcext:value-type="float">
            <text:p>5,839542</text:p>
          </table:table-cell>
          <table:table-cell table:style-name="ce43" table:formula="of:=[.AB115]" office:value-type="float" office:value="21.69284" calcext:value-type="float">
            <text:p>21,69284</text:p>
          </table:table-cell>
          <table:table-cell table:style-name="ce43" table:formula="of:=[.AC115]" office:value-type="float" office:value="191.2" calcext:value-type="float">
            <text:p>191,2</text:p>
          </table:table-cell>
          <table:table-cell table:style-name="ce43" table:formula="of:=[.AD115]" office:value-type="float" office:value="24.25778" calcext:value-type="float">
            <text:p>24,25778</text:p>
          </table:table-cell>
          <table:table-cell table:style-name="ce43" table:formula="of:=[.AE115]" office:value-type="float" office:value="29.15254" calcext:value-type="float">
            <text:p>29,15254</text:p>
          </table:table-cell>
          <table:table-cell table:style-name="ce43" table:formula="of:=[.AF115]" office:value-type="float" office:value="0.715599" calcext:value-type="float">
            <text:p>0,715599</text:p>
          </table:table-cell>
          <table:table-cell table:style-name="ce43" table:formula="of:=[.AG115]" office:value-type="float" office:value="0" calcext:value-type="float">
            <text:p>0</text:p>
          </table:table-cell>
          <table:table-cell table:style-name="ce43" table:formula="of:=[.AH115]" office:value-type="float" office:value="0.715599" calcext:value-type="float">
            <text:p>0,715599</text:p>
          </table:table-cell>
          <table:table-cell table:style-name="ce43" table:formula="of:=[.AI115]" office:value-type="float" office:value="5.777938" calcext:value-type="float">
            <text:p>5,777938</text:p>
          </table:table-cell>
          <table:table-cell table:style-name="ce43" table:formula="of:=[.AJ115]" office:value-type="float" office:value="12.1657" calcext:value-type="float">
            <text:p>12,1657</text:p>
          </table:table-cell>
          <table:table-cell table:style-name="ce43" table:formula="of:=[.AK115]" office:value-type="float" office:value="142.2" calcext:value-type="float">
            <text:p>142,2</text:p>
          </table:table-cell>
          <table:table-cell table:style-name="ce43" table:formula="of:=[.AL115]" office:value-type="float" office:value="14.76534" calcext:value-type="float">
            <text:p>14,76534</text:p>
          </table:table-cell>
          <table:table-cell table:style-name="ce43" table:formula="of:=[.AM115]" office:value-type="float" office:value="12.27874" calcext:value-type="float">
            <text:p>12,27874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M-0,1,10mej</text:p>
          </table:table-cell>
          <table:table-cell table:style-name="ce43" table:formula="of:=[.C127]" office:value-type="float" office:value="0.669305" calcext:value-type="float">
            <text:p>0,669305</text:p>
          </table:table-cell>
          <table:table-cell table:style-name="ce43" table:formula="of:=[.D127]" office:value-type="float" office:value="0" calcext:value-type="float">
            <text:p>0</text:p>
          </table:table-cell>
          <table:table-cell table:style-name="ce43" table:formula="of:=[.E127]" office:value-type="float" office:value="0.669305" calcext:value-type="float">
            <text:p>0,669305</text:p>
          </table:table-cell>
          <table:table-cell table:style-name="ce43" table:formula="of:=[.F127]" office:value-type="float" office:value="4.598688" calcext:value-type="float">
            <text:p>4,598688</text:p>
          </table:table-cell>
          <table:table-cell table:style-name="ce43" table:formula="of:=[.G127]" office:value-type="float" office:value="21.42468" calcext:value-type="float">
            <text:p>21,42468</text:p>
          </table:table-cell>
          <table:table-cell table:style-name="ce43" table:formula="of:=[.H127]" office:value-type="float" office:value="111" calcext:value-type="float">
            <text:p>111</text:p>
          </table:table-cell>
          <table:table-cell table:style-name="ce43" table:formula="of:=[.I127]" office:value-type="float" office:value="24.40278" calcext:value-type="float">
            <text:p>24,40278</text:p>
          </table:table-cell>
          <table:table-cell table:style-name="ce43" table:formula="of:=[.J127]" office:value-type="float" office:value="22.62968" calcext:value-type="float">
            <text:p>22,62968</text:p>
          </table:table-cell>
          <table:table-cell table:style-name="ce43" table:formula="of:=[.K127]" office:value-type="float" office:value="0.715599" calcext:value-type="float">
            <text:p>0,715599</text:p>
          </table:table-cell>
          <table:table-cell table:style-name="ce43" table:formula="of:=[.L127]" office:value-type="float" office:value="0" calcext:value-type="float">
            <text:p>0</text:p>
          </table:table-cell>
          <table:table-cell table:style-name="ce43" table:formula="of:=[.M127]" office:value-type="float" office:value="0.715599" calcext:value-type="float">
            <text:p>0,715599</text:p>
          </table:table-cell>
          <table:table-cell table:style-name="ce43" table:formula="of:=[.N127]" office:value-type="float" office:value="4.579682" calcext:value-type="float">
            <text:p>4,579682</text:p>
          </table:table-cell>
          <table:table-cell table:style-name="ce43" table:formula="of:=[.O127]" office:value-type="float" office:value="12.65428" calcext:value-type="float">
            <text:p>12,65428</text:p>
          </table:table-cell>
          <table:table-cell table:style-name="ce43" table:formula="of:=[.P127]" office:value-type="float" office:value="43.6" calcext:value-type="float">
            <text:p>43,6</text:p>
          </table:table-cell>
          <table:table-cell table:style-name="ce43" table:formula="of:=[.Q127]" office:value-type="float" office:value="14.24878" calcext:value-type="float">
            <text:p>14,24878</text:p>
          </table:table-cell>
          <table:table-cell table:style-name="ce43" table:formula="of:=[.R127]" office:value-type="float" office:value="9.148902" calcext:value-type="float">
            <text:p>9,148902</text:p>
          </table:table-cell>
          <table:table-cell table:number-columns-repeated="4"/>
          <table:table-cell table:style-name="ce20" office:value-type="string" calcext:value-type="string">
            <text:p>AM-0,1,10mej</text:p>
          </table:table-cell>
          <table:table-cell table:style-name="ce43" table:formula="of:=[.X127]" office:value-type="float" office:value="0.669305" calcext:value-type="float">
            <text:p>0,669305</text:p>
          </table:table-cell>
          <table:table-cell table:style-name="ce43" table:formula="of:=[.Y127]" office:value-type="float" office:value="0" calcext:value-type="float">
            <text:p>0</text:p>
          </table:table-cell>
          <table:table-cell table:style-name="ce43" table:formula="of:=[.Z127]" office:value-type="float" office:value="0.669305" calcext:value-type="float">
            <text:p>0,669305</text:p>
          </table:table-cell>
          <table:table-cell table:style-name="ce43" table:formula="of:=[.AA127]" office:value-type="float" office:value="5.838466" calcext:value-type="float">
            <text:p>5,838466</text:p>
          </table:table-cell>
          <table:table-cell table:style-name="ce43" table:formula="of:=[.AB127]" office:value-type="float" office:value="21.84446" calcext:value-type="float">
            <text:p>21,84446</text:p>
          </table:table-cell>
          <table:table-cell table:style-name="ce43" table:formula="of:=[.AC127]" office:value-type="float" office:value="175.2" calcext:value-type="float">
            <text:p>175,2</text:p>
          </table:table-cell>
          <table:table-cell table:style-name="ce43" table:formula="of:=[.AD127]" office:value-type="float" office:value="24.19472" calcext:value-type="float">
            <text:p>24,19472</text:p>
          </table:table-cell>
          <table:table-cell table:style-name="ce43" table:formula="of:=[.AE127]" office:value-type="float" office:value="29.26158" calcext:value-type="float">
            <text:p>29,26158</text:p>
          </table:table-cell>
          <table:table-cell table:style-name="ce43" table:formula="of:=[.AF127]" office:value-type="float" office:value="0.715599" calcext:value-type="float">
            <text:p>0,715599</text:p>
          </table:table-cell>
          <table:table-cell table:style-name="ce43" table:formula="of:=[.AG127]" office:value-type="float" office:value="0" calcext:value-type="float">
            <text:p>0</text:p>
          </table:table-cell>
          <table:table-cell table:style-name="ce43" table:formula="of:=[.AH127]" office:value-type="float" office:value="0.715599" calcext:value-type="float">
            <text:p>0,715599</text:p>
          </table:table-cell>
          <table:table-cell table:style-name="ce43" table:formula="of:=[.AI127]" office:value-type="float" office:value="5.750422" calcext:value-type="float">
            <text:p>5,750422</text:p>
          </table:table-cell>
          <table:table-cell table:style-name="ce43" table:formula="of:=[.AJ127]" office:value-type="float" office:value="13.58752" calcext:value-type="float">
            <text:p>13,58752</text:p>
          </table:table-cell>
          <table:table-cell table:style-name="ce43" table:formula="of:=[.AK127]" office:value-type="float" office:value="46.2" calcext:value-type="float">
            <text:p>46,2</text:p>
          </table:table-cell>
          <table:table-cell table:style-name="ce43" table:formula="of:=[.AL127]" office:value-type="float" office:value="14.43214" calcext:value-type="float">
            <text:p>14,43214</text:p>
          </table:table-cell>
          <table:table-cell table:style-name="ce43" table:formula="of:=[.AM127]" office:value-type="float" office:value="12.3162" calcext:value-type="float">
            <text:p>12,3162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21"/>
          <table:table-cell table:style-name="ce45" table:number-columns-repeated="16"/>
          <table:table-cell table:number-columns-repeated="4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Default" table:number-columns-repeated="17"/>
          <table:table-cell table:number-columns-repeated="4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Default" table:number-columns-repeated="17"/>
          <table:table-cell table:number-columns-repeated="4"/>
          <table:table-cell table:style-name="Default" table:number-columns-repeated="1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1:07:01.8335865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8:33:21.191176335</meta:creation-date>
    <dc:date>2020-04-28T16:00:10.940288859</dc:date>
    <meta:editing-duration>P1DT6H30M58S</meta:editing-duration>
    <meta:editing-cycles>56</meta:editing-cycles>
    <meta:generator>LibreOffice/6.0.7.3$Linux_X86_64 LibreOffice_project/00m0$Build-3</meta:generator>
    <meta:document-statistic meta:table-count="1" meta:cell-count="2641" meta:object-count="0"/>
  </office:meta>
</office:document-meta>
</file>